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20000000200EDBC29870B9461D0.png" manifest:media-type="image/png"/>
  <manifest:file-entry manifest:full-path="Pictures/10000001000002000000020067A673C62FCEBDFA.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JetBrains Mono" svg:font-family="'JetBrains Mono'" style:font-family-generic="roma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start" style:justify-single-word="false"/>
      <style:text-properties fo:font-size="22pt" fo:font-weight="bold" officeooo:rsid="00083eb8" officeooo:paragraph-rsid="00083eb8" style:font-weight-asian="bold" style:font-weight-complex="bold"/>
    </style:style>
    <style:style style:name="P2" style:family="paragraph" style:parent-style-name="Standard">
      <style:text-properties fo:font-size="22pt" fo:font-weight="bold" officeooo:rsid="0065edc9" officeooo:paragraph-rsid="0065edc9" style:font-weight-asian="bold" style:font-weight-complex="bold"/>
    </style:style>
    <style:style style:name="P3" style:family="paragraph" style:parent-style-name="Standard">
      <style:paragraph-properties fo:text-align="start" style:justify-single-word="false"/>
      <style:text-properties fo:font-size="22pt" fo:font-weight="bold" officeooo:rsid="008e2ac6" officeooo:paragraph-rsid="008e2ac6" style:font-weight-asian="bold" style:font-weight-complex="bold"/>
    </style:style>
    <style:style style:name="P4" style:family="paragraph" style:parent-style-name="Standard">
      <style:paragraph-properties fo:text-align="start" style:justify-single-word="false"/>
      <style:text-properties fo:font-size="22pt" fo:font-weight="bold" officeooo:rsid="0011a106" officeooo:paragraph-rsid="0011a106" style:font-weight-asian="bold" style:font-weight-complex="bold"/>
    </style:style>
    <style:style style:name="P5" style:family="paragraph" style:parent-style-name="Standard">
      <style:paragraph-properties fo:text-align="start" style:justify-single-word="false"/>
      <style:text-properties fo:font-size="22pt" fo:font-weight="bold" officeooo:rsid="009f6776" officeooo:paragraph-rsid="009f6776" style:font-weight-asian="bold" style:font-weight-complex="bold"/>
    </style:style>
    <style:style style:name="P6" style:family="paragraph" style:parent-style-name="Standard">
      <style:paragraph-properties fo:text-align="start" style:justify-single-word="false"/>
      <style:text-properties fo:font-size="22pt" fo:font-weight="normal" officeooo:rsid="00083eb8" officeooo:paragraph-rsid="00083eb8" style:font-weight-asian="normal" style:font-weight-complex="normal"/>
    </style:style>
    <style:style style:name="P7" style:family="paragraph" style:parent-style-name="Standard">
      <style:paragraph-properties fo:text-align="center" style:justify-single-word="false"/>
      <style:text-properties fo:font-size="36pt" fo:font-weight="bold" officeooo:rsid="00083eb8" officeooo:paragraph-rsid="00083eb8" style:font-weight-asian="bold" style:font-weight-complex="bold"/>
    </style:style>
    <style:style style:name="P8" style:family="paragraph" style:parent-style-name="Standard">
      <style:paragraph-properties fo:text-align="start" style:justify-single-word="false"/>
      <style:text-properties fo:font-size="24pt" fo:font-weight="bold" officeooo:rsid="000daddb" officeooo:paragraph-rsid="000daddb" style:font-weight-asian="bold" style:font-weight-complex="bold"/>
    </style:style>
    <style:style style:name="P9" style:family="paragraph" style:parent-style-name="Standard">
      <style:paragraph-properties fo:text-align="start" style:justify-single-word="false"/>
      <style:text-properties fo:font-size="24pt" fo:font-weight="bold" officeooo:rsid="0028f980" officeooo:paragraph-rsid="0028f980" style:font-weight-asian="bold" style:font-weight-complex="bold"/>
    </style:style>
    <style:style style:name="P10" style:family="paragraph" style:parent-style-name="Standard">
      <style:paragraph-properties fo:text-align="start" style:justify-single-word="false"/>
      <style:text-properties fo:font-size="20pt" fo:font-weight="normal" officeooo:rsid="000daddb" officeooo:paragraph-rsid="000daddb" style:font-weight-asian="normal" style:font-weight-complex="normal"/>
    </style:style>
    <style:style style:name="P11" style:family="paragraph" style:parent-style-name="Standard">
      <loext:graphic-properties draw:fill="solid" draw:fill-color="#1e1f22"/>
      <style:paragraph-properties fo:text-align="start" style:justify-single-word="false" fo:background-color="#1e1f22" fo:padding="0in" fo:border="none" style:shadow="none"/>
      <style:text-properties fo:font-size="20pt" fo:font-weight="normal" officeooo:rsid="000daddb" officeooo:paragraph-rsid="000daddb" style:font-weight-asian="normal" style:font-weight-complex="normal"/>
    </style:style>
    <style:style style:name="P12" style:family="paragraph" style:parent-style-name="Standard">
      <style:paragraph-properties fo:text-align="start" style:justify-single-word="false"/>
      <style:text-properties fo:font-size="20pt" fo:font-weight="normal" officeooo:rsid="000de7ca" officeooo:paragraph-rsid="000de7ca" style:font-weight-asian="normal" style:font-weight-complex="normal"/>
    </style:style>
    <style:style style:name="P13" style:family="paragraph" style:parent-style-name="Standard">
      <style:paragraph-properties fo:text-align="start" style:justify-single-word="false"/>
      <style:text-properties fo:font-size="20pt" fo:font-weight="normal" officeooo:rsid="000f2e0f" officeooo:paragraph-rsid="000f2e0f" style:font-weight-asian="normal" style:font-weight-complex="normal"/>
    </style:style>
    <style:style style:name="P14" style:family="paragraph" style:parent-style-name="Standard">
      <loext:graphic-properties draw:fill="solid" draw:fill-color="#1e1f22"/>
      <style:paragraph-properties fo:text-align="start" style:justify-single-word="false" fo:background-color="#1e1f22" fo:padding="0in" fo:border="none" style:shadow="none"/>
      <style:text-properties fo:font-size="20pt" fo:font-weight="normal" officeooo:rsid="000f2e0f" officeooo:paragraph-rsid="000f2e0f" style:font-weight-asian="normal" style:font-weight-complex="normal"/>
    </style:style>
    <style:style style:name="P15" style:family="paragraph" style:parent-style-name="Standard">
      <loext:graphic-properties draw:fill="solid" draw:fill-color="#1e1f22"/>
      <style:paragraph-properties fo:text-align="start" style:justify-single-word="false" fo:background-color="#1e1f22" fo:padding="0in" fo:border="none" style:shadow="none"/>
      <style:text-properties fo:font-size="20pt" fo:font-weight="normal" officeooo:rsid="0010c09f" officeooo:paragraph-rsid="0010c09f" style:font-weight-asian="normal" style:font-weight-complex="normal"/>
    </style:style>
    <style:style style:name="P16" style:family="paragraph" style:parent-style-name="Standard">
      <style:paragraph-properties fo:text-align="start" style:justify-single-word="false"/>
      <style:text-properties fo:font-size="20pt" fo:font-weight="normal" officeooo:rsid="0019e022" officeooo:paragraph-rsid="0019e022" style:font-weight-asian="normal" style:font-weight-complex="normal"/>
    </style:style>
    <style:style style:name="P17" style:family="paragraph" style:parent-style-name="Standard">
      <loext:graphic-properties draw:fill="solid" draw:fill-color="#1e1f22"/>
      <style:paragraph-properties fo:text-align="start" style:justify-single-word="false" fo:background-color="#1e1f22" fo:padding="0in" fo:border="none" style:shadow="none"/>
      <style:text-properties fo:font-size="20pt" fo:font-weight="normal" officeooo:rsid="0019e022" officeooo:paragraph-rsid="0019e022" style:font-weight-asian="normal" style:font-weight-complex="normal"/>
    </style:style>
    <style:style style:name="P18" style:family="paragraph" style:parent-style-name="Standard">
      <style:paragraph-properties fo:text-align="start" style:justify-single-word="false"/>
      <style:text-properties fo:font-size="20pt" fo:font-weight="normal" officeooo:rsid="0016b009" officeooo:paragraph-rsid="0016b009" style:font-weight-asian="normal" style:font-weight-complex="normal"/>
    </style:style>
    <style:style style:name="P19" style:family="paragraph" style:parent-style-name="Standard">
      <style:paragraph-properties fo:text-align="start" style:justify-single-word="false"/>
      <style:text-properties fo:font-size="20pt" fo:font-weight="bold" officeooo:rsid="000de7ca" officeooo:paragraph-rsid="000de7ca" style:font-weight-asian="bold" style:font-weight-complex="bold"/>
    </style:style>
    <style:style style:name="P20" style:family="paragraph" style:parent-style-name="Standard">
      <style:paragraph-properties fo:text-align="start" style:justify-single-word="false"/>
      <style:text-properties fo:font-size="20pt" fo:font-weight="bold" officeooo:rsid="000f2e0f" officeooo:paragraph-rsid="000f2e0f" style:font-weight-asian="bold" style:font-weight-complex="bold"/>
    </style:style>
    <style:style style:name="P21" style:family="paragraph" style:parent-style-name="Standard">
      <style:paragraph-properties fo:text-align="start" style:justify-single-word="false"/>
      <style:text-properties fo:font-size="20pt" fo:font-weight="bold" officeooo:rsid="0010c09f" officeooo:paragraph-rsid="0010c09f" style:font-weight-asian="bold" style:font-weight-complex="bold"/>
    </style:style>
    <style:style style:name="P22" style:family="paragraph" style:parent-style-name="Standard">
      <style:paragraph-properties fo:text-align="start" style:justify-single-word="false"/>
      <style:text-properties fo:font-size="20pt" fo:font-weight="bold" officeooo:rsid="0011a106" officeooo:paragraph-rsid="0010c09f" style:font-weight-asian="bold" style:font-weight-complex="bold"/>
    </style:style>
    <style:style style:name="P23" style:family="paragraph" style:parent-style-name="Standard">
      <style:paragraph-properties fo:text-align="start" style:justify-single-word="false"/>
      <style:text-properties fo:font-size="20pt" fo:font-weight="bold" officeooo:rsid="0011a106" officeooo:paragraph-rsid="0011a106" style:font-weight-asian="bold" style:font-weight-complex="bold"/>
    </style:style>
    <style:style style:name="P24" style:family="paragraph" style:parent-style-name="Standard">
      <style:paragraph-properties fo:text-align="start" style:justify-single-word="false"/>
      <style:text-properties fo:font-size="20pt" fo:font-weight="bold" officeooo:rsid="0019e022" officeooo:paragraph-rsid="0019e022" style:font-weight-asian="bold" style:font-weight-complex="bold"/>
    </style:style>
    <style:style style:name="P25" style:family="paragraph" style:parent-style-name="Standard">
      <style:paragraph-properties fo:text-align="start" style:justify-single-word="false"/>
      <style:text-properties fo:font-size="20pt" fo:font-weight="bold" officeooo:rsid="00127b0b" officeooo:paragraph-rsid="00127b0b" style:font-weight-asian="bold" style:font-weight-complex="bold"/>
    </style:style>
    <style:style style:name="P26" style:family="paragraph" style:parent-style-name="Standard">
      <style:paragraph-properties fo:text-align="start" style:justify-single-word="false"/>
      <style:text-properties fo:font-size="20pt" fo:font-weight="bold" officeooo:rsid="0015274a" officeooo:paragraph-rsid="0015274a" style:font-weight-asian="bold" style:font-weight-complex="bold"/>
    </style:style>
    <style:style style:name="P27" style:family="paragraph" style:parent-style-name="Standard">
      <style:paragraph-properties fo:text-align="start" style:justify-single-word="false"/>
      <style:text-properties fo:font-size="20pt" fo:font-weight="bold" officeooo:rsid="0016b009" officeooo:paragraph-rsid="0016b009" style:font-weight-asian="bold" style:font-weight-complex="bold"/>
    </style:style>
    <style:style style:name="P28" style:family="paragraph" style:parent-style-name="Standard">
      <style:paragraph-properties fo:text-align="start" style:justify-single-word="false"/>
      <style:text-properties fo:font-size="20pt" fo:font-weight="bold" officeooo:rsid="0028f980" officeooo:paragraph-rsid="0028f980" style:font-weight-asian="bold" style:font-weight-complex="bold"/>
    </style:style>
    <style:style style:name="P29" style:family="paragraph" style:parent-style-name="Standard">
      <style:paragraph-properties fo:text-align="start" style:justify-single-word="false"/>
      <style:text-properties fo:font-size="20pt" fo:font-weight="bold" officeooo:rsid="002d9810" officeooo:paragraph-rsid="002d9810" style:font-weight-asian="bold" style:font-weight-complex="bold"/>
    </style:style>
    <style:style style:name="P30" style:family="paragraph" style:parent-style-name="Standard">
      <style:text-properties fo:font-size="20pt" fo:font-weight="bold" officeooo:rsid="00724bfa" officeooo:paragraph-rsid="00724bfa" style:font-weight-asian="bold" style:font-weight-complex="bold"/>
    </style:style>
    <style:style style:name="P31" style:family="paragraph" style:parent-style-name="Standard">
      <style:text-properties fo:font-size="20pt" fo:font-weight="bold" officeooo:rsid="00724bfa" officeooo:paragraph-rsid="00728eb6" style:font-weight-asian="bold" style:font-weight-complex="bold"/>
    </style:style>
    <style:style style:name="P32" style:family="paragraph" style:parent-style-name="Standard">
      <loext:graphic-properties draw:fill="solid" draw:fill-color="#1e1f22"/>
      <style:paragraph-properties fo:background-color="#1e1f22" fo:padding="0in" fo:border="none" style:shadow="none"/>
      <style:text-properties fo:font-size="20pt" fo:font-weight="bold" officeooo:rsid="00724bfa" officeooo:paragraph-rsid="00728eb6" style:font-weight-asian="bold" style:font-weight-complex="bold"/>
    </style:style>
    <style:style style:name="P33" style:family="paragraph" style:parent-style-name="Standard">
      <loext:graphic-properties draw:fill="solid" draw:fill-color="#1e1f22"/>
      <style:paragraph-properties fo:text-align="start" style:justify-single-word="false" fo:background-color="#1e1f22" fo:padding="0in" fo:border="none" style:shadow="none"/>
      <style:text-properties fo:font-size="16pt" fo:font-weight="bold" officeooo:rsid="001ead0d" officeooo:paragraph-rsid="001ead0d" style:font-weight-asian="bold" style:font-weight-complex="bold"/>
    </style:style>
    <style:style style:name="P34" style:family="paragraph" style:parent-style-name="Standard">
      <loext:graphic-properties draw:fill="solid" draw:fill-color="#1e1f22"/>
      <style:paragraph-properties fo:text-align="start" style:justify-single-word="false" fo:background-color="#1e1f22" fo:padding="0in" fo:border="none" style:shadow="none"/>
      <style:text-properties fo:font-size="16pt" fo:font-weight="bold" officeooo:rsid="002010ee" officeooo:paragraph-rsid="00233392" style:font-weight-asian="bold" style:font-weight-complex="bold"/>
    </style:style>
    <style:style style:name="P35" style:family="paragraph" style:parent-style-name="Standard">
      <style:text-properties fo:font-size="16pt" fo:font-weight="bold" officeooo:rsid="0065edc9" officeooo:paragraph-rsid="0065edc9" style:font-weight-asian="bold" style:font-weight-complex="bold"/>
    </style:style>
    <style:style style:name="P36" style:family="paragraph" style:parent-style-name="Standard">
      <style:text-properties fo:font-size="16pt" fo:font-weight="bold" officeooo:rsid="00675cf1" officeooo:paragraph-rsid="00675cf1" style:font-weight-asian="bold" style:font-weight-complex="bold"/>
    </style:style>
    <style:style style:name="P37" style:family="paragraph" style:parent-style-name="Standard">
      <loext:graphic-properties draw:fill="solid" draw:fill-color="#1e1f22"/>
      <style:paragraph-properties fo:background-color="#1e1f22" fo:padding="0in" fo:border="none" style:shadow="none"/>
      <style:text-properties fo:font-size="16pt" fo:font-weight="bold" officeooo:rsid="00675cf1" officeooo:paragraph-rsid="00675cf1" style:font-weight-asian="bold" style:font-weight-complex="bold"/>
    </style:style>
    <style:style style:name="P38" style:family="paragraph" style:parent-style-name="Standard">
      <style:text-properties fo:font-size="16pt" fo:font-weight="bold" officeooo:rsid="0067bc8d" officeooo:paragraph-rsid="0067bc8d" style:font-weight-asian="bold" style:font-weight-complex="bold"/>
    </style:style>
    <style:style style:name="P39" style:family="paragraph" style:parent-style-name="Standard">
      <loext:graphic-properties draw:fill="solid" draw:fill-color="#1e1f22"/>
      <style:paragraph-properties fo:background-color="#1e1f22" fo:padding="0in" fo:border="none" style:shadow="none"/>
      <style:text-properties fo:font-size="16pt" fo:font-weight="bold" officeooo:rsid="0067bc8d" officeooo:paragraph-rsid="0067bc8d" style:font-weight-asian="bold" style:font-weight-complex="bold"/>
    </style:style>
    <style:style style:name="P40" style:family="paragraph" style:parent-style-name="Standard">
      <style:text-properties fo:font-size="16pt" fo:font-weight="bold" officeooo:rsid="0069fa27" officeooo:paragraph-rsid="0069fa27" style:font-weight-asian="bold" style:font-weight-complex="bold"/>
    </style:style>
    <style:style style:name="P41" style:family="paragraph" style:parent-style-name="Standard">
      <loext:graphic-properties draw:fill="solid" draw:fill-color="#1e1f22"/>
      <style:paragraph-properties fo:background-color="#1e1f22" fo:padding="0in" fo:border="none" style:shadow="none"/>
      <style:text-properties fo:font-size="16pt" fo:font-weight="bold" officeooo:rsid="0069fa27" officeooo:paragraph-rsid="0069fa27" style:font-weight-asian="bold" style:font-weight-complex="bold"/>
    </style:style>
    <style:style style:name="P42" style:family="paragraph" style:parent-style-name="Standard">
      <style:paragraph-properties fo:text-align="start" style:justify-single-word="false"/>
      <style:text-properties fo:font-size="16pt" fo:font-weight="normal" officeooo:rsid="002e63b3" officeooo:paragraph-rsid="002e63b3" style:font-weight-asian="normal" style:font-weight-complex="normal"/>
    </style:style>
    <style:style style:name="P43" style:family="paragraph" style:parent-style-name="Standard">
      <loext:graphic-properties draw:fill="solid" draw:fill-color="#1e1f22"/>
      <style:paragraph-properties fo:background-color="#1e1f22" fo:padding="0in" fo:border="none" style:shadow="none"/>
      <style:text-properties fo:font-size="16pt" fo:font-weight="normal" officeooo:rsid="0065edc9" officeooo:paragraph-rsid="0065edc9" style:font-weight-asian="normal" style:font-weight-complex="normal"/>
    </style:style>
    <style:style style:name="P44" style:family="paragraph" style:parent-style-name="Standard">
      <style:text-properties fo:font-size="16pt" fo:font-weight="normal" officeooo:rsid="0065edc9" officeooo:paragraph-rsid="0065edc9" style:font-weight-asian="normal" style:font-weight-complex="normal"/>
    </style:style>
    <style:style style:name="P45" style:family="paragraph" style:parent-style-name="Standard">
      <style:text-properties fo:font-size="16pt" fo:font-weight="normal" officeooo:rsid="0069fa27" officeooo:paragraph-rsid="0069fa27" style:font-weight-asian="normal" style:font-weight-complex="normal"/>
    </style:style>
    <style:style style:name="P46" style:family="paragraph" style:parent-style-name="Standard">
      <loext:graphic-properties draw:fill="solid" draw:fill-color="#1e1f22"/>
      <style:paragraph-properties fo:text-align="start" style:justify-single-word="false" fo:background-color="#1e1f22" fo:padding="0in" fo:border="none" style:shadow="none"/>
      <style:text-properties fo:color="#bcbec4" loext:opacity="100%" style:font-name="JetBrains Mono" fo:font-size="10pt" fo:font-style="normal" fo:font-weight="normal" officeooo:rsid="00233392" officeooo:paragraph-rsid="00233392" style:font-size-asian="10pt" style:font-style-asian="normal" style:font-weight-asian="normal" style:font-weight-complex="bold"/>
    </style:style>
    <style:style style:name="P47" style:family="paragraph" style:parent-style-name="Standard">
      <loext:graphic-properties draw:fill="solid" draw:fill-color="#1e1f22"/>
      <style:paragraph-properties fo:text-align="start" style:justify-single-word="false" fo:background-color="#1e1f22" fo:padding="0in" fo:border="none" style:shadow="none"/>
      <style:text-properties fo:color="#bcbec4" loext:opacity="100%" style:font-name="JetBrains Mono" fo:font-size="10pt" fo:font-style="normal" fo:font-weight="normal" officeooo:rsid="003173c7" officeooo:paragraph-rsid="003173c7" style:font-size-asian="10pt" style:font-style-asian="normal" style:font-weight-asian="normal" style:font-weight-complex="bold"/>
    </style:style>
    <style:style style:name="P48" style:family="paragraph" style:parent-style-name="Standard">
      <loext:graphic-properties draw:fill="solid" draw:fill-color="#1e1f22"/>
      <style:paragraph-properties fo:text-align="start" style:justify-single-word="false" fo:background-color="#1e1f22" fo:padding="0in" fo:border="none" style:shadow="none"/>
      <style:text-properties fo:color="#bcbec4" loext:opacity="100%" style:font-name="JetBrains Mono" fo:font-size="15pt" fo:font-style="normal" fo:font-weight="normal" officeooo:rsid="00378ca4" officeooo:paragraph-rsid="00378ca4" style:font-size-asian="15pt" style:font-style-asian="normal" style:font-weight-asian="normal" style:font-weight-complex="bold"/>
    </style:style>
    <style:style style:name="P49" style:family="paragraph" style:parent-style-name="Standard">
      <loext:graphic-properties draw:fill="solid" draw:fill-color="#1e1f22"/>
      <style:paragraph-properties fo:background-color="#1e1f22" fo:padding="0in" fo:border="none" style:shadow="none"/>
      <style:text-properties fo:color="#bcbec4" loext:opacity="100%" style:font-name="JetBrains Mono" fo:font-size="15pt" fo:font-style="normal" fo:font-weight="normal" officeooo:rsid="00724bfa" officeooo:paragraph-rsid="006e0d92" style:font-size-asian="15pt" style:font-style-asian="normal" style:font-weight-asian="normal" style:font-weight-complex="bold"/>
    </style:style>
    <style:style style:name="P50" style:family="paragraph" style:parent-style-name="Standard">
      <style:text-properties fo:color="#bcbec4" loext:opacity="100%" style:font-name="JetBrains Mono" fo:font-size="15pt" fo:font-style="normal" fo:font-weight="normal" officeooo:rsid="009ba990" officeooo:paragraph-rsid="009ba990" style:font-size-asian="15pt" style:font-style-asian="normal" style:font-weight-asian="normal" style:font-weight-complex="bold"/>
    </style:style>
    <style:style style:name="P51" style:family="paragraph" style:parent-style-name="Standard">
      <loext:graphic-properties draw:fill="solid" draw:fill-color="#1e1f22"/>
      <style:paragraph-properties fo:background-color="#1e1f22" fo:padding="0in" fo:border="none" style:shadow="none"/>
      <style:text-properties fo:color="#bcbec4" loext:opacity="100%" style:font-name="JetBrains Mono" fo:font-size="15pt" fo:font-style="normal" fo:font-weight="normal" officeooo:rsid="008fb06e" officeooo:paragraph-rsid="008fb06e" style:font-size-asian="15pt" style:font-style-asian="normal" style:font-weight-asian="normal" style:font-weight-complex="normal"/>
    </style:style>
    <style:style style:name="P52" style:family="paragraph" style:parent-style-name="Standard">
      <style:paragraph-properties fo:text-align="start" style:justify-single-word="false"/>
      <style:text-properties fo:color="#bcbec4" loext:opacity="100%" style:font-name="JetBrains Mono" fo:font-size="15pt" fo:font-style="normal" fo:font-weight="normal" officeooo:paragraph-rsid="006192c1" fo:background-color="#000000" style:font-size-asian="15pt" style:font-style-asian="normal" style:font-weight-asian="normal" style:font-weight-complex="normal"/>
    </style:style>
    <style:style style:name="P53" style:family="paragraph" style:parent-style-name="Standard">
      <loext:graphic-properties draw:fill="solid" draw:fill-color="#1e1f22"/>
      <style:paragraph-properties fo:text-align="start" style:justify-single-word="false" fo:background-color="#1e1f22" fo:padding="0in" fo:border="none" style:shadow="none"/>
      <style:text-properties fo:color="#bcbec4" loext:opacity="100%" style:font-name="JetBrains Mono" fo:font-size="13pt" fo:font-style="normal" fo:font-weight="normal" officeooo:rsid="0045d655" officeooo:paragraph-rsid="00486750" style:font-size-asian="15pt" style:font-style-asian="normal" style:font-weight-asian="normal" style:font-weight-complex="bold"/>
    </style:style>
    <style:style style:name="P54" style:family="paragraph" style:parent-style-name="Standard">
      <loext:graphic-properties draw:fill="solid" draw:fill-color="#1e1f22"/>
      <style:paragraph-properties fo:text-align="start" style:justify-single-word="false" fo:background-color="#1e1f22" fo:padding="0in" fo:border="none" style:shadow="none"/>
      <style:text-properties fo:color="#bcbec4" loext:opacity="100%" style:font-name="JetBrains Mono" fo:font-size="13pt" fo:font-style="normal" fo:font-weight="normal" officeooo:rsid="00486750" officeooo:paragraph-rsid="00486750" style:font-size-asian="15pt" style:font-style-asian="normal" style:font-weight-asian="normal" style:font-weight-complex="bold"/>
    </style:style>
    <style:style style:name="P55" style:family="paragraph" style:parent-style-name="Standard">
      <loext:graphic-properties draw:fill="solid" draw:fill-color="#1e1f22"/>
      <style:paragraph-properties fo:text-align="start" style:justify-single-word="false" fo:background-color="#1e1f22" fo:padding="0in" fo:border="none" style:shadow="none"/>
      <style:text-properties fo:color="#bcbec4" loext:opacity="100%" style:font-name="JetBrains Mono" fo:font-size="14pt" fo:font-style="normal" fo:font-weight="normal" officeooo:rsid="00530f53" officeooo:paragraph-rsid="00541379" style:font-size-asian="15pt" style:font-style-asian="normal" style:font-weight-asian="normal" style:font-weight-complex="normal"/>
    </style:style>
    <style:style style:name="P56" style:family="paragraph" style:parent-style-name="Standard">
      <style:paragraph-properties fo:text-align="start" style:justify-single-word="false"/>
      <style:text-properties fo:color="#bcbec4" loext:opacity="100%" style:font-name="JetBrains Mono" fo:font-size="14pt" fo:font-style="normal" fo:font-weight="normal" officeooo:rsid="00530f53" officeooo:paragraph-rsid="00530f53" style:font-size-asian="15pt" style:font-style-asian="normal" style:font-weight-asian="normal" style:font-weight-complex="normal"/>
    </style:style>
    <style:style style:name="P57" style:family="paragraph" style:parent-style-name="Standard">
      <loext:graphic-properties draw:fill="solid" draw:fill-color="#1e1f22"/>
      <style:paragraph-properties fo:text-align="start" style:justify-single-word="false" fo:background-color="#1e1f22" fo:padding="0in" fo:border="none" style:shadow="none"/>
      <style:text-properties fo:color="#bcbec4" loext:opacity="100%" style:font-name="JetBrains Mono" fo:font-size="14pt" fo:font-style="normal" fo:font-weight="normal" officeooo:rsid="00541379" officeooo:paragraph-rsid="00541379" style:font-size-asian="15pt" style:font-style-asian="normal" style:font-weight-asian="normal" style:font-weight-complex="normal"/>
    </style:style>
    <style:style style:name="P58" style:family="paragraph" style:parent-style-name="Standard">
      <style:paragraph-properties fo:text-align="start" style:justify-single-word="false"/>
      <style:text-properties fo:font-size="18pt" fo:font-weight="normal" officeooo:rsid="0016b009" officeooo:paragraph-rsid="0016b009" style:font-weight-asian="normal" style:font-weight-complex="normal"/>
    </style:style>
    <style:style style:name="P59" style:family="paragraph" style:parent-style-name="Standard">
      <style:paragraph-properties fo:text-align="start" style:justify-single-word="false"/>
      <style:text-properties fo:font-size="18pt" fo:font-weight="normal" officeooo:rsid="002010ee" officeooo:paragraph-rsid="00233392" style:font-weight-asian="normal" style:font-weight-complex="normal"/>
    </style:style>
    <style:style style:name="P60" style:family="paragraph" style:parent-style-name="Standard">
      <style:paragraph-properties fo:text-align="start" style:justify-single-word="false"/>
      <style:text-properties fo:font-size="18pt" fo:font-weight="normal" officeooo:rsid="0028f980" officeooo:paragraph-rsid="0028f980" style:font-weight-asian="normal" style:font-weight-complex="normal"/>
    </style:style>
    <style:style style:name="P61" style:family="paragraph" style:parent-style-name="Standard">
      <style:paragraph-properties fo:text-align="start" style:justify-single-word="false"/>
      <style:text-properties fo:font-size="18pt" fo:font-weight="normal" officeooo:rsid="002b2434" officeooo:paragraph-rsid="002b2434" style:font-weight-asian="normal" style:font-weight-complex="normal"/>
    </style:style>
    <style:style style:name="P62" style:family="paragraph" style:parent-style-name="Standard">
      <style:paragraph-properties fo:text-align="start" style:justify-single-word="false"/>
      <style:text-properties fo:font-size="18pt" fo:font-weight="normal" officeooo:rsid="002c19aa" officeooo:paragraph-rsid="002d9810" style:font-weight-asian="normal" style:font-weight-complex="normal"/>
    </style:style>
    <style:style style:name="P63" style:family="paragraph" style:parent-style-name="Standard">
      <style:paragraph-properties fo:text-align="start" style:justify-single-word="false"/>
      <style:text-properties fo:font-size="18pt" fo:font-weight="normal" officeooo:rsid="0026b174" officeooo:paragraph-rsid="0026b174" style:font-weight-asian="normal" style:font-weight-complex="normal"/>
    </style:style>
    <style:style style:name="P64" style:family="paragraph" style:parent-style-name="Standard">
      <style:text-properties fo:font-size="18pt" fo:font-weight="normal" officeooo:rsid="006ce5ee" officeooo:paragraph-rsid="006ce5ee" style:font-weight-asian="normal" style:font-weight-complex="normal"/>
    </style:style>
    <style:style style:name="P65" style:family="paragraph" style:parent-style-name="Standard">
      <style:text-properties fo:font-size="18pt" fo:font-weight="normal" officeooo:rsid="00728eb6" officeooo:paragraph-rsid="00728eb6" style:font-weight-asian="normal" style:font-weight-complex="normal"/>
    </style:style>
    <style:style style:name="P66" style:family="paragraph" style:parent-style-name="Standard">
      <style:paragraph-properties fo:text-align="start" style:justify-single-word="false"/>
      <style:text-properties fo:font-size="18pt" fo:font-weight="bold" officeooo:rsid="0016b009" officeooo:paragraph-rsid="0016b009" style:font-weight-asian="bold" style:font-weight-complex="bold"/>
    </style:style>
    <style:style style:name="P67" style:family="paragraph" style:parent-style-name="Standard">
      <style:paragraph-properties fo:text-align="start" style:justify-single-word="false"/>
      <style:text-properties fo:font-size="18pt" fo:font-weight="bold" officeooo:rsid="0017211d" officeooo:paragraph-rsid="0017211d" style:font-weight-asian="bold" style:font-weight-complex="bold"/>
    </style:style>
    <style:style style:name="P68" style:family="paragraph" style:parent-style-name="Standard">
      <style:paragraph-properties fo:text-align="start" style:justify-single-word="false"/>
      <style:text-properties fo:font-size="18pt" fo:font-weight="bold" officeooo:rsid="001d3cb7" officeooo:paragraph-rsid="001ead0d" style:font-weight-asian="bold" style:font-weight-complex="bold"/>
    </style:style>
    <style:style style:name="P69" style:family="paragraph" style:parent-style-name="Standard">
      <style:paragraph-properties fo:text-align="start" style:justify-single-word="false"/>
      <style:text-properties fo:font-size="18pt" fo:font-weight="bold" officeooo:rsid="001ead0d" officeooo:paragraph-rsid="001ead0d" style:font-weight-asian="bold" style:font-weight-complex="bold"/>
    </style:style>
    <style:style style:name="P70" style:family="paragraph" style:parent-style-name="Standard">
      <style:paragraph-properties fo:text-align="start" style:justify-single-word="false"/>
      <style:text-properties fo:font-size="18pt" fo:font-weight="bold" officeooo:rsid="001ebf64" officeooo:paragraph-rsid="001ebf64" style:font-weight-asian="bold" style:font-weight-complex="bold"/>
    </style:style>
    <style:style style:name="P71" style:family="paragraph" style:parent-style-name="Standard">
      <style:paragraph-properties fo:text-align="start" style:justify-single-word="false"/>
      <style:text-properties fo:font-size="18pt" fo:font-weight="bold" officeooo:rsid="002010ee" officeooo:paragraph-rsid="00233392" style:font-weight-asian="bold" style:font-weight-complex="bold"/>
    </style:style>
    <style:style style:name="P72" style:family="paragraph" style:parent-style-name="Standard">
      <style:paragraph-properties fo:text-align="start" style:justify-single-word="false"/>
      <style:text-properties fo:font-size="18pt" fo:font-weight="bold" officeooo:rsid="00233392" officeooo:paragraph-rsid="00233392" style:font-weight-asian="bold" style:font-weight-complex="bold"/>
    </style:style>
    <style:style style:name="P73" style:family="paragraph" style:parent-style-name="Standard">
      <style:paragraph-properties fo:text-align="start" style:justify-single-word="false"/>
      <style:text-properties fo:font-size="18pt" fo:font-weight="bold" officeooo:rsid="002482e3" officeooo:paragraph-rsid="002482e3" style:font-weight-asian="bold" style:font-weight-complex="bold"/>
    </style:style>
    <style:style style:name="P74" style:family="paragraph" style:parent-style-name="Standard">
      <style:paragraph-properties fo:text-align="start" style:justify-single-word="false"/>
      <style:text-properties fo:font-size="18pt" fo:font-weight="bold" officeooo:rsid="0026b174" officeooo:paragraph-rsid="0026b174" style:font-weight-asian="bold" style:font-weight-complex="bold"/>
    </style:style>
    <style:style style:name="P75" style:family="paragraph" style:parent-style-name="Standard">
      <style:paragraph-properties fo:text-align="start" style:justify-single-word="false"/>
      <style:text-properties fo:font-size="18pt" fo:font-weight="bold" officeooo:rsid="0028f980" officeooo:paragraph-rsid="0028f980" style:font-weight-asian="bold" style:font-weight-complex="bold"/>
    </style:style>
    <style:style style:name="P76" style:family="paragraph" style:parent-style-name="Standard">
      <style:paragraph-properties fo:text-align="start" style:justify-single-word="false"/>
      <style:text-properties fo:font-size="18pt" fo:font-weight="bold" officeooo:rsid="002a18e5" officeooo:paragraph-rsid="002a18e5" style:font-weight-asian="bold" style:font-weight-complex="bold"/>
    </style:style>
    <style:style style:name="P77" style:family="paragraph" style:parent-style-name="Standard">
      <style:paragraph-properties fo:text-align="start" style:justify-single-word="false"/>
      <style:text-properties fo:font-size="18pt" fo:font-weight="bold" officeooo:rsid="002b2434" officeooo:paragraph-rsid="002b2434" style:font-weight-asian="bold" style:font-weight-complex="bold"/>
    </style:style>
    <style:style style:name="P78" style:family="paragraph" style:parent-style-name="Standard">
      <loext:graphic-properties draw:fill="solid" draw:fill-color="#1e1f22"/>
      <style:paragraph-properties fo:text-align="start" style:justify-single-word="false" fo:background-color="#1e1f22" fo:padding="0in" fo:border="none" style:shadow="none"/>
      <style:text-properties fo:font-size="18pt" fo:font-weight="bold" officeooo:rsid="002b2434" officeooo:paragraph-rsid="002b2434" style:font-weight-asian="bold" style:font-weight-complex="bold"/>
    </style:style>
    <style:style style:name="P79" style:family="paragraph" style:parent-style-name="Standard">
      <style:paragraph-properties fo:text-align="start" style:justify-single-word="false"/>
      <style:text-properties fo:font-size="18pt" fo:font-weight="bold" officeooo:rsid="003173c7" officeooo:paragraph-rsid="003173c7" style:font-weight-asian="bold" style:font-weight-complex="bold"/>
    </style:style>
    <style:style style:name="P80" style:family="paragraph" style:parent-style-name="Standard">
      <loext:graphic-properties draw:fill="solid" draw:fill-color="#1e1f22"/>
      <style:paragraph-properties fo:text-align="start" style:justify-single-word="false" fo:background-color="#1e1f22" fo:padding="0in" fo:border="none" style:shadow="none"/>
      <style:text-properties fo:font-size="18pt" fo:font-weight="bold" officeooo:rsid="003173c7" officeooo:paragraph-rsid="003173c7" style:font-weight-asian="bold" style:font-weight-complex="bold"/>
    </style:style>
    <style:style style:name="P81" style:family="paragraph" style:parent-style-name="Standard">
      <style:text-properties fo:font-size="18pt" fo:font-weight="bold" officeooo:rsid="00630879" officeooo:paragraph-rsid="00630879" style:font-weight-asian="bold" style:font-weight-complex="bold"/>
    </style:style>
    <style:style style:name="P82" style:family="paragraph" style:parent-style-name="Standard">
      <loext:graphic-properties draw:fill="solid" draw:fill-color="#1e1f22"/>
      <style:paragraph-properties fo:background-color="#1e1f22" fo:padding="0in" fo:border="none" style:shadow="none"/>
      <style:text-properties fo:font-size="18pt" fo:font-weight="bold" officeooo:rsid="00630879" officeooo:paragraph-rsid="00630879" style:font-weight-asian="bold" style:font-weight-complex="bold"/>
    </style:style>
    <style:style style:name="P83" style:family="paragraph" style:parent-style-name="Standard">
      <style:text-properties fo:font-size="18pt" fo:font-weight="bold" officeooo:rsid="0065edc9" officeooo:paragraph-rsid="0065edc9" style:font-weight-asian="bold" style:font-weight-complex="bold"/>
    </style:style>
    <style:style style:name="P84" style:family="paragraph" style:parent-style-name="Standard">
      <loext:graphic-properties draw:fill="solid" draw:fill-color="#1e1f22"/>
      <style:paragraph-properties fo:background-color="#1e1f22" fo:padding="0in" fo:border="none" style:shadow="none"/>
      <style:text-properties fo:font-size="18pt" fo:font-weight="bold" officeooo:rsid="0065edc9" officeooo:paragraph-rsid="0065edc9" style:font-weight-asian="bold" style:font-weight-complex="bold"/>
    </style:style>
    <style:style style:name="P85" style:family="paragraph" style:parent-style-name="Standard">
      <style:text-properties fo:font-size="18pt" fo:font-weight="bold" officeooo:rsid="006ce5ee" officeooo:paragraph-rsid="006ce5ee" style:font-weight-asian="bold" style:font-weight-complex="bold"/>
    </style:style>
    <style:style style:name="P86" style:family="paragraph" style:parent-style-name="Standard">
      <loext:graphic-properties draw:fill="solid" draw:fill-color="#1e1f22"/>
      <style:paragraph-properties fo:background-color="#1e1f22" fo:padding="0in" fo:border="none" style:shadow="none"/>
      <style:text-properties fo:font-size="18pt" fo:font-weight="bold" officeooo:rsid="006ce5ee" officeooo:paragraph-rsid="006ce5ee" style:font-weight-asian="bold" style:font-weight-complex="bold"/>
    </style:style>
    <style:style style:name="P87" style:family="paragraph" style:parent-style-name="Standard">
      <style:text-properties fo:font-size="18pt" fo:font-weight="bold" officeooo:rsid="006dbab5" officeooo:paragraph-rsid="006dbab5" style:font-weight-asian="bold" style:font-weight-complex="bold"/>
    </style:style>
    <style:style style:name="P88" style:family="paragraph" style:parent-style-name="Standard">
      <loext:graphic-properties draw:fill="solid" draw:fill-color="#1e1f22"/>
      <style:paragraph-properties fo:background-color="#1e1f22" fo:padding="0in" fo:border="none" style:shadow="none"/>
      <style:text-properties fo:font-size="18pt" fo:font-weight="bold" officeooo:rsid="006dbab5" officeooo:paragraph-rsid="006dbab5" style:font-weight-asian="bold" style:font-weight-complex="bold"/>
    </style:style>
    <style:style style:name="P89" style:family="paragraph" style:parent-style-name="Standard">
      <style:text-properties fo:font-size="18pt" fo:font-weight="bold" officeooo:rsid="006e0d92" officeooo:paragraph-rsid="006e0d92" style:font-weight-asian="bold" style:font-weight-complex="bold"/>
    </style:style>
    <style:style style:name="P90" style:family="paragraph" style:parent-style-name="Standard">
      <style:text-properties fo:font-size="18pt" fo:font-weight="bold" officeooo:rsid="006e0d92" officeooo:paragraph-rsid="00724bfa" style:font-weight-asian="bold" style:font-weight-complex="bold"/>
    </style:style>
    <style:style style:name="P91" style:family="paragraph" style:parent-style-name="Standard">
      <loext:graphic-properties draw:fill="solid" draw:fill-color="#1e1f22"/>
      <style:paragraph-properties fo:background-color="#1e1f22" fo:padding="0in" fo:border="none" style:shadow="none"/>
      <style:text-properties fo:font-size="18pt" fo:font-weight="bold" officeooo:rsid="006e0d92" officeooo:paragraph-rsid="00724bfa" style:font-weight-asian="bold" style:font-weight-complex="bold"/>
    </style:style>
    <style:style style:name="P92" style:family="paragraph" style:parent-style-name="Standard">
      <style:text-properties fo:font-size="18pt" fo:font-weight="bold" officeooo:rsid="006fefdd" officeooo:paragraph-rsid="006fefdd" style:font-weight-asian="bold" style:font-weight-complex="bold"/>
    </style:style>
    <style:style style:name="P93" style:family="paragraph" style:parent-style-name="Standard">
      <loext:graphic-properties draw:fill="solid" draw:fill-color="#1e1f22"/>
      <style:paragraph-properties fo:background-color="#1e1f22" fo:padding="0in" fo:border="none" style:shadow="none"/>
      <style:text-properties fo:font-size="18pt" fo:font-weight="bold" officeooo:rsid="00724bfa" officeooo:paragraph-rsid="006e0d92" style:font-weight-asian="bold" style:font-weight-complex="bold"/>
    </style:style>
    <style:style style:name="P94" style:family="paragraph" style:parent-style-name="Standard">
      <style:text-properties fo:font-size="18pt" fo:font-weight="bold" officeooo:rsid="00728eb6" officeooo:paragraph-rsid="00728eb6" style:font-size-asian="15pt" style:font-weight-asian="bold" style:font-weight-complex="bold"/>
    </style:style>
    <style:style style:name="P95" style:family="paragraph" style:parent-style-name="Standard">
      <loext:graphic-properties draw:fill="solid" draw:fill-color="#1e1f22"/>
      <style:paragraph-properties fo:background-color="#1e1f22" fo:padding="0in" fo:border="none" style:shadow="none"/>
      <style:text-properties fo:font-size="18pt" fo:font-weight="bold" officeooo:rsid="00728eb6" officeooo:paragraph-rsid="00728eb6" style:font-size-asian="15pt" style:font-weight-asian="bold" style:font-weight-complex="bold"/>
    </style:style>
    <style:style style:name="P96" style:family="paragraph" style:parent-style-name="Standard">
      <style:text-properties fo:font-size="18pt" fo:font-weight="bold" officeooo:rsid="00728eb6" officeooo:paragraph-rsid="00749511" style:font-size-asian="15pt" style:font-weight-asian="bold" style:font-weight-complex="bold"/>
    </style:style>
    <style:style style:name="P97" style:family="paragraph" style:parent-style-name="Standard">
      <loext:graphic-properties draw:fill="solid" draw:fill-color="#1e1f22"/>
      <style:paragraph-properties fo:background-color="#1e1f22" fo:padding="0in" fo:border="none" style:shadow="none"/>
      <style:text-properties fo:font-size="18pt" officeooo:rsid="00728eb6" officeooo:paragraph-rsid="00749511" style:font-size-asian="15pt"/>
    </style:style>
    <style:style style:name="P98" style:family="paragraph" style:parent-style-name="Standard">
      <style:paragraph-properties fo:text-align="start" style:justify-single-word="false"/>
      <style:text-properties officeooo:paragraph-rsid="002c19aa"/>
    </style:style>
    <style:style style:name="P99" style:family="paragraph" style:parent-style-name="Standard">
      <style:paragraph-properties fo:text-align="start" style:justify-single-word="false"/>
      <style:text-properties officeooo:paragraph-rsid="002d9810"/>
    </style:style>
    <style:style style:name="P100" style:family="paragraph" style:parent-style-name="Standard">
      <style:paragraph-properties fo:text-align="start" style:justify-single-word="false"/>
      <style:text-properties officeooo:paragraph-rsid="002e63b3"/>
    </style:style>
    <style:style style:name="P101" style:family="paragraph" style:parent-style-name="Standard">
      <loext:graphic-properties draw:fill="solid" draw:fill-color="#1e1f22"/>
      <style:paragraph-properties fo:text-align="start" style:justify-single-word="false" fo:background-color="#1e1f22" fo:padding="0in" fo:border="none" style:shadow="none"/>
      <style:text-properties officeooo:paragraph-rsid="002e63b3"/>
    </style:style>
    <style:style style:name="P102" style:family="paragraph" style:parent-style-name="Standard">
      <loext:graphic-properties draw:fill="solid" draw:fill-color="#1e1f22"/>
      <style:paragraph-properties fo:text-align="start" style:justify-single-word="false" fo:background-color="#1e1f22" fo:padding="0in" fo:border="none" style:shadow="none"/>
      <style:text-properties officeooo:paragraph-rsid="00568e4f"/>
    </style:style>
    <style:style style:name="P103" style:family="paragraph" style:parent-style-name="Standard">
      <style:paragraph-properties fo:text-align="start" style:justify-single-word="false"/>
      <style:text-properties officeooo:paragraph-rsid="006192c1"/>
    </style:style>
    <style:style style:name="P104" style:family="paragraph" style:parent-style-name="Standard">
      <style:paragraph-properties fo:text-align="start" style:justify-single-word="false"/>
      <style:text-properties fo:color="#000000" loext:opacity="100%" style:font-name="Liberation Serif" fo:font-size="16pt" fo:font-style="normal" fo:font-weight="normal" officeooo:rsid="002e63b3" officeooo:paragraph-rsid="002e63b3" style:font-size-asian="10pt" style:font-style-asian="normal" style:font-weight-asian="normal" style:font-weight-complex="normal"/>
    </style:style>
    <style:style style:name="P105" style:family="paragraph" style:parent-style-name="Standard">
      <style:paragraph-properties fo:text-align="start" style:justify-single-word="false"/>
      <style:text-properties fo:color="#000000" loext:opacity="100%" style:font-name="Liberation Serif" fo:font-size="16pt" fo:font-weight="normal" officeooo:rsid="0045d655" officeooo:paragraph-rsid="00476d86" style:font-weight-asian="normal" style:font-weight-complex="normal"/>
    </style:style>
    <style:style style:name="P106" style:family="paragraph" style:parent-style-name="Standard">
      <style:paragraph-properties fo:text-align="start" style:justify-single-word="false"/>
      <style:text-properties fo:color="#000000" loext:opacity="100%" style:font-name="Liberation Serif" fo:font-size="16pt" fo:font-weight="normal" officeooo:rsid="005c803d" officeooo:paragraph-rsid="005c803d" style:font-weight-asian="normal" style:font-weight-complex="normal"/>
    </style:style>
    <style:style style:name="P107" style:family="paragraph" style:parent-style-name="Standard">
      <style:paragraph-properties fo:text-align="start" style:justify-single-word="false"/>
      <style:text-properties fo:color="#000000" loext:opacity="100%" style:font-name="Liberation Serif" fo:font-size="16pt" fo:font-weight="bold" officeooo:rsid="005a319c" officeooo:paragraph-rsid="005a319c" style:font-weight-asian="bold" style:font-weight-complex="bold"/>
    </style:style>
    <style:style style:name="P108" style:family="paragraph" style:parent-style-name="Standard">
      <style:paragraph-properties fo:text-align="start" style:justify-single-word="false"/>
      <style:text-properties fo:color="#000000" loext:opacity="100%" style:font-name="Liberation Serif" fo:font-size="16pt" fo:font-weight="bold" officeooo:rsid="005c803d" officeooo:paragraph-rsid="005c803d" style:font-weight-asian="bold" style:font-weight-complex="bold"/>
    </style:style>
    <style:style style:name="P109" style:family="paragraph" style:parent-style-name="Standard">
      <style:paragraph-properties fo:text-align="start" style:justify-single-word="false"/>
      <style:text-properties fo:color="#000000" loext:opacity="100%" style:font-name="Liberation Serif" officeooo:paragraph-rsid="002e63b3"/>
    </style:style>
    <style:style style:name="P110" style:family="paragraph" style:parent-style-name="Standard">
      <loext:graphic-properties draw:fill="solid" draw:fill-color="#1e1f22"/>
      <style:paragraph-properties fo:text-align="start" style:justify-single-word="false" fo:background-color="#1e1f22" fo:padding="0in" fo:border="none" style:shadow="none"/>
      <style:text-properties fo:color="#000000" loext:opacity="100%" style:font-name="Liberation Serif" fo:font-size="18pt" fo:font-weight="normal" officeooo:rsid="002b2434" officeooo:paragraph-rsid="002e63b3" style:font-weight-asian="normal" style:font-weight-complex="normal"/>
    </style:style>
    <style:style style:name="P111" style:family="paragraph" style:parent-style-name="Standard">
      <style:paragraph-properties fo:text-align="start" style:justify-single-word="false"/>
      <style:text-properties fo:color="#000000" loext:opacity="100%" style:font-name="Liberation Serif" fo:font-size="18pt" fo:font-weight="normal" officeooo:rsid="002b2434" officeooo:paragraph-rsid="002e63b3" style:font-weight-asian="normal" style:font-weight-complex="normal"/>
    </style:style>
    <style:style style:name="P112" style:family="paragraph" style:parent-style-name="Standard">
      <style:paragraph-properties fo:text-align="start" style:justify-single-word="false"/>
      <style:text-properties fo:color="#000000" loext:opacity="100%" style:font-name="Liberation Serif" fo:font-size="18pt" fo:font-weight="normal" officeooo:rsid="00312547" officeooo:paragraph-rsid="00312547" style:font-weight-asian="normal" style:font-weight-complex="normal"/>
    </style:style>
    <style:style style:name="P113" style:family="paragraph" style:parent-style-name="Standard">
      <loext:graphic-properties draw:fill="solid" draw:fill-color="#1e1f22"/>
      <style:paragraph-properties fo:text-align="start" style:justify-single-word="false" fo:background-color="#1e1f22" fo:padding="0in" fo:border="none" style:shadow="none"/>
      <style:text-properties fo:color="#000000" loext:opacity="100%" style:font-name="Liberation Serif" fo:font-size="18pt" fo:font-weight="normal" officeooo:rsid="00312547" officeooo:paragraph-rsid="00312547" style:font-weight-asian="normal" style:font-weight-complex="normal"/>
    </style:style>
    <style:style style:name="P114" style:family="paragraph" style:parent-style-name="Standard">
      <style:paragraph-properties fo:text-align="start" style:justify-single-word="false"/>
      <style:text-properties fo:color="#000000" loext:opacity="100%" style:font-name="Liberation Serif" fo:font-size="18pt" fo:font-weight="normal" officeooo:rsid="0038e76a" officeooo:paragraph-rsid="0038e76a" style:font-weight-asian="normal" style:font-weight-complex="normal"/>
    </style:style>
    <style:style style:name="P115" style:family="paragraph" style:parent-style-name="Standard">
      <loext:graphic-properties draw:fill="solid" draw:fill-color="#1e1f22"/>
      <style:paragraph-properties fo:text-align="start" style:justify-single-word="false" fo:background-color="#1e1f22" fo:padding="0in" fo:border="none" style:shadow="none"/>
      <style:text-properties fo:color="#000000" loext:opacity="100%" style:font-name="Liberation Serif" fo:font-size="18pt" fo:font-weight="normal" officeooo:rsid="0038e76a" officeooo:paragraph-rsid="0038e76a" style:font-weight-asian="normal" style:font-weight-complex="normal"/>
    </style:style>
    <style:style style:name="P116" style:family="paragraph" style:parent-style-name="Standard">
      <style:paragraph-properties fo:text-align="start" style:justify-single-word="false"/>
      <style:text-properties fo:color="#000000" loext:opacity="100%" style:font-name="Liberation Serif" fo:font-size="18pt" fo:font-weight="normal" officeooo:rsid="003980a3" officeooo:paragraph-rsid="003980a3" style:font-weight-asian="normal" style:font-weight-complex="normal"/>
    </style:style>
    <style:style style:name="P117" style:family="paragraph" style:parent-style-name="Standard">
      <style:paragraph-properties fo:text-align="start" style:justify-single-word="false"/>
      <style:text-properties fo:color="#000000" loext:opacity="100%" style:font-name="Liberation Serif" fo:font-size="18pt" fo:font-weight="normal" officeooo:rsid="003a56a6" officeooo:paragraph-rsid="003a56a6" style:font-weight-asian="normal" style:font-weight-complex="normal"/>
    </style:style>
    <style:style style:name="P118" style:family="paragraph" style:parent-style-name="Standard">
      <loext:graphic-properties draw:fill="solid" draw:fill-color="#1e1f22"/>
      <style:paragraph-properties fo:text-align="start" style:justify-single-word="false" fo:background-color="#1e1f22" fo:padding="0in" fo:border="none" style:shadow="none"/>
      <style:text-properties fo:color="#000000" loext:opacity="100%" style:font-name="Liberation Serif" fo:font-size="18pt" fo:font-weight="normal" officeooo:rsid="003a56a6" officeooo:paragraph-rsid="003a56a6" style:font-weight-asian="normal" style:font-weight-complex="normal"/>
    </style:style>
    <style:style style:name="P119" style:family="paragraph" style:parent-style-name="Standard">
      <style:paragraph-properties fo:text-align="start" style:justify-single-word="false"/>
      <style:text-properties fo:color="#000000" loext:opacity="100%" style:font-name="Liberation Serif" fo:font-size="18pt" fo:font-weight="normal" officeooo:rsid="0050a945" officeooo:paragraph-rsid="0050a945" style:font-weight-asian="normal" style:font-weight-complex="normal"/>
    </style:style>
    <style:style style:name="P120" style:family="paragraph" style:parent-style-name="Standard">
      <style:paragraph-properties fo:text-align="start" style:justify-single-word="false"/>
      <style:text-properties fo:color="#000000" loext:opacity="100%" style:font-name="Liberation Serif" fo:font-size="18pt" fo:font-weight="bold" officeooo:rsid="00541379" officeooo:paragraph-rsid="00541379" style:font-weight-asian="bold" style:font-weight-complex="bold"/>
    </style:style>
    <style:style style:name="P121" style:family="paragraph" style:parent-style-name="Standard">
      <loext:graphic-properties draw:fill="solid" draw:fill-color="#1e1f22"/>
      <style:paragraph-properties fo:text-align="start" style:justify-single-word="false" fo:background-color="#1e1f22" fo:padding="0in" fo:border="none" style:shadow="none"/>
      <style:text-properties fo:color="#000000" loext:opacity="100%" style:font-name="Liberation Serif" fo:font-size="18pt" fo:font-weight="bold" officeooo:rsid="00541379" officeooo:paragraph-rsid="00541379" style:font-weight-asian="bold" style:font-weight-complex="bold"/>
    </style:style>
    <style:style style:name="P122" style:family="paragraph" style:parent-style-name="Standard">
      <style:paragraph-properties fo:text-align="start" style:justify-single-word="false"/>
      <style:text-properties fo:color="#000000" loext:opacity="100%" style:font-name="Liberation Serif" fo:font-size="18pt" fo:font-weight="bold" officeooo:rsid="00568e4f" officeooo:paragraph-rsid="00568e4f" style:font-weight-asian="bold" style:font-weight-complex="bold"/>
    </style:style>
    <style:style style:name="P123" style:family="paragraph" style:parent-style-name="Standard">
      <style:paragraph-properties fo:text-align="start" style:justify-single-word="false"/>
      <style:text-properties fo:color="#000000" loext:opacity="100%" style:font-name="Liberation Serif" fo:font-size="18pt" fo:font-weight="bold" officeooo:rsid="00577124" officeooo:paragraph-rsid="00577124" style:font-weight-asian="bold" style:font-weight-complex="bold"/>
    </style:style>
    <style:style style:name="P124" style:family="paragraph" style:parent-style-name="Standard">
      <loext:graphic-properties draw:fill="solid" draw:fill-color="#1e1f22"/>
      <style:paragraph-properties fo:text-align="start" style:justify-single-word="false" fo:background-color="#1e1f22" fo:padding="0in" fo:border="none" style:shadow="none"/>
      <style:text-properties fo:color="#000000" loext:opacity="100%" style:font-name="Liberation Serif" fo:font-size="18pt" fo:font-weight="bold" officeooo:rsid="00577124" officeooo:paragraph-rsid="00577124" style:font-weight-asian="bold" style:font-weight-complex="bold"/>
    </style:style>
    <style:style style:name="P125" style:family="paragraph" style:parent-style-name="Standard">
      <style:paragraph-properties fo:text-align="start" style:justify-single-word="false"/>
      <style:text-properties fo:color="#000000" loext:opacity="100%" style:font-name="Liberation Serif" fo:font-size="18pt" fo:font-weight="bold" officeooo:rsid="00594e08" officeooo:paragraph-rsid="00594e08" style:font-weight-asian="bold" style:font-weight-complex="bold"/>
    </style:style>
    <style:style style:name="P126" style:family="paragraph" style:parent-style-name="Standard">
      <loext:graphic-properties draw:fill="solid" draw:fill-color="#1e1f22"/>
      <style:paragraph-properties fo:text-align="start" style:justify-single-word="false" fo:background-color="#1e1f22" fo:padding="0in" fo:border="none" style:shadow="none"/>
      <style:text-properties fo:color="#000000" loext:opacity="100%" style:font-name="Liberation Serif" fo:font-size="18pt" fo:font-weight="bold" officeooo:rsid="00594e08" officeooo:paragraph-rsid="00594e08" style:font-weight-asian="bold" style:font-weight-complex="bold"/>
    </style:style>
    <style:style style:name="P127" style:family="paragraph" style:parent-style-name="Standard">
      <style:paragraph-properties fo:text-align="start" style:justify-single-word="false"/>
      <style:text-properties fo:color="#000000" loext:opacity="100%" style:font-name="Liberation Serif" fo:font-size="18pt" fo:font-weight="bold" officeooo:rsid="005a319c" officeooo:paragraph-rsid="005a319c" style:font-weight-asian="bold" style:font-weight-complex="bold"/>
    </style:style>
    <style:style style:name="P128" style:family="paragraph" style:parent-style-name="Standard">
      <loext:graphic-properties draw:fill="solid" draw:fill-color="#1e1f22"/>
      <style:paragraph-properties fo:text-align="start" style:justify-single-word="false" fo:background-color="#1e1f22" fo:padding="0in" fo:border="none" style:shadow="none"/>
      <style:text-properties fo:color="#000000" loext:opacity="100%" style:font-name="Liberation Serif" fo:font-size="18pt" fo:font-weight="bold" officeooo:rsid="005a319c" officeooo:paragraph-rsid="005a319c" style:font-weight-asian="bold" style:font-weight-complex="bold"/>
    </style:style>
    <style:style style:name="P129" style:family="paragraph" style:parent-style-name="Standard">
      <style:paragraph-properties fo:text-align="start" style:justify-single-word="false"/>
      <style:text-properties fo:color="#000000" loext:opacity="100%" style:font-name="Liberation Serif" fo:font-size="18pt" fo:font-weight="bold" officeooo:rsid="005b5fa3" officeooo:paragraph-rsid="005a319c" style:font-weight-asian="bold" style:font-weight-complex="bold"/>
    </style:style>
    <style:style style:name="P130" style:family="paragraph" style:parent-style-name="Standard">
      <style:paragraph-properties fo:text-align="start" style:justify-single-word="false"/>
      <style:text-properties fo:color="#000000" loext:opacity="100%" style:font-name="Liberation Serif" fo:font-size="18pt" fo:font-weight="bold" officeooo:rsid="005b5fa3" officeooo:paragraph-rsid="005b5fa3" style:font-weight-asian="bold" style:font-weight-complex="bold"/>
    </style:style>
    <style:style style:name="P131" style:family="paragraph" style:parent-style-name="Standard">
      <loext:graphic-properties draw:fill="solid" draw:fill-color="#1e1f22"/>
      <style:paragraph-properties fo:text-align="start" style:justify-single-word="false" fo:background-color="#1e1f22" fo:padding="0in" fo:border="none" style:shadow="none"/>
      <style:text-properties fo:color="#000000" loext:opacity="100%" style:font-name="Liberation Serif" fo:font-size="18pt" fo:font-weight="bold" officeooo:rsid="005b5fa3" officeooo:paragraph-rsid="005b5fa3" style:font-weight-asian="bold" style:font-weight-complex="bold"/>
    </style:style>
    <style:style style:name="P132" style:family="paragraph" style:parent-style-name="Standard">
      <style:paragraph-properties fo:text-align="start" style:justify-single-word="false"/>
      <style:text-properties fo:color="#000000" loext:opacity="100%" style:font-name="Liberation Serif" fo:font-size="18pt" fo:font-weight="bold" officeooo:rsid="005ec92a" officeooo:paragraph-rsid="005ec92a" style:font-weight-asian="bold" style:font-weight-complex="bold"/>
    </style:style>
    <style:style style:name="P133" style:family="paragraph" style:parent-style-name="Standard">
      <loext:graphic-properties draw:fill="solid" draw:fill-color="#1e1f22"/>
      <style:paragraph-properties fo:text-align="start" style:justify-single-word="false" fo:background-color="#1e1f22" fo:padding="0in" fo:border="none" style:shadow="none"/>
      <style:text-properties fo:color="#000000" loext:opacity="100%" style:font-name="Liberation Serif" fo:font-size="18pt" fo:font-weight="bold" officeooo:rsid="005ec92a" officeooo:paragraph-rsid="005ec92a" style:font-weight-asian="bold" style:font-weight-complex="bold"/>
    </style:style>
    <style:style style:name="P134" style:family="paragraph" style:parent-style-name="Standard">
      <style:paragraph-properties fo:text-align="start" style:justify-single-word="false"/>
      <style:text-properties fo:color="#000000" loext:opacity="100%" style:font-name="Liberation Serif" fo:font-size="18pt" fo:font-weight="bold" officeooo:rsid="0060777e" officeooo:paragraph-rsid="0060777e" style:font-weight-asian="bold" style:font-weight-complex="bold"/>
    </style:style>
    <style:style style:name="P135" style:family="paragraph" style:parent-style-name="Standard">
      <loext:graphic-properties draw:fill="solid" draw:fill-color="#1e1f22"/>
      <style:paragraph-properties fo:text-align="start" style:justify-single-word="false" fo:background-color="#1e1f22" fo:padding="0in" fo:border="none" style:shadow="none"/>
      <style:text-properties fo:color="#000000" loext:opacity="100%" style:font-name="Liberation Serif" fo:font-size="18pt" fo:font-weight="bold" officeooo:rsid="0060777e" officeooo:paragraph-rsid="0060777e" style:font-weight-asian="bold" style:font-weight-complex="bold"/>
    </style:style>
    <style:style style:name="P136" style:family="paragraph" style:parent-style-name="Standard">
      <style:paragraph-properties fo:text-align="start" style:justify-single-word="false"/>
      <style:text-properties fo:color="#000000" loext:opacity="100%" style:font-name="Liberation Serif" officeooo:rsid="00312547" officeooo:paragraph-rsid="00312547"/>
    </style:style>
    <style:style style:name="P137" style:family="paragraph" style:parent-style-name="Standard">
      <style:paragraph-properties fo:text-align="start" style:justify-single-word="false"/>
      <style:text-properties fo:color="#000000" loext:opacity="100%" style:font-name="Liberation Serif" fo:font-size="20pt" fo:font-weight="bold" officeooo:rsid="00378ca4" officeooo:paragraph-rsid="00378ca4" style:font-weight-asian="bold" style:font-weight-complex="bold"/>
    </style:style>
    <style:style style:name="P138" style:family="paragraph" style:parent-style-name="Standard">
      <loext:graphic-properties draw:fill="solid" draw:fill-color="#1e1f22"/>
      <style:paragraph-properties fo:text-align="start" style:justify-single-word="false" fo:background-color="#1e1f22" fo:padding="0in" fo:border="none" style:shadow="none"/>
      <style:text-properties fo:color="#000000" loext:opacity="100%" style:font-name="Liberation Serif" fo:font-size="20pt" fo:font-weight="bold" officeooo:rsid="00378ca4" officeooo:paragraph-rsid="00378ca4" style:font-weight-asian="bold" style:font-weight-complex="bold"/>
    </style:style>
    <style:style style:name="P139" style:family="paragraph" style:parent-style-name="Standard">
      <style:paragraph-properties fo:text-align="start" style:justify-single-word="false"/>
      <style:text-properties fo:color="#000000" loext:opacity="100%" style:font-name="Liberation Serif" fo:font-size="20pt" fo:font-weight="bold" officeooo:rsid="0050a945" officeooo:paragraph-rsid="0050a945" style:font-weight-asian="bold" style:font-weight-complex="bold"/>
    </style:style>
    <style:style style:name="P140" style:family="paragraph" style:parent-style-name="Standard">
      <loext:graphic-properties draw:fill="solid" draw:fill-color="#1e1f22"/>
      <style:paragraph-properties fo:text-align="start" style:justify-single-word="false" fo:background-color="#1e1f22" fo:padding="0in" fo:border="none" style:shadow="none"/>
      <style:text-properties fo:color="#000000" loext:opacity="100%" style:font-name="Liberation Serif" fo:font-size="20pt" fo:font-weight="bold" officeooo:rsid="0050a945" officeooo:paragraph-rsid="0050a945" style:font-weight-asian="bold" style:font-weight-complex="bold"/>
    </style:style>
    <style:style style:name="P141" style:family="paragraph" style:parent-style-name="Standard">
      <style:paragraph-properties fo:text-align="start" style:justify-single-word="false"/>
      <style:text-properties fo:color="#000000" loext:opacity="100%" style:font-name="Liberation Serif" fo:font-size="20pt" fo:font-weight="bold" officeooo:rsid="00528983" officeooo:paragraph-rsid="00528983" style:font-weight-asian="bold" style:font-weight-complex="bold"/>
    </style:style>
    <style:style style:name="P142" style:family="paragraph" style:parent-style-name="Standard">
      <loext:graphic-properties draw:fill="solid" draw:fill-color="#1e1f22"/>
      <style:paragraph-properties fo:text-align="start" style:justify-single-word="false" fo:background-color="#1e1f22" fo:padding="0in" fo:border="none" style:shadow="none"/>
      <style:text-properties fo:color="#000000" loext:opacity="100%" style:font-name="Liberation Serif" fo:font-size="20pt" fo:font-weight="bold" officeooo:rsid="00528983" officeooo:paragraph-rsid="00530f53" style:font-weight-asian="bold" style:font-weight-complex="bold"/>
    </style:style>
    <style:style style:name="P143" style:family="paragraph" style:parent-style-name="Standard">
      <style:paragraph-properties fo:text-align="start" style:justify-single-word="false"/>
      <style:text-properties fo:color="#000000" loext:opacity="100%" style:font-name="Liberation Serif" fo:font-size="20pt" fo:font-weight="bold" officeooo:rsid="00530f53" officeooo:paragraph-rsid="00530f53" style:font-weight-asian="bold" style:font-weight-complex="bold"/>
    </style:style>
    <style:style style:name="P144" style:family="paragraph" style:parent-style-name="Standard">
      <loext:graphic-properties draw:fill="solid" draw:fill-color="#1e1f22"/>
      <style:paragraph-properties fo:text-align="start" style:justify-single-word="false" fo:background-color="#1e1f22" fo:padding="0in" fo:border="none" style:shadow="none"/>
      <style:text-properties fo:color="#000000" loext:opacity="100%" style:font-name="Liberation Serif" fo:font-size="20pt" fo:font-weight="bold" officeooo:rsid="00530f53" officeooo:paragraph-rsid="00541379" style:font-weight-asian="bold" style:font-weight-complex="bold"/>
    </style:style>
    <style:style style:name="P145" style:family="paragraph" style:parent-style-name="Standard">
      <style:paragraph-properties fo:text-align="start" style:justify-single-word="false"/>
      <style:text-properties fo:color="#000000" loext:opacity="100%" style:font-name="Liberation Serif" fo:font-size="20pt" fo:font-weight="normal" officeooo:rsid="00378ca4" officeooo:paragraph-rsid="00378ca4" style:font-weight-asian="normal" style:font-weight-complex="normal"/>
    </style:style>
    <style:style style:name="P146" style:family="paragraph" style:parent-style-name="Standard">
      <style:paragraph-properties fo:text-align="start" style:justify-single-word="false"/>
      <style:text-properties fo:color="#000000" loext:opacity="100%" style:font-name="Liberation Serif" fo:font-size="20pt" fo:font-weight="normal" officeooo:rsid="003f704d" officeooo:paragraph-rsid="003f704d" style:font-weight-asian="normal" style:font-weight-complex="normal"/>
    </style:style>
    <style:style style:name="P147" style:family="paragraph" style:parent-style-name="Standard">
      <style:paragraph-properties fo:text-align="start" style:justify-single-word="false"/>
      <style:text-properties fo:color="#000000" loext:opacity="100%" style:font-name="Liberation Serif" fo:font-size="20pt" fo:font-weight="normal" officeooo:rsid="0042febf" officeooo:paragraph-rsid="0042febf" style:font-weight-asian="normal" style:font-weight-complex="normal"/>
    </style:style>
    <style:style style:name="P148" style:family="paragraph" style:parent-style-name="Standard">
      <loext:graphic-properties draw:fill="solid" draw:fill-color="#1e1f22"/>
      <style:paragraph-properties fo:text-align="start" style:justify-single-word="false" fo:background-color="#1e1f22" fo:padding="0in" fo:border="none" style:shadow="none"/>
      <style:text-properties fo:color="#000000" loext:opacity="100%" style:font-name="Liberation Serif" fo:font-size="20pt" fo:font-weight="normal" officeooo:rsid="0042febf" officeooo:paragraph-rsid="0042febf" style:font-weight-asian="normal" style:font-weight-complex="normal"/>
    </style:style>
    <style:style style:name="P149" style:family="paragraph" style:parent-style-name="Standard">
      <loext:graphic-properties draw:fill="solid" draw:fill-color="#1e1f22"/>
      <style:paragraph-properties fo:text-align="start" style:justify-single-word="false" fo:background-color="#1e1f22" fo:padding="0in" fo:border="none" style:shadow="none"/>
      <style:text-properties fo:color="#000000" loext:opacity="100%" style:font-name="Liberation Serif" fo:font-size="20pt" fo:font-weight="normal" officeooo:rsid="0042febf" officeooo:paragraph-rsid="0044e7e6" style:font-weight-asian="normal" style:font-weight-complex="normal"/>
    </style:style>
    <style:style style:name="P150" style:family="paragraph" style:parent-style-name="Standard">
      <style:paragraph-properties fo:text-align="start" style:justify-single-word="false"/>
      <style:text-properties fo:color="#000000" loext:opacity="100%" style:font-name="Liberation Serif" fo:font-size="20pt" fo:font-weight="normal" officeooo:rsid="0050a945" officeooo:paragraph-rsid="0050a945" style:font-weight-asian="normal" style:font-weight-complex="normal"/>
    </style:style>
    <style:style style:name="P151" style:family="paragraph" style:parent-style-name="Standard">
      <loext:graphic-properties draw:fill="solid" draw:fill-color="#1e1f22"/>
      <style:paragraph-properties fo:text-align="start" style:justify-single-word="false" fo:background-color="#1e1f22" fo:padding="0in" fo:border="none" style:shadow="none"/>
      <style:text-properties fo:color="#000000" loext:opacity="100%" style:font-name="Liberation Serif" fo:font-size="20pt" fo:font-weight="normal" officeooo:rsid="0050a945" officeooo:paragraph-rsid="0050a945" style:font-weight-asian="normal" style:font-weight-complex="normal"/>
    </style:style>
    <style:style style:name="P152" style:family="paragraph" style:parent-style-name="Standard">
      <style:paragraph-properties fo:text-align="start" style:justify-single-word="false"/>
      <style:text-properties fo:color="#000000" loext:opacity="100%" style:font-name="Liberation Serif" fo:font-size="20pt" fo:font-weight="normal" officeooo:rsid="0042febf" officeooo:paragraph-rsid="0042febf" style:font-size-asian="15pt" style:font-weight-asian="normal" style:font-weight-complex="normal"/>
    </style:style>
    <style:style style:name="P153" style:family="paragraph" style:parent-style-name="Standard">
      <style:paragraph-properties fo:text-align="start" style:justify-single-word="false"/>
      <style:text-properties fo:color="#000000" loext:opacity="100%" style:font-name="Liberation Serif" fo:font-size="20pt" fo:font-weight="normal" officeooo:rsid="0044e7e6" officeooo:paragraph-rsid="0044e7e6" style:font-size-asian="15pt" style:font-weight-asian="normal" style:font-weight-complex="normal"/>
    </style:style>
    <style:style style:name="P154" style:family="paragraph" style:parent-style-name="Standard">
      <style:paragraph-properties fo:text-align="start" style:justify-single-word="false"/>
      <style:text-properties fo:color="#000000" loext:opacity="100%" style:font-name="Liberation Serif" fo:font-size="22pt" fo:font-weight="bold" officeooo:rsid="003bd3a1" officeooo:paragraph-rsid="003bd3a1" style:font-weight-asian="bold" style:font-weight-complex="bold"/>
    </style:style>
    <style:style style:name="P155" style:family="paragraph" style:parent-style-name="Standard">
      <loext:graphic-properties draw:fill="solid" draw:fill-color="#1e1f22"/>
      <style:paragraph-properties fo:text-align="start" style:justify-single-word="false" fo:background-color="#1e1f22" fo:padding="0in" fo:border="none" style:shadow="none"/>
      <style:text-properties fo:color="#000000" loext:opacity="100%" style:font-name="Liberation Serif" fo:font-size="22pt" fo:font-weight="bold" officeooo:rsid="003bd3a1" officeooo:paragraph-rsid="003bd3a1" style:font-weight-asian="bold" style:font-weight-complex="bold"/>
    </style:style>
    <style:style style:name="P156" style:family="paragraph" style:parent-style-name="Standard">
      <style:paragraph-properties fo:text-align="start" style:justify-single-word="false"/>
      <style:text-properties fo:color="#000000" loext:opacity="100%" style:font-name="Liberation Serif" fo:font-size="22pt" fo:font-weight="bold" officeooo:rsid="003f704d" officeooo:paragraph-rsid="003f704d" style:font-weight-asian="bold" style:font-weight-complex="bold"/>
    </style:style>
    <style:style style:name="P157" style:family="paragraph" style:parent-style-name="Standard">
      <style:paragraph-properties fo:text-align="start" style:justify-single-word="false"/>
      <style:text-properties fo:color="#000000" loext:opacity="100%" style:font-name="Liberation Serif" fo:font-size="22pt" fo:font-weight="bold" officeooo:rsid="0045d655" officeooo:paragraph-rsid="0045d655" style:font-weight-asian="bold" style:font-weight-complex="bold"/>
    </style:style>
    <style:style style:name="P158" style:family="paragraph" style:parent-style-name="Standard">
      <style:paragraph-properties fo:text-align="start" style:justify-single-word="false"/>
      <style:text-properties fo:color="#000000" loext:opacity="100%" style:font-name="Liberation Serif" fo:font-size="22pt" fo:font-weight="bold" officeooo:rsid="0045d655" officeooo:paragraph-rsid="00476d86" style:font-weight-asian="bold" style:font-weight-complex="bold"/>
    </style:style>
    <style:style style:name="P159" style:family="paragraph" style:parent-style-name="Standard">
      <loext:graphic-properties draw:fill="solid" draw:fill-color="#1e1f22"/>
      <style:paragraph-properties fo:text-align="start" style:justify-single-word="false" fo:background-color="#1e1f22" fo:padding="0in" fo:border="none" style:shadow="none"/>
      <style:text-properties fo:color="#000000" loext:opacity="100%" style:font-name="Liberation Serif" fo:font-size="22pt" fo:font-weight="bold" officeooo:rsid="0045d655" officeooo:paragraph-rsid="00476d86" style:font-weight-asian="bold" style:font-weight-complex="bold"/>
    </style:style>
    <style:style style:name="P160" style:family="paragraph" style:parent-style-name="Standard">
      <style:paragraph-properties fo:text-align="start" style:justify-single-word="false"/>
      <style:text-properties fo:color="#000000" loext:opacity="100%" style:font-name="Liberation Serif" fo:font-size="22pt" fo:font-weight="bold" officeooo:rsid="0045d655" officeooo:paragraph-rsid="00486750" style:font-weight-asian="bold" style:font-weight-complex="bold"/>
    </style:style>
    <style:style style:name="P161" style:family="paragraph" style:parent-style-name="Standard">
      <loext:graphic-properties draw:fill="solid" draw:fill-color="#1e1f22"/>
      <style:paragraph-properties fo:text-align="start" style:justify-single-word="false" fo:background-color="#1e1f22" fo:padding="0in" fo:border="none" style:shadow="none"/>
      <style:text-properties fo:color="#000000" loext:opacity="100%" style:font-name="Liberation Serif" fo:font-size="22pt" fo:font-weight="bold" officeooo:rsid="0045d655" officeooo:paragraph-rsid="00486750" style:font-weight-asian="bold" style:font-weight-complex="bold"/>
    </style:style>
    <style:style style:name="P162" style:family="paragraph" style:parent-style-name="Standard">
      <style:paragraph-properties fo:text-align="start" style:justify-single-word="false"/>
      <style:text-properties fo:color="#000000" loext:opacity="100%" style:font-name="Liberation Serif" fo:font-size="22pt" fo:font-weight="bold" officeooo:rsid="0045d655" officeooo:paragraph-rsid="004999cc" style:font-weight-asian="bold" style:font-weight-complex="bold"/>
    </style:style>
    <style:style style:name="P163" style:family="paragraph" style:parent-style-name="Standard">
      <style:paragraph-properties fo:text-align="start" style:justify-single-word="false"/>
      <style:text-properties fo:color="#000000" loext:opacity="100%" style:font-name="Liberation Serif" fo:font-size="22pt" fo:font-weight="bold" officeooo:rsid="0045d655" officeooo:paragraph-rsid="004b5ff8" style:font-weight-asian="bold" style:font-weight-complex="bold"/>
    </style:style>
    <style:style style:name="P164" style:family="paragraph" style:parent-style-name="Standard">
      <loext:graphic-properties draw:fill="solid" draw:fill-color="#1e1f22"/>
      <style:paragraph-properties fo:text-align="start" style:justify-single-word="false" fo:background-color="#1e1f22" fo:padding="0in" fo:border="none" style:shadow="none"/>
      <style:text-properties fo:color="#000000" loext:opacity="100%" style:font-name="Liberation Serif" fo:font-size="22pt" fo:font-weight="bold" officeooo:rsid="0045d655" officeooo:paragraph-rsid="004b5ff8" style:font-weight-asian="bold" style:font-weight-complex="bold"/>
    </style:style>
    <style:style style:name="P165" style:family="paragraph" style:parent-style-name="Standard">
      <style:paragraph-properties fo:text-align="start" style:justify-single-word="false"/>
      <style:text-properties fo:color="#000000" loext:opacity="100%" style:font-name="Liberation Serif" fo:font-size="22pt" fo:font-weight="bold" officeooo:rsid="0045d655" officeooo:paragraph-rsid="004e1e7a" style:font-weight-asian="bold" style:font-weight-complex="bold"/>
    </style:style>
    <style:style style:name="P166" style:family="paragraph" style:parent-style-name="Standard">
      <loext:graphic-properties draw:fill="solid" draw:fill-color="#1e1f22"/>
      <style:paragraph-properties fo:text-align="start" style:justify-single-word="false" fo:background-color="#1e1f22" fo:padding="0in" fo:border="none" style:shadow="none"/>
      <style:text-properties fo:color="#000000" loext:opacity="100%" style:font-name="Liberation Serif" fo:font-size="22pt" fo:font-weight="bold" officeooo:rsid="0045d655" officeooo:paragraph-rsid="004e1e7a" style:font-weight-asian="bold" style:font-weight-complex="bold"/>
    </style:style>
    <style:style style:name="P167" style:family="paragraph" style:parent-style-name="Standard">
      <style:paragraph-properties fo:text-align="start" style:justify-single-word="false"/>
      <style:text-properties fo:color="#000000" loext:opacity="100%" style:font-name="Liberation Serif" fo:font-size="22pt" fo:font-weight="bold" officeooo:rsid="0045d655" officeooo:paragraph-rsid="004e522b" style:font-weight-asian="bold" style:font-weight-complex="bold"/>
    </style:style>
    <style:style style:name="P168" style:family="paragraph" style:parent-style-name="Standard">
      <loext:graphic-properties draw:fill="solid" draw:fill-color="#1e1f22"/>
      <style:paragraph-properties fo:text-align="start" style:justify-single-word="false" fo:background-color="#1e1f22" fo:padding="0in" fo:border="none" style:shadow="none"/>
      <style:text-properties fo:color="#000000" loext:opacity="100%" style:font-name="Liberation Serif" fo:font-size="22pt" fo:font-weight="bold" officeooo:rsid="0045d655" officeooo:paragraph-rsid="004e522b" style:font-weight-asian="bold" style:font-weight-complex="bold"/>
    </style:style>
    <style:style style:name="P169" style:family="paragraph" style:parent-style-name="Standard">
      <style:paragraph-properties fo:text-align="start" style:justify-single-word="false"/>
      <style:text-properties fo:color="#000000" loext:opacity="100%" style:font-name="Liberation Serif" fo:font-size="22pt" fo:font-weight="bold" officeooo:rsid="0045d655" officeooo:paragraph-rsid="0050a945" style:font-weight-asian="bold" style:font-weight-complex="bold"/>
    </style:style>
    <style:style style:name="P170" style:family="paragraph" style:parent-style-name="Standard">
      <loext:graphic-properties draw:fill="solid" draw:fill-color="#1e1f22"/>
      <style:paragraph-properties fo:text-align="start" style:justify-single-word="false" fo:background-color="#1e1f22" fo:padding="0in" fo:border="none" style:shadow="none"/>
      <style:text-properties fo:color="#000000" loext:opacity="100%" style:font-name="Liberation Serif" fo:font-size="22pt" fo:font-weight="bold" officeooo:rsid="0045d655" officeooo:paragraph-rsid="0050a945" style:font-weight-asian="bold" style:font-weight-complex="bold"/>
    </style:style>
    <style:style style:name="P171" style:family="paragraph" style:parent-style-name="Standard">
      <loext:graphic-properties draw:fill="solid" draw:fill-color="#1e1f22"/>
      <style:paragraph-properties fo:text-align="start" style:justify-single-word="false" fo:background-color="#1e1f22" fo:padding="0in" fo:border="none" style:shadow="none"/>
      <style:text-properties fo:color="#000000" loext:opacity="100%" style:font-name="Liberation Serif" fo:font-size="22pt" fo:font-weight="bold" officeooo:rsid="00486750" officeooo:paragraph-rsid="00486750" style:font-weight-asian="bold" style:font-weight-complex="bold"/>
    </style:style>
    <style:style style:name="P172" style:family="paragraph" style:parent-style-name="Standard">
      <style:paragraph-properties fo:text-align="start" style:justify-single-word="false"/>
      <style:text-properties fo:color="#000000" loext:opacity="100%" style:font-name="Liberation Serif" fo:font-size="22pt" fo:font-weight="bold" officeooo:rsid="005a319c" officeooo:paragraph-rsid="005a319c" style:font-weight-asian="bold" style:font-weight-complex="bold"/>
    </style:style>
    <style:style style:name="P173" style:family="paragraph" style:parent-style-name="Standard">
      <style:paragraph-properties fo:text-align="start" style:justify-single-word="false"/>
      <style:text-properties fo:color="#000000" loext:opacity="100%" style:font-name="Liberation Serif" fo:font-size="22pt" fo:font-weight="normal" officeooo:rsid="003bd3a1" officeooo:paragraph-rsid="003bd3a1" style:font-weight-asian="normal" style:font-weight-complex="normal"/>
    </style:style>
    <style:style style:name="P174" style:family="paragraph" style:parent-style-name="Standard">
      <style:paragraph-properties fo:text-align="start" style:justify-single-word="false"/>
      <style:text-properties fo:color="#000000" loext:opacity="100%" style:font-name="Liberation Serif" fo:font-size="22pt" fo:font-weight="normal" officeooo:rsid="005a319c" officeooo:paragraph-rsid="005a319c" style:font-weight-asian="normal" style:font-weight-complex="normal"/>
    </style:style>
    <style:style style:name="P175" style:family="paragraph" style:parent-style-name="Standard">
      <loext:graphic-properties draw:fill="solid" draw:fill-color="#1e1f22"/>
      <style:paragraph-properties fo:background-color="#1e1f22" fo:padding="0in" fo:border="none" style:shadow="none"/>
      <style:text-properties fo:color="#000000" loext:opacity="100%" style:font-name="Liberation Serif" fo:font-size="19pt" fo:font-weight="bold" officeooo:rsid="009cde96" officeooo:paragraph-rsid="009cde96" style:font-size-asian="15pt" style:font-weight-asian="bold" style:font-weight-complex="bold"/>
    </style:style>
    <style:style style:name="P176" style:family="paragraph" style:parent-style-name="Standard">
      <loext:graphic-properties draw:fill="solid" draw:fill-color="#1e1f22"/>
      <style:paragraph-properties fo:background-color="#1e1f22" fo:padding="0in" fo:border="none" style:shadow="none"/>
      <style:text-properties fo:color="#000000" loext:opacity="100%" style:font-name="Liberation Serif" fo:font-size="19pt" fo:font-weight="normal" officeooo:rsid="009cde96" officeooo:paragraph-rsid="009cde96" style:font-size-asian="15pt" style:font-weight-asian="normal" style:font-weight-complex="normal"/>
    </style:style>
    <style:style style:name="P177" style:family="paragraph" style:parent-style-name="Standard">
      <style:text-properties fo:color="#000000" loext:opacity="100%" style:font-name="Liberation Serif" fo:font-size="19pt" fo:font-style="normal" fo:font-weight="bold" officeooo:rsid="009cde96" officeooo:paragraph-rsid="009cde96" style:font-size-asian="15pt" style:font-style-asian="normal" style:font-weight-asian="bold" style:font-weight-complex="bold"/>
    </style:style>
    <style:style style:name="P178" style:family="paragraph" style:parent-style-name="Standard">
      <style:text-properties fo:color="#000000" loext:opacity="100%" style:font-name="Liberation Serif" fo:font-size="19pt" fo:font-style="normal" fo:font-weight="bold" officeooo:rsid="009f6776" officeooo:paragraph-rsid="009f6776" style:font-size-asian="15pt" style:font-style-asian="normal" style:font-weight-asian="bold" style:font-weight-complex="bold"/>
    </style:style>
    <style:style style:name="P179" style:family="paragraph" style:parent-style-name="Standard">
      <style:text-properties fo:color="#000000" loext:opacity="100%" style:font-name="Liberation Serif" fo:font-size="19pt" fo:font-style="normal" fo:font-weight="normal" officeooo:rsid="009cde96" officeooo:paragraph-rsid="009cde96" style:font-size-asian="15pt" style:font-style-asian="normal" style:font-weight-asian="normal" style:font-weight-complex="normal"/>
    </style:style>
    <style:style style:name="P180" style:family="paragraph" style:parent-style-name="Standard">
      <style:paragraph-properties fo:text-align="start" style:justify-single-word="false"/>
      <style:text-properties fo:color="#000000" loext:opacity="100%" style:font-name="JetBrains Mono" fo:font-size="14pt" fo:font-style="normal" fo:font-weight="bold" officeooo:rsid="002e63b3" officeooo:paragraph-rsid="002e63b3" style:font-size-asian="10pt" style:font-style-asian="normal" style:font-weight-asian="bold" style:font-weight-complex="bold"/>
    </style:style>
    <style:style style:name="P181" style:family="paragraph" style:parent-style-name="Standard">
      <loext:graphic-properties draw:fill="solid" draw:fill-color="#1e1f22"/>
      <style:paragraph-properties fo:text-align="start" style:justify-single-word="false" fo:background-color="#1e1f22" fo:padding="0in" fo:border="none" style:shadow="none"/>
      <style:text-properties fo:color="#000000" loext:opacity="100%" style:font-name="JetBrains Mono" fo:font-size="14pt" fo:font-style="normal" fo:font-weight="bold" officeooo:rsid="002e63b3" officeooo:paragraph-rsid="002e63b3" style:font-size-asian="10pt" style:font-style-asian="normal" style:font-weight-asian="bold" style:font-weight-complex="bold"/>
    </style:style>
    <style:style style:name="P182" style:family="paragraph" style:parent-style-name="Standard">
      <style:paragraph-properties fo:text-align="start" style:justify-single-word="false"/>
      <style:text-properties fo:color="#000000" loext:opacity="100%" style:font-name="JetBrains Mono" fo:font-size="14pt" fo:font-style="normal" fo:font-weight="bold" officeooo:rsid="00354a59" officeooo:paragraph-rsid="00354a59" style:font-size-asian="10pt" style:font-style-asian="normal" style:font-weight-asian="bold" style:font-weight-complex="bold"/>
    </style:style>
    <style:style style:name="P183" style:family="paragraph" style:parent-style-name="Standard">
      <loext:graphic-properties draw:fill="solid" draw:fill-color="#1e1f22"/>
      <style:paragraph-properties fo:text-align="start" style:justify-single-word="false" fo:background-color="#1e1f22" fo:padding="0in" fo:border="none" style:shadow="none"/>
      <style:text-properties fo:color="#000000" loext:opacity="100%" style:font-name="JetBrains Mono" fo:font-size="14pt" fo:font-style="normal" fo:font-weight="bold" officeooo:rsid="00354a59" officeooo:paragraph-rsid="00354a59" style:font-size-asian="10pt" style:font-style-asian="normal" style:font-weight-asian="bold" style:font-weight-complex="bold"/>
    </style:style>
    <style:style style:name="P184" style:family="paragraph" style:parent-style-name="Standard">
      <style:paragraph-properties fo:text-align="start" style:justify-single-word="false"/>
      <style:text-properties fo:color="#000000" loext:opacity="100%" style:font-name="JetBrains Mono" fo:font-size="14pt" fo:font-style="normal" fo:font-weight="normal" officeooo:rsid="00354a59" officeooo:paragraph-rsid="00354a59" style:font-size-asian="10pt" style:font-style-asian="normal" style:font-weight-asian="normal" style:font-weight-complex="normal"/>
    </style:style>
    <style:style style:name="P185" style:family="paragraph" style:parent-style-name="Standard">
      <style:paragraph-properties fo:text-align="start" style:justify-single-word="false"/>
      <style:text-properties fo:color="#000000" loext:opacity="100%" style:font-name="JetBrains Mono" fo:font-size="16pt" fo:font-style="normal" fo:font-weight="bold" officeooo:rsid="00354a59" officeooo:paragraph-rsid="00354a59" style:font-size-asian="10pt" style:font-style-asian="normal" style:font-weight-asian="bold" style:font-weight-complex="bold"/>
    </style:style>
    <style:style style:name="P186" style:family="paragraph" style:parent-style-name="Standard">
      <style:paragraph-properties fo:text-align="start" style:justify-single-word="false"/>
      <style:text-properties fo:color="#000000" loext:opacity="100%" style:font-name="JetBrains Mono" fo:font-size="18pt" fo:font-style="normal" fo:font-weight="bold" officeooo:rsid="0034b6e1" officeooo:paragraph-rsid="0034b6e1" style:font-size-asian="10pt" style:font-style-asian="normal" style:font-weight-asian="bold" style:font-weight-complex="bold"/>
    </style:style>
    <style:style style:name="P187" style:family="paragraph" style:parent-style-name="Standard">
      <loext:graphic-properties draw:fill="solid" draw:fill-color="#1e1f22"/>
      <style:paragraph-properties fo:background-color="#1e1f22" fo:padding="0in" fo:border="none" style:shadow="none"/>
      <style:text-properties officeooo:paragraph-rsid="0067bc8d"/>
    </style:style>
    <style:style style:name="P188" style:family="paragraph" style:parent-style-name="Standard">
      <loext:graphic-properties draw:fill="solid" draw:fill-color="#1e1f22"/>
      <style:paragraph-properties fo:background-color="#1e1f22" fo:padding="0in" fo:border="none" style:shadow="none"/>
      <style:text-properties officeooo:paragraph-rsid="00724bfa"/>
    </style:style>
    <style:style style:name="P189" style:family="paragraph" style:parent-style-name="Standard">
      <loext:graphic-properties draw:fill="solid" draw:fill-color="#1e1f22"/>
      <style:paragraph-properties fo:background-color="#1e1f22" fo:padding="0in" fo:border="none" style:shadow="none"/>
      <style:text-properties fo:color="#6aab73" loext:opacity="100%" style:font-name="JetBrains Mono" fo:font-size="15pt" fo:font-style="normal" fo:font-weight="normal" officeooo:paragraph-rsid="00724bfa" style:font-size-asian="15pt" style:font-style-asian="normal" style:font-weight-asian="normal"/>
    </style:style>
    <style:style style:name="P190" style:family="paragraph" style:parent-style-name="Standard">
      <style:text-properties officeooo:rsid="00728eb6" officeooo:paragraph-rsid="00728eb6"/>
    </style:style>
    <style:style style:name="P191" style:family="paragraph" style:parent-style-name="Standard">
      <loext:graphic-properties draw:fill="solid" draw:fill-color="#1e1f22"/>
      <style:paragraph-properties fo:background-color="#1e1f22" fo:padding="0in" fo:border="none" style:shadow="none"/>
      <style:text-properties officeooo:rsid="00728eb6" officeooo:paragraph-rsid="00728eb6"/>
    </style:style>
    <style:style style:name="P192" style:family="paragraph" style:parent-style-name="Standard">
      <style:text-properties fo:font-size="14pt" officeooo:rsid="00728eb6" officeooo:paragraph-rsid="00728eb6" style:font-size-asian="15pt"/>
    </style:style>
    <style:style style:name="P193" style:family="paragraph" style:parent-style-name="Standard">
      <style:text-properties style:font-name="Liberation Serif" fo:font-size="18pt" officeooo:rsid="00749511" officeooo:paragraph-rsid="00749511" style:font-size-asian="15pt"/>
    </style:style>
    <style:style style:name="P194" style:family="paragraph" style:parent-style-name="Standard">
      <style:text-properties style:font-name="Liberation Serif" fo:font-size="18pt" fo:font-weight="bold" officeooo:rsid="00749511" officeooo:paragraph-rsid="00749511" style:font-size-asian="15pt" style:font-weight-asian="bold" style:font-weight-complex="bold"/>
    </style:style>
    <style:style style:name="P195" style:family="paragraph" style:parent-style-name="Standard">
      <style:text-properties style:font-name="Liberation Serif" fo:font-size="18pt" fo:font-weight="bold" officeooo:rsid="00b4ab2f" officeooo:paragraph-rsid="00b4ab2f" style:font-size-asian="15pt" style:font-weight-asian="bold" style:font-weight-complex="bold"/>
    </style:style>
    <style:style style:name="P196" style:family="paragraph" style:parent-style-name="Standard">
      <style:text-properties style:font-name="Liberation Serif" fo:font-size="18pt" fo:font-weight="normal" officeooo:rsid="0099edfb" officeooo:paragraph-rsid="0099edfb" style:font-size-asian="15pt" style:font-weight-asian="normal" style:font-weight-complex="normal"/>
    </style:style>
    <style:style style:name="P197" style:family="paragraph" style:parent-style-name="Standard">
      <loext:graphic-properties draw:fill="solid" draw:fill-color="#1e1f22"/>
      <style:paragraph-properties fo:background-color="#1e1f22" fo:padding="0in" fo:border="none" style:shadow="none"/>
      <style:text-properties style:font-name="Liberation Serif" fo:font-size="18pt" fo:font-weight="normal" officeooo:rsid="0099edfb" officeooo:paragraph-rsid="0099edfb" style:font-size-asian="15pt" style:font-weight-asian="normal" style:font-weight-complex="normal"/>
    </style:style>
    <style:style style:name="P198" style:family="paragraph" style:parent-style-name="Standard">
      <style:text-properties style:font-name="Liberation Serif" fo:font-size="18pt" fo:font-weight="normal" officeooo:rsid="00b2118b" officeooo:paragraph-rsid="00b2118b" style:font-size-asian="15pt" style:font-weight-asian="normal" style:font-weight-complex="normal"/>
    </style:style>
    <style:style style:name="P199" style:family="paragraph" style:parent-style-name="Standard">
      <style:text-properties style:font-name="Liberation Serif" fo:font-size="18pt" fo:font-weight="normal" officeooo:rsid="00af427e" officeooo:paragraph-rsid="00af427e" style:font-size-asian="15pt" style:font-weight-asian="normal" style:font-weight-complex="normal"/>
    </style:style>
    <style:style style:name="P200" style:family="paragraph" style:parent-style-name="Standard">
      <style:text-properties style:font-name="Liberation Serif" fo:font-size="18pt" fo:font-weight="normal" officeooo:rsid="00b36ce4" officeooo:paragraph-rsid="00b36ce4" style:font-size-asian="15pt" style:font-weight-asian="normal" style:font-weight-complex="normal"/>
    </style:style>
    <style:style style:name="P201" style:family="paragraph" style:parent-style-name="Standard">
      <style:text-properties style:font-name="Liberation Serif" fo:font-size="18pt" fo:font-weight="normal" officeooo:rsid="00b4ab2f" officeooo:paragraph-rsid="00b4ab2f" style:font-size-asian="15pt" style:font-weight-asian="normal" style:font-weight-complex="normal"/>
    </style:style>
    <style:style style:name="P202" style:family="paragraph" style:parent-style-name="Standard">
      <loext:graphic-properties draw:fill="solid" draw:fill-color="#1e1f22"/>
      <style:paragraph-properties fo:background-color="#1e1f22" fo:padding="0in" fo:border="none" style:shadow="none"/>
      <style:text-properties style:font-name="Liberation Serif" fo:font-size="18pt" fo:font-weight="normal" officeooo:rsid="00b4ab2f" officeooo:paragraph-rsid="00b4ab2f" style:font-size-asian="15pt" style:font-weight-asian="normal" style:font-weight-complex="normal"/>
    </style:style>
    <style:style style:name="P203" style:family="paragraph" style:parent-style-name="Standard">
      <style:text-properties style:font-name="Liberation Serif" fo:font-size="16pt" fo:font-weight="normal" officeooo:rsid="00749511" officeooo:paragraph-rsid="00749511" style:font-size-asian="15pt" style:font-weight-asian="normal" style:font-weight-complex="normal"/>
    </style:style>
    <style:style style:name="P204" style:family="paragraph" style:parent-style-name="Standard">
      <style:text-properties style:font-name="Liberation Serif" fo:font-size="16pt" fo:font-weight="bold" officeooo:rsid="008d9834" officeooo:paragraph-rsid="008d9834" style:font-size-asian="15pt" style:font-weight-asian="bold" style:font-weight-complex="bold"/>
    </style:style>
    <style:style style:name="P205" style:family="paragraph" style:parent-style-name="Standard">
      <style:text-properties style:font-name="Liberation Serif" fo:font-size="20pt" fo:font-weight="bold" officeooo:rsid="008d9834" officeooo:paragraph-rsid="008d9834" style:font-size-asian="15pt" style:font-weight-asian="bold" style:font-weight-complex="bold"/>
    </style:style>
    <style:style style:name="P206" style:family="paragraph" style:parent-style-name="Standard">
      <style:text-properties style:font-name="Liberation Serif" fo:font-size="20pt" fo:font-weight="bold" officeooo:rsid="0091477f" officeooo:paragraph-rsid="0091477f" style:font-size-asian="15pt" style:font-weight-asian="bold" style:font-weight-complex="bold"/>
    </style:style>
    <style:style style:name="P207" style:family="paragraph" style:parent-style-name="Standard">
      <loext:graphic-properties draw:fill="solid" draw:fill-color="#1e1f22"/>
      <style:paragraph-properties fo:background-color="#1e1f22" fo:padding="0in" fo:border="none" style:shadow="none"/>
      <style:text-properties style:font-name="Liberation Serif" fo:font-size="20pt" fo:font-weight="bold" officeooo:rsid="0091477f" officeooo:paragraph-rsid="0091477f" style:font-size-asian="15pt" style:font-weight-asian="bold" style:font-weight-complex="bold"/>
    </style:style>
    <style:style style:name="P208" style:family="paragraph" style:parent-style-name="Standard">
      <style:text-properties style:font-name="Liberation Serif" fo:font-size="20pt" fo:font-weight="bold" officeooo:rsid="0093a026" officeooo:paragraph-rsid="0093a026" style:font-size-asian="15pt" style:font-weight-asian="bold" style:font-weight-complex="bold"/>
    </style:style>
    <style:style style:name="P209" style:family="paragraph" style:parent-style-name="Standard">
      <style:text-properties style:font-name="Liberation Serif" fo:font-size="20pt" fo:font-weight="bold" officeooo:rsid="0096cffe" officeooo:paragraph-rsid="0096cffe" style:font-size-asian="15pt" style:font-weight-asian="bold" style:font-weight-complex="bold"/>
    </style:style>
    <style:style style:name="P210" style:family="paragraph" style:parent-style-name="Standard">
      <loext:graphic-properties draw:fill="solid" draw:fill-color="#1e1f22"/>
      <style:paragraph-properties fo:background-color="#1e1f22" fo:padding="0in" fo:border="none" style:shadow="none"/>
      <style:text-properties style:font-name="Liberation Serif" fo:font-size="20pt" fo:font-weight="bold" officeooo:rsid="0096cffe" officeooo:paragraph-rsid="0096cffe" style:font-size-asian="15pt" style:font-weight-asian="bold" style:font-weight-complex="bold"/>
    </style:style>
    <style:style style:name="P211" style:family="paragraph" style:parent-style-name="Standard">
      <style:text-properties style:font-name="Liberation Serif" fo:font-size="20pt" fo:font-weight="bold" officeooo:rsid="0099e98d" officeooo:paragraph-rsid="0099e98d" style:font-size-asian="15pt" style:font-weight-asian="bold" style:font-weight-complex="bold"/>
    </style:style>
    <style:style style:name="P212" style:family="paragraph" style:parent-style-name="Standard">
      <style:text-properties style:font-name="Liberation Serif" fo:font-size="20pt" fo:font-weight="bold" officeooo:rsid="00a36c3e" officeooo:paragraph-rsid="00a36c3e" style:font-size-asian="15pt" style:font-weight-asian="bold" style:font-weight-complex="bold"/>
    </style:style>
    <style:style style:name="P213" style:family="paragraph" style:parent-style-name="Standard">
      <loext:graphic-properties draw:fill="solid" draw:fill-color="#1e1f22"/>
      <style:paragraph-properties fo:background-color="#1e1f22" fo:padding="0in" fo:border="none" style:shadow="none"/>
      <style:text-properties style:font-name="Liberation Serif" fo:font-size="20pt" fo:font-weight="bold" officeooo:rsid="00a36c3e" officeooo:paragraph-rsid="00a36c3e" style:font-size-asian="15pt" style:font-weight-asian="bold" style:font-weight-complex="bold"/>
    </style:style>
    <style:style style:name="P214" style:family="paragraph" style:parent-style-name="Standard">
      <style:text-properties style:font-name="Liberation Serif" fo:font-size="20pt" fo:font-weight="bold" officeooo:rsid="00adaf3a" officeooo:paragraph-rsid="00adaf3a" style:font-size-asian="15pt" style:font-weight-asian="bold" style:font-weight-complex="bold"/>
    </style:style>
    <style:style style:name="P215" style:family="paragraph" style:parent-style-name="Standard">
      <style:text-properties style:font-name="Liberation Serif" fo:font-size="20pt" fo:font-weight="bold" officeooo:rsid="00af427e" officeooo:paragraph-rsid="00af427e" style:font-size-asian="15pt" style:font-weight-asian="bold" style:font-weight-complex="bold"/>
    </style:style>
    <style:style style:name="P216" style:family="paragraph" style:parent-style-name="Standard">
      <style:text-properties style:font-name="Liberation Serif" fo:font-size="20pt" fo:font-weight="bold" officeooo:rsid="00b2118b" officeooo:paragraph-rsid="00b2118b" style:font-size-asian="15pt" style:font-weight-asian="bold" style:font-weight-complex="bold"/>
    </style:style>
    <style:style style:name="P217" style:family="paragraph" style:parent-style-name="Standard">
      <style:text-properties style:font-name="Liberation Serif" fo:font-size="20pt" fo:font-weight="bold" officeooo:rsid="00b36ce4" officeooo:paragraph-rsid="00b36ce4" style:font-size-asian="15pt" style:font-weight-asian="bold" style:font-weight-complex="bold"/>
    </style:style>
    <style:style style:name="P218" style:family="paragraph" style:parent-style-name="Standard">
      <loext:graphic-properties draw:fill="solid" draw:fill-color="#1e1f22"/>
      <style:paragraph-properties fo:background-color="#1e1f22" fo:padding="0in" fo:border="none" style:shadow="none"/>
      <style:text-properties style:font-name="Liberation Serif" fo:font-size="20pt" fo:font-weight="bold" officeooo:rsid="00b36ce4" officeooo:paragraph-rsid="00b36ce4" style:font-size-asian="15pt" style:font-weight-asian="bold" style:font-weight-complex="bold"/>
    </style:style>
    <style:style style:name="P219" style:family="paragraph" style:parent-style-name="Standard">
      <style:text-properties style:font-name="Liberation Serif" fo:font-size="20pt" fo:font-weight="bold" officeooo:rsid="00b4ab2f" officeooo:paragraph-rsid="00b4ab2f" style:font-size-asian="15pt" style:font-weight-asian="bold" style:font-weight-complex="bold"/>
    </style:style>
    <style:style style:name="P220" style:family="paragraph" style:parent-style-name="Standard">
      <style:text-properties style:font-name="Liberation Serif" fo:font-size="20pt" fo:font-weight="bold" officeooo:rsid="00b54545" officeooo:paragraph-rsid="00b54545" style:font-size-asian="15pt" style:font-weight-asian="bold" style:font-weight-complex="bold"/>
    </style:style>
    <style:style style:name="P221" style:family="paragraph" style:parent-style-name="Standard">
      <loext:graphic-properties draw:fill="solid" draw:fill-color="#1e1f22"/>
      <style:paragraph-properties fo:background-color="#1e1f22" fo:padding="0in" fo:border="none" style:shadow="none"/>
      <style:text-properties style:font-name="Liberation Serif" fo:font-size="20pt" fo:font-weight="bold" officeooo:rsid="00b54545" officeooo:paragraph-rsid="00b54545" style:font-size-asian="15pt" style:font-weight-asian="bold" style:font-weight-complex="bold"/>
    </style:style>
    <style:style style:name="P222" style:family="paragraph" style:parent-style-name="Standard">
      <style:text-properties style:font-name="Liberation Serif" fo:font-size="20pt" fo:font-weight="bold" officeooo:rsid="00b55e13" officeooo:paragraph-rsid="00b55e13" style:font-size-asian="15pt" style:font-weight-asian="bold" style:font-weight-complex="bold"/>
    </style:style>
    <style:style style:name="P223" style:family="paragraph" style:parent-style-name="Standard">
      <loext:graphic-properties draw:fill="solid" draw:fill-color="#1e1f22"/>
      <style:paragraph-properties fo:background-color="#1e1f22" fo:padding="0in" fo:border="none" style:shadow="none"/>
      <style:text-properties style:font-name="Liberation Serif" fo:font-size="20pt" fo:font-weight="bold" officeooo:rsid="00b55e13" officeooo:paragraph-rsid="00b55e13" style:font-size-asian="15pt" style:font-weight-asian="bold" style:font-weight-complex="bold"/>
    </style:style>
    <style:style style:name="P224" style:family="paragraph" style:parent-style-name="Standard">
      <style:text-properties style:font-name="Liberation Serif" fo:font-size="20pt" fo:font-weight="bold" officeooo:rsid="00b755a8" officeooo:paragraph-rsid="00b755a8" style:font-size-asian="15pt" style:font-weight-asian="bold" style:font-weight-complex="bold"/>
    </style:style>
    <style:style style:name="P225" style:family="paragraph" style:parent-style-name="Standard">
      <loext:graphic-properties draw:fill="solid" draw:fill-color="#1e1f22"/>
      <style:paragraph-properties fo:background-color="#1e1f22" fo:padding="0in" fo:border="none" style:shadow="none"/>
      <style:text-properties style:font-name="Liberation Serif" fo:font-size="20pt" fo:font-weight="bold" officeooo:rsid="00b755a8" officeooo:paragraph-rsid="00b755a8" style:font-size-asian="15pt" style:font-weight-asian="bold" style:font-weight-complex="bold"/>
    </style:style>
    <style:style style:name="P226" style:family="paragraph" style:parent-style-name="Standard">
      <style:text-properties style:font-name="Liberation Serif" fo:font-size="20pt" fo:font-weight="bold" officeooo:rsid="00b0016d" officeooo:paragraph-rsid="00b0016d" style:font-size-asian="15pt" style:font-weight-asian="bold" style:font-weight-complex="bold"/>
    </style:style>
    <style:style style:name="P227" style:family="paragraph" style:parent-style-name="Standard">
      <style:text-properties style:font-name="Liberation Serif" fo:font-size="20pt" fo:font-weight="normal" officeooo:rsid="008d9834" officeooo:paragraph-rsid="008d9834" style:font-size-asian="15pt" style:font-weight-asian="normal" style:font-weight-complex="normal"/>
    </style:style>
    <style:style style:name="P228" style:family="paragraph" style:parent-style-name="Standard">
      <style:text-properties style:font-name="Liberation Serif" fo:font-size="20pt" fo:font-weight="normal" officeooo:rsid="008fb06e" officeooo:paragraph-rsid="008fb06e" style:font-size-asian="15pt" style:font-weight-asian="normal" style:font-weight-complex="normal"/>
    </style:style>
    <style:style style:name="P229" style:family="paragraph" style:parent-style-name="Standard">
      <loext:graphic-properties draw:fill="solid" draw:fill-color="#1e1f22"/>
      <style:paragraph-properties fo:background-color="#1e1f22" fo:padding="0in" fo:border="none" style:shadow="none"/>
      <style:text-properties style:font-name="Liberation Serif" fo:font-size="20pt" fo:font-weight="normal" officeooo:rsid="008fb06e" officeooo:paragraph-rsid="008fb06e" style:font-size-asian="15pt" style:font-weight-asian="normal" style:font-weight-complex="normal"/>
    </style:style>
    <style:style style:name="P230" style:family="paragraph" style:parent-style-name="Standard">
      <style:text-properties style:font-name="Liberation Serif" fo:font-size="20pt" fo:font-weight="normal" officeooo:rsid="0091477f" officeooo:paragraph-rsid="0091477f" style:font-size-asian="15pt" style:font-weight-asian="normal" style:font-weight-complex="normal"/>
    </style:style>
    <style:style style:name="P231" style:family="paragraph" style:parent-style-name="Standard">
      <loext:graphic-properties draw:fill="solid" draw:fill-color="#1e1f22"/>
      <style:paragraph-properties fo:background-color="#1e1f22" fo:padding="0in" fo:border="none" style:shadow="none"/>
      <style:text-properties style:font-name="Liberation Serif" fo:font-size="20pt" fo:font-weight="normal" officeooo:rsid="0091477f" officeooo:paragraph-rsid="0091477f" style:font-size-asian="15pt" style:font-weight-asian="normal" style:font-weight-complex="normal"/>
    </style:style>
    <style:style style:name="P232" style:family="paragraph" style:parent-style-name="Standard">
      <style:text-properties style:font-name="Liberation Serif" fo:font-size="20pt" fo:font-weight="normal" officeooo:rsid="00af427e" officeooo:paragraph-rsid="00af427e" style:font-size-asian="15pt" style:font-weight-asian="normal" style:font-weight-complex="normal"/>
    </style:style>
    <style:style style:name="P233" style:family="paragraph" style:parent-style-name="Standard">
      <style:text-properties style:font-name="Liberation Serif" fo:font-size="20pt" fo:font-weight="normal" officeooo:rsid="00b4ab2f" officeooo:paragraph-rsid="00b4ab2f" style:font-size-asian="15pt" style:font-weight-asian="normal" style:font-weight-complex="normal"/>
    </style:style>
    <style:style style:name="P234" style:family="paragraph" style:parent-style-name="Standard">
      <loext:graphic-properties draw:fill="solid" draw:fill-color="#1e1f22"/>
      <style:paragraph-properties fo:background-color="#1e1f22" fo:padding="0in" fo:border="none" style:shadow="none"/>
      <style:text-properties style:font-name="Liberation Serif" fo:font-size="20pt" fo:font-weight="normal" officeooo:rsid="00b4ab2f" officeooo:paragraph-rsid="00b4ab2f" style:font-size-asian="15pt" style:font-weight-asian="normal" style:font-weight-complex="normal"/>
    </style:style>
    <style:style style:name="P235" style:family="paragraph" style:parent-style-name="Standard">
      <style:text-properties officeooo:paragraph-rsid="009ba990"/>
    </style:style>
    <style:style style:name="P236" style:family="paragraph" style:parent-style-name="Footer">
      <style:text-properties fo:font-weight="bold" officeooo:rsid="00c90569" officeooo:paragraph-rsid="00c90569" style:font-weight-asian="bold" style:font-weight-complex="bold"/>
    </style:style>
    <style:style style:name="P237" style:family="paragraph" style:parent-style-name="Footer">
      <style:text-properties fo:font-size="14pt" fo:font-weight="bold" officeooo:rsid="00c90569" officeooo:paragraph-rsid="00c90569" style:font-weight-asian="bold" style:font-weight-complex="bold"/>
    </style:style>
    <style:style style:name="P238" style:family="paragraph" style:parent-style-name="Standard" style:list-style-name="L1">
      <style:paragraph-properties fo:text-align="start" style:justify-single-word="false"/>
      <style:text-properties fo:color="#000000" loext:opacity="100%" style:font-name="Liberation Serif" fo:font-size="20pt" fo:font-weight="normal" officeooo:rsid="00378ca4" officeooo:paragraph-rsid="00378ca4" style:font-weight-asian="normal" style:font-weight-complex="normal"/>
    </style:style>
    <style:style style:name="P239" style:family="paragraph" style:parent-style-name="Standard">
      <style:paragraph-properties fo:text-align="start" style:justify-single-word="false"/>
      <style:text-properties fo:color="#000000" loext:opacity="100%" style:font-name="Liberation Serif" fo:font-size="20pt" fo:font-weight="normal" officeooo:rsid="0042febf" officeooo:paragraph-rsid="0042febf" style:font-size-asian="15pt" style:font-weight-asian="normal" style:font-weight-complex="normal"/>
    </style:style>
    <style:style style:name="P240" style:family="paragraph" style:parent-style-name="Standard" style:list-style-name="L2">
      <style:paragraph-properties fo:text-align="start" style:justify-single-word="false"/>
      <style:text-properties fo:color="#000000" loext:opacity="100%" style:font-name="Liberation Serif" fo:font-size="18pt" fo:font-weight="normal" officeooo:rsid="0038618c" officeooo:paragraph-rsid="00312547" style:font-weight-asian="normal" style:font-weight-complex="normal"/>
    </style:style>
    <style:style style:name="P241" style:family="paragraph" style:parent-style-name="Standard" style:list-style-name="L3">
      <style:paragraph-properties fo:text-align="start" style:justify-single-word="false"/>
      <style:text-properties fo:color="#000000" loext:opacity="100%" style:font-name="Liberation Serif" fo:font-size="18pt" fo:font-weight="normal" officeooo:rsid="0038e76a" officeooo:paragraph-rsid="0038e76a" style:font-weight-asian="normal" style:font-weight-complex="normal"/>
    </style:style>
    <style:style style:name="P242" style:family="paragraph" style:parent-style-name="Standard" style:list-style-name="L4">
      <style:paragraph-properties fo:text-align="start" style:justify-single-word="false"/>
      <style:text-properties fo:color="#000000" loext:opacity="100%" style:font-name="Liberation Serif" fo:font-size="18pt" fo:font-weight="normal" officeooo:rsid="003980a3" officeooo:paragraph-rsid="003980a3" style:font-weight-asian="normal" style:font-weight-complex="normal"/>
    </style:style>
    <style:style style:name="P243" style:family="paragraph" style:parent-style-name="Standard" style:list-style-name="L5">
      <style:paragraph-properties fo:text-align="start" style:justify-single-word="false"/>
      <style:text-properties fo:color="#000000" loext:opacity="100%" style:font-name="Liberation Serif" fo:font-size="18pt" fo:font-weight="normal" officeooo:rsid="003a56a6" officeooo:paragraph-rsid="003a56a6" style:font-weight-asian="normal" style:font-weight-complex="normal"/>
    </style:style>
    <style:style style:name="P244" style:family="paragraph" style:parent-style-name="Standard">
      <style:paragraph-properties fo:text-align="start" style:justify-single-word="false"/>
      <style:text-properties fo:color="#000000" loext:opacity="100%" style:font-name="Liberation Serif" fo:font-size="18pt" fo:font-weight="bold" officeooo:rsid="0060777e" officeooo:paragraph-rsid="0060777e" style:font-weight-asian="bold" style:font-weight-complex="bold"/>
    </style:style>
    <style:style style:name="P245" style:family="paragraph" style:parent-style-name="Standard">
      <style:paragraph-properties fo:text-align="start" style:justify-single-word="false"/>
      <style:text-properties fo:color="#000000" loext:opacity="100%" style:font-name="Liberation Serif" fo:font-size="24pt" fo:font-weight="bold" officeooo:rsid="00378ca4" officeooo:paragraph-rsid="00c90569" style:font-weight-asian="bold" style:font-weight-complex="bold"/>
    </style:style>
    <style:style style:name="P246" style:family="paragraph" style:parent-style-name="Standard">
      <style:paragraph-properties fo:text-align="start" style:justify-single-word="false"/>
      <style:text-properties fo:color="#000000" loext:opacity="100%" style:font-name="Liberation Serif" fo:font-size="22pt" fo:font-weight="bold" officeooo:rsid="0045d655" officeooo:paragraph-rsid="0045d655" style:font-weight-asian="bold" style:font-weight-complex="bold"/>
    </style:style>
    <style:style style:name="P247" style:family="paragraph" style:parent-style-name="Standard">
      <style:paragraph-properties fo:text-align="start" style:justify-single-word="false"/>
      <style:text-properties fo:color="#000000" loext:opacity="100%" style:font-name="Liberation Serif" fo:font-size="22pt" fo:font-weight="bold" officeooo:rsid="0045d655" officeooo:paragraph-rsid="004e1e7a" style:font-weight-asian="bold" style:font-weight-complex="bold"/>
    </style:style>
    <style:style style:name="P248" style:family="paragraph" style:parent-style-name="Standard">
      <style:paragraph-properties fo:text-align="start" style:justify-single-word="false"/>
      <style:text-properties fo:color="#000000" loext:opacity="100%" style:font-name="JetBrains Mono" fo:font-size="14pt" fo:font-style="normal" fo:font-weight="bold" officeooo:rsid="002e63b3" officeooo:paragraph-rsid="002e63b3" style:font-size-asian="10pt" style:font-style-asian="normal" style:font-weight-asian="bold" style:font-weight-complex="bold"/>
    </style:style>
    <style:style style:name="P249" style:family="paragraph" style:parent-style-name="Standard">
      <style:paragraph-properties fo:text-align="start" style:justify-single-word="false"/>
      <style:text-properties fo:font-size="18pt" fo:font-weight="normal" officeooo:rsid="002010ee" officeooo:paragraph-rsid="00233392" style:font-weight-asian="normal" style:font-weight-complex="normal"/>
    </style:style>
    <style:style style:name="P250" style:family="paragraph" style:parent-style-name="Standard">
      <style:text-properties fo:font-size="18pt" fo:font-weight="bold" officeooo:rsid="00630879" officeooo:paragraph-rsid="00630879" style:font-weight-asian="bold" style:font-weight-complex="bold"/>
    </style:style>
    <style:style style:name="P251" style:family="paragraph" style:parent-style-name="Standard">
      <style:paragraph-properties fo:text-align="start" style:justify-single-word="false"/>
      <style:text-properties fo:font-size="20pt" fo:font-weight="bold" officeooo:rsid="0028f980" officeooo:paragraph-rsid="0028f980" style:font-weight-asian="bold" style:font-weight-complex="bold"/>
    </style:style>
    <style:style style:name="P252" style:family="paragraph">
      <loext:graphic-properties draw:fill="solid" draw:fill-color="#666666" draw:opacity="9%"/>
      <style:text-properties style:font-name="Liberation Sans" fo:font-size="1pt"/>
    </style:style>
    <style:style style:name="T1" style:family="text">
      <style:text-properties fo:font-weight="normal" style:font-weight-asian="normal" style:font-weight-complex="normal"/>
    </style:style>
    <style:style style:name="T2" style:family="text">
      <style:text-properties fo:font-weight="normal" officeooo:rsid="000f2e0f" style:font-weight-asian="normal" style:font-weight-complex="normal"/>
    </style:style>
    <style:style style:name="T3" style:family="text">
      <style:text-properties fo:font-weight="normal" officeooo:rsid="0013b08e" style:font-weight-asian="normal" style:font-weight-complex="normal"/>
    </style:style>
    <style:style style:name="T4" style:family="text">
      <style:text-properties fo:font-weight="normal" officeooo:rsid="002588d9" style:font-weight-asian="normal" style:font-weight-complex="normal"/>
    </style:style>
    <style:style style:name="T5" style:family="text">
      <style:text-properties fo:font-weight="normal" officeooo:rsid="00541379" style:font-weight-asian="normal" style:font-weight-complex="normal"/>
    </style:style>
    <style:style style:name="T6" style:family="text">
      <style:text-properties fo:font-weight="normal" officeooo:rsid="007bcc77" style:font-weight-asian="normal" style:font-weight-complex="normal"/>
    </style:style>
    <style:style style:name="T7" style:family="text">
      <style:text-properties fo:font-weight="normal" officeooo:rsid="00a09923" style:font-weight-asian="normal" style:font-weight-complex="normal"/>
    </style:style>
    <style:style style:name="T8" style:family="text">
      <style:text-properties fo:font-weight="normal" officeooo:rsid="00a36c3e" style:font-weight-asian="normal" style:font-weight-complex="normal"/>
    </style:style>
    <style:style style:name="T9" style:family="text">
      <style:text-properties fo:font-weight="normal" officeooo:rsid="00b55e13" style:font-weight-asian="normal" style:font-weight-complex="normal"/>
    </style:style>
    <style:style style:name="T10" style:family="text">
      <style:text-properties fo:font-weight="normal" style:font-size-asian="15pt" style:font-weight-asian="normal" style:font-weight-complex="normal"/>
    </style:style>
    <style:style style:name="T11" style:family="text">
      <style:text-properties fo:font-weight="normal" fo:background-color="#000000" loext:char-shading-value="0" style:font-weight-asian="normal" style:font-weight-complex="normal"/>
    </style:style>
    <style:style style:name="T12" style:family="text">
      <style:text-properties fo:font-weight="bold" style:font-weight-asian="bold" style:font-weight-complex="bold"/>
    </style:style>
    <style:style style:name="T13" style:family="text">
      <style:text-properties fo:font-weight="bold" officeooo:rsid="004e1e7a" style:font-size-asian="15pt" style:font-weight-asian="bold" style:font-weight-complex="bold"/>
    </style:style>
    <style:style style:name="T14" style:family="text">
      <style:text-properties fo:color="#cf8e6d" loext:opacity="100%" style:font-name="JetBrains Mono" fo:font-size="10pt" fo:font-style="normal" style:font-size-asian="10pt" style:font-style-asian="normal"/>
    </style:style>
    <style:style style:name="T15" style:family="text">
      <style:text-properties fo:color="#cf8e6d" loext:opacity="100%" style:font-name="JetBrains Mono" fo:font-size="10pt" fo:font-style="normal" fo:font-weight="normal" style:font-size-asian="10pt" style:font-style-asian="normal" style:font-weight-asian="normal"/>
    </style:style>
    <style:style style:name="T16" style:family="text">
      <style:text-properties fo:color="#cf8e6d" loext:opacity="100%" style:font-name="JetBrains Mono" fo:font-size="10pt" fo:font-style="normal" fo:font-weight="normal" style:font-size-asian="10pt" style:font-style-asian="normal" style:font-weight-asian="normal" style:font-weight-complex="normal"/>
    </style:style>
    <style:style style:name="T17" style:family="text">
      <style:text-properties fo:color="#cf8e6d" loext:opacity="100%" style:font-name="JetBrains Mono" fo:font-size="15pt" fo:font-style="normal" fo:font-weight="normal" style:font-size-asian="15pt" style:font-style-asian="normal" style:font-weight-asian="normal"/>
    </style:style>
    <style:style style:name="T18" style:family="text">
      <style:text-properties fo:color="#cf8e6d" loext:opacity="100%" style:font-name="JetBrains Mono" fo:font-size="15pt" fo:font-style="normal" fo:font-weight="normal" style:font-size-asian="15pt" style:font-style-asian="normal" style:font-weight-asian="normal" style:font-weight-complex="normal"/>
    </style:style>
    <style:style style:name="T19" style:family="text">
      <style:text-properties fo:color="#cf8e6d" loext:opacity="100%" style:font-name="JetBrains Mono" fo:font-size="15pt" fo:font-style="normal" fo:font-weight="normal" officeooo:rsid="00486750" style:font-size-asian="15pt" style:font-style-asian="normal" style:font-weight-asian="normal" style:font-weight-complex="normal"/>
    </style:style>
    <style:style style:name="T20" style:family="text">
      <style:text-properties fo:color="#cf8e6d" loext:opacity="100%" style:font-name="JetBrains Mono" fo:font-size="15pt" fo:font-style="normal" fo:font-weight="normal" officeooo:rsid="004b5ff8" style:font-size-asian="15pt" style:font-style-asian="normal" style:font-weight-asian="normal" style:font-weight-complex="normal"/>
    </style:style>
    <style:style style:name="T21" style:family="text">
      <style:text-properties fo:color="#cf8e6d" loext:opacity="100%" style:font-name="JetBrains Mono" fo:font-size="15pt" fo:font-style="normal" fo:font-weight="normal" officeooo:rsid="004e1e7a" style:font-size-asian="15pt" style:font-style-asian="normal" style:font-weight-asian="normal" style:font-weight-complex="normal"/>
    </style:style>
    <style:style style:name="T22" style:family="text">
      <style:text-properties fo:color="#cf8e6d" loext:opacity="100%" style:font-name="JetBrains Mono" fo:font-size="15pt" fo:font-style="normal" fo:font-weight="normal" officeooo:rsid="00568e4f" style:font-size-asian="15pt" style:font-style-asian="normal" style:font-weight-asian="normal" style:font-weight-complex="bold"/>
    </style:style>
    <style:style style:name="T23" style:family="text">
      <style:text-properties fo:color="#cf8e6d" loext:opacity="100%" style:font-name="JetBrains Mono" fo:font-size="15pt" fo:font-style="normal" fo:font-weight="normal" officeooo:rsid="006e0d92" style:font-size-asian="15pt" style:font-style-asian="normal" style:font-weight-asian="normal" style:font-weight-complex="bold"/>
    </style:style>
    <style:style style:name="T24" style:family="text">
      <style:text-properties fo:color="#cf8e6d" loext:opacity="100%" style:font-name="JetBrains Mono" fo:font-size="15pt" fo:font-style="normal" fo:font-weight="normal" officeooo:rsid="00728eb6" style:font-size-asian="15pt" style:font-style-asian="normal" style:font-weight-asian="normal"/>
    </style:style>
    <style:style style:name="T25" style:family="text">
      <style:text-properties fo:color="#cf8e6d" loext:opacity="100%" style:font-name="JetBrains Mono" fo:font-size="15pt" fo:font-style="normal" fo:font-weight="normal" fo:background-color="#000000" loext:char-shading-value="0" style:font-size-asian="15pt" style:font-style-asian="normal" style:font-weight-asian="normal" style:font-weight-complex="normal"/>
    </style:style>
    <style:style style:name="T26" style:family="text">
      <style:text-properties fo:color="#cf8e6d" loext:opacity="100%" style:font-name="JetBrains Mono" fo:font-size="15pt" fo:font-style="normal" fo:font-weight="normal" officeooo:rsid="009ba990" fo:background-color="#000000" loext:char-shading-value="0" style:font-size-asian="15pt" style:font-style-asian="normal" style:font-weight-asian="normal" style:font-weight-complex="bold"/>
    </style:style>
    <style:style style:name="T27" style:family="text">
      <style:text-properties fo:color="#cf8e6d" loext:opacity="100%" style:font-name="JetBrains Mono" fo:font-size="15pt" fo:font-style="normal" fo:font-weight="normal" style:font-style-asian="normal" style:font-weight-asian="normal"/>
    </style:style>
    <style:style style:name="T28" style:family="text">
      <style:text-properties fo:color="#cf8e6d" loext:opacity="100%" style:font-name="JetBrains Mono" fo:font-size="15pt" fo:font-style="normal" style:font-size-asian="15pt" style:font-style-asian="normal"/>
    </style:style>
    <style:style style:name="T29" style:family="text">
      <style:text-properties fo:color="#cf8e6d" loext:opacity="100%" style:font-name="JetBrains Mono" fo:font-size="15pt" fo:font-style="normal" style:text-underline-style="none" fo:font-weight="normal" style:font-size-asian="15pt" style:font-style-asian="normal" style:font-weight-asian="normal" style:font-weight-complex="bold"/>
    </style:style>
    <style:style style:name="T30" style:family="text">
      <style:text-properties fo:color="#cf8e6d" loext:opacity="100%" style:font-name="JetBrains Mono" fo:font-size="15pt" fo:font-style="normal" style:text-underline-style="none" fo:font-weight="normal" officeooo:rsid="0050a945" style:font-size-asian="15pt" style:font-style-asian="normal" style:font-weight-asian="normal" style:font-weight-complex="bold"/>
    </style:style>
    <style:style style:name="T31" style:family="text">
      <style:text-properties fo:color="#cf8e6d" loext:opacity="100%" style:font-name="JetBrains Mono" fo:font-size="15pt" fo:font-style="normal" fo:font-weight="bold" style:font-size-asian="15pt" style:font-style-asian="normal" style:font-weight-asian="bold" style:font-weight-complex="bold"/>
    </style:style>
    <style:style style:name="T32" style:family="text">
      <style:text-properties fo:color="#cf8e6d" loext:opacity="100%" style:font-name="JetBrains Mono" fo:font-size="15pt" fo:font-style="normal" style:font-style-asian="normal"/>
    </style:style>
    <style:style style:name="T33" style:family="text">
      <style:text-properties fo:color="#cf8e6d" loext:opacity="100%" style:font-name="JetBrains Mono" fo:font-size="13pt" fo:font-style="normal" fo:font-weight="normal" style:font-size-asian="15pt" style:font-style-asian="normal" style:font-weight-asian="normal"/>
    </style:style>
    <style:style style:name="T34" style:family="text">
      <style:text-properties fo:color="#cf8e6d" loext:opacity="100%" style:font-name="JetBrains Mono" fo:font-size="13pt" fo:font-style="normal" fo:font-weight="normal" officeooo:rsid="00486750" style:font-size-asian="15pt" style:font-style-asian="normal" style:font-weight-asian="normal" style:font-weight-complex="normal"/>
    </style:style>
    <style:style style:name="T35" style:family="text">
      <style:text-properties fo:color="#cf8e6d" loext:opacity="100%" style:font-name="JetBrains Mono" fo:font-size="13pt" fo:font-style="normal" style:text-underline-style="none" fo:font-weight="normal" officeooo:rsid="004e522b" style:font-size-asian="15pt" style:font-style-asian="normal" style:font-weight-asian="normal" style:font-weight-complex="bold"/>
    </style:style>
    <style:style style:name="T36" style:family="text">
      <style:text-properties fo:color="#cf8e6d" loext:opacity="100%" style:font-name="JetBrains Mono" fo:font-size="11pt" fo:font-style="normal" fo:font-weight="normal" style:font-size-asian="15pt" style:font-style-asian="normal" style:font-weight-asian="normal"/>
    </style:style>
    <style:style style:name="T37" style:family="text">
      <style:text-properties fo:color="#cf8e6d" loext:opacity="100%" style:font-name="JetBrains Mono" fo:font-size="11pt" fo:font-style="normal" fo:font-weight="normal" officeooo:rsid="00476d86" style:font-size-asian="15pt" style:font-style-asian="normal" style:font-weight-asian="normal"/>
    </style:style>
    <style:style style:name="T38" style:family="text">
      <style:text-properties fo:color="#cf8e6d" loext:opacity="100%" fo:font-size="10pt" fo:font-weight="normal" style:font-weight-asian="normal"/>
    </style:style>
    <style:style style:name="T39" style:family="text">
      <style:text-properties fo:color="#cf8e6d" loext:opacity="100%" fo:font-size="10pt" fo:font-weight="normal" style:font-weight-asian="normal" style:font-weight-complex="normal"/>
    </style:style>
    <style:style style:name="T40" style:family="text">
      <style:text-properties fo:color="#bcbec4" loext:opacity="100%" style:font-name="JetBrains Mono" fo:font-size="10pt" fo:font-style="normal" style:font-size-asian="10pt" style:font-style-asian="normal"/>
    </style:style>
    <style:style style:name="T41" style:family="text">
      <style:text-properties fo:color="#bcbec4" loext:opacity="100%" style:font-name="JetBrains Mono" fo:font-size="10pt" fo:font-style="normal" officeooo:rsid="000de7ca" style:font-size-asian="10pt" style:font-style-asian="normal"/>
    </style:style>
    <style:style style:name="T42" style:family="text">
      <style:text-properties fo:color="#bcbec4" loext:opacity="100%" style:font-name="JetBrains Mono" fo:font-size="10pt" fo:font-style="normal" fo:font-weight="normal" style:font-size-asian="10pt" style:font-style-asian="normal" style:font-weight-asian="normal"/>
    </style:style>
    <style:style style:name="T43" style:family="text">
      <style:text-properties fo:color="#bcbec4" loext:opacity="100%" style:font-name="JetBrains Mono" fo:font-size="10pt" fo:font-style="normal" fo:font-weight="normal" style:font-size-asian="10pt" style:font-style-asian="normal" style:font-weight-asian="normal" style:font-weight-complex="normal"/>
    </style:style>
    <style:style style:name="T44" style:family="text">
      <style:text-properties fo:color="#bcbec4" loext:opacity="100%" style:font-name="JetBrains Mono" fo:font-size="15pt" fo:font-style="normal" fo:font-weight="normal" style:font-size-asian="15pt" style:font-style-asian="normal" style:font-weight-asian="normal"/>
    </style:style>
    <style:style style:name="T45" style:family="text">
      <style:text-properties fo:color="#bcbec4" loext:opacity="100%" style:font-name="JetBrains Mono" fo:font-size="15pt" fo:font-style="normal" fo:font-weight="normal" officeooo:rsid="00486750" style:font-size-asian="15pt" style:font-style-asian="normal" style:font-weight-asian="normal"/>
    </style:style>
    <style:style style:name="T46" style:family="text">
      <style:text-properties fo:color="#bcbec4" loext:opacity="100%" style:font-name="JetBrains Mono" fo:font-size="15pt" fo:font-style="normal" fo:font-weight="normal" style:font-size-asian="15pt" style:font-style-asian="normal" style:font-weight-asian="normal" style:font-weight-complex="normal"/>
    </style:style>
    <style:style style:name="T47" style:family="text">
      <style:text-properties fo:color="#bcbec4" loext:opacity="100%" style:font-name="JetBrains Mono" fo:font-size="15pt" fo:font-style="normal" fo:font-weight="normal" officeooo:rsid="00568e4f" style:font-size-asian="15pt" style:font-style-asian="normal" style:font-weight-asian="normal" style:font-weight-complex="bold"/>
    </style:style>
    <style:style style:name="T48" style:family="text">
      <style:text-properties fo:color="#bcbec4" loext:opacity="100%" style:font-name="JetBrains Mono" fo:font-size="15pt" fo:font-style="normal" fo:font-weight="normal" officeooo:rsid="006e0d92" style:font-size-asian="15pt" style:font-style-asian="normal" style:font-weight-asian="normal" style:font-weight-complex="bold"/>
    </style:style>
    <style:style style:name="T49" style:family="text">
      <style:text-properties fo:color="#bcbec4" loext:opacity="100%" style:font-name="JetBrains Mono" fo:font-size="15pt" fo:font-style="normal" fo:font-weight="normal" fo:background-color="#000000" loext:char-shading-value="0" style:font-size-asian="15pt" style:font-style-asian="normal" style:font-weight-asian="normal"/>
    </style:style>
    <style:style style:name="T50" style:family="text">
      <style:text-properties fo:color="#bcbec4" loext:opacity="100%" style:font-name="JetBrains Mono" fo:font-size="15pt" fo:font-style="normal" fo:font-weight="normal" fo:background-color="#000000" loext:char-shading-value="0" style:font-size-asian="15pt" style:font-style-asian="normal" style:font-weight-asian="normal" style:font-weight-complex="normal"/>
    </style:style>
    <style:style style:name="T51" style:family="text">
      <style:text-properties fo:color="#bcbec4" loext:opacity="100%" style:font-name="JetBrains Mono" fo:font-size="15pt" fo:font-style="normal" fo:font-weight="normal" style:font-style-asian="normal" style:font-weight-asian="normal"/>
    </style:style>
    <style:style style:name="T52" style:family="text">
      <style:text-properties fo:color="#bcbec4" loext:opacity="100%" style:font-name="JetBrains Mono" fo:font-size="15pt" fo:font-style="normal" fo:font-weight="normal" style:font-style-asian="normal" style:font-weight-asian="normal" style:font-weight-complex="bold"/>
    </style:style>
    <style:style style:name="T53" style:family="text">
      <style:text-properties fo:color="#bcbec4" loext:opacity="100%" style:font-name="JetBrains Mono" fo:font-size="15pt" fo:font-style="normal" style:font-size-asian="15pt" style:font-style-asian="normal"/>
    </style:style>
    <style:style style:name="T54" style:family="text">
      <style:text-properties fo:color="#bcbec4" loext:opacity="100%" style:font-name="JetBrains Mono" fo:font-size="15pt" fo:font-style="normal" style:text-underline-style="none" fo:font-weight="normal" style:font-size-asian="15pt" style:font-style-asian="normal" style:font-weight-asian="normal" style:font-weight-complex="bold"/>
    </style:style>
    <style:style style:name="T55" style:family="text">
      <style:text-properties fo:color="#bcbec4" loext:opacity="100%" style:font-name="JetBrains Mono" fo:font-size="15pt" fo:font-style="normal" style:text-underline-style="none" fo:font-weight="normal" officeooo:rsid="004e522b" style:font-size-asian="15pt" style:font-style-asian="normal" style:font-weight-asian="normal" style:font-weight-complex="bold"/>
    </style:style>
    <style:style style:name="T56" style:family="text">
      <style:text-properties fo:color="#bcbec4" loext:opacity="100%" style:font-name="JetBrains Mono" fo:font-size="15pt" fo:font-style="normal" fo:font-weight="bold" style:font-size-asian="15pt" style:font-style-asian="normal" style:font-weight-asian="bold" style:font-weight-complex="bold"/>
    </style:style>
    <style:style style:name="T57" style:family="text">
      <style:text-properties fo:color="#bcbec4" loext:opacity="100%" style:font-name="JetBrains Mono" fo:font-size="15pt" fo:font-style="normal" fo:font-weight="bold" style:font-style-asian="normal" style:font-weight-asian="bold" style:font-weight-complex="bold"/>
    </style:style>
    <style:style style:name="T58" style:family="text">
      <style:text-properties fo:color="#bcbec4" loext:opacity="100%" style:font-name="JetBrains Mono" fo:font-size="15pt" fo:font-style="normal" style:font-style-asian="normal"/>
    </style:style>
    <style:style style:name="T59" style:family="text">
      <style:text-properties fo:color="#bcbec4" loext:opacity="100%" style:font-name="JetBrains Mono" fo:font-size="15pt" fo:font-style="normal" style:text-underline-style="solid" style:text-underline-type="double" style:text-underline-width="auto" style:text-underline-color="font-color" fo:font-weight="normal" style:font-style-asian="normal" style:font-weight-asian="normal"/>
    </style:style>
    <style:style style:name="T60" style:family="text">
      <style:text-properties fo:color="#bcbec4" loext:opacity="100%" style:font-name="JetBrains Mono" fo:font-size="13pt" fo:font-style="normal" style:font-size-asian="15pt" style:font-style-asian="normal"/>
    </style:style>
    <style:style style:name="T61" style:family="text">
      <style:text-properties fo:color="#bcbec4" loext:opacity="100%" style:font-name="JetBrains Mono" fo:font-size="13pt" fo:font-style="normal" fo:font-weight="normal" style:font-size-asian="15pt" style:font-style-asian="normal" style:font-weight-asian="normal"/>
    </style:style>
    <style:style style:name="T62" style:family="text">
      <style:text-properties fo:color="#bcbec4" loext:opacity="100%" style:font-name="JetBrains Mono" fo:font-size="11pt" fo:font-style="normal" fo:font-weight="normal" style:font-size-asian="15pt" style:font-style-asian="normal" style:font-weight-asian="normal"/>
    </style:style>
    <style:style style:name="T63" style:family="text">
      <style:text-properties fo:color="#bcbec4" loext:opacity="100%" style:font-name="JetBrains Mono" fo:font-size="18pt" fo:font-style="normal" style:text-underline-style="none" fo:font-weight="bold" officeooo:rsid="004e522b" style:font-size-asian="15pt" style:font-style-asian="normal" style:font-weight-asian="bold" style:font-weight-complex="bold"/>
    </style:style>
    <style:style style:name="T64" style:family="text">
      <style:text-properties fo:color="#bcbec4" loext:opacity="100%" style:font-name="JetBrains Mono" fo:font-size="14pt" fo:font-style="normal" fo:font-weight="normal" style:font-size-asian="15pt" style:font-style-asian="normal" style:font-weight-asian="normal" style:font-weight-complex="normal"/>
    </style:style>
    <style:style style:name="T65" style:family="text">
      <style:text-properties fo:color="#bcbec4" loext:opacity="100%" style:font-name="JetBrains Mono" fo:font-size="17pt" fo:font-style="normal" fo:font-weight="normal" style:font-size-asian="15pt" style:font-style-asian="normal" style:font-weight-asian="normal"/>
    </style:style>
    <style:style style:name="T66" style:family="text">
      <style:text-properties fo:color="#bcbec4" loext:opacity="100%" style:font-name="JetBrains Mono" fo:font-size="17pt" fo:font-style="normal" fo:font-weight="normal" style:font-size-asian="15pt" style:font-style-asian="normal" style:font-weight-asian="normal" style:font-weight-complex="bold"/>
    </style:style>
    <style:style style:name="T67" style:family="text">
      <style:text-properties fo:color="#bcbec4" loext:opacity="100%" fo:font-size="10pt" fo:font-weight="normal" style:font-weight-asian="normal"/>
    </style:style>
    <style:style style:name="T68" style:family="text">
      <style:text-properties fo:color="#8888c6" loext:opacity="100%" style:font-name="JetBrains Mono" fo:font-size="10pt" fo:font-style="normal" style:font-size-asian="10pt" style:font-style-asian="normal"/>
    </style:style>
    <style:style style:name="T69" style:family="text">
      <style:text-properties fo:color="#8888c6" loext:opacity="100%" style:font-name="JetBrains Mono" fo:font-size="10pt" fo:font-style="normal" fo:font-weight="normal" style:font-size-asian="10pt" style:font-style-asian="normal" style:font-weight-asian="normal"/>
    </style:style>
    <style:style style:name="T70" style:family="text">
      <style:text-properties fo:color="#8888c6" loext:opacity="100%" style:font-name="JetBrains Mono" fo:font-size="10pt" fo:font-style="normal" fo:font-weight="normal" officeooo:rsid="002e63b3" style:font-size-asian="10pt" style:font-style-asian="normal" style:font-weight-asian="normal" style:font-weight-complex="normal"/>
    </style:style>
    <style:style style:name="T71" style:family="text">
      <style:text-properties fo:color="#8888c6" loext:opacity="100%" style:font-name="JetBrains Mono" fo:font-size="15pt" fo:font-style="normal" fo:font-weight="normal" style:font-size-asian="15pt" style:font-style-asian="normal" style:font-weight-asian="normal"/>
    </style:style>
    <style:style style:name="T72" style:family="text">
      <style:text-properties fo:color="#8888c6" loext:opacity="100%" style:font-name="JetBrains Mono" fo:font-size="15pt" fo:font-style="normal" fo:font-weight="normal" style:font-size-asian="15pt" style:font-style-asian="normal" style:font-weight-asian="normal" style:font-weight-complex="normal"/>
    </style:style>
    <style:style style:name="T73" style:family="text">
      <style:text-properties fo:color="#8888c6" loext:opacity="100%" style:font-name="JetBrains Mono" fo:font-size="15pt" fo:font-style="normal" fo:font-weight="normal" officeooo:rsid="00568e4f" style:font-size-asian="15pt" style:font-style-asian="normal" style:font-weight-asian="normal" style:font-weight-complex="bold"/>
    </style:style>
    <style:style style:name="T74" style:family="text">
      <style:text-properties fo:color="#8888c6" loext:opacity="100%" style:font-name="JetBrains Mono" fo:font-size="15pt" fo:font-style="normal" fo:font-weight="normal" fo:background-color="#000000" loext:char-shading-value="0" style:font-size-asian="15pt" style:font-style-asian="normal" style:font-weight-asian="normal" style:font-weight-complex="normal"/>
    </style:style>
    <style:style style:name="T75" style:family="text">
      <style:text-properties fo:color="#8888c6" loext:opacity="100%" style:font-name="JetBrains Mono" fo:font-size="15pt" fo:font-style="normal" fo:font-weight="normal" style:font-style-asian="normal" style:font-weight-asian="normal"/>
    </style:style>
    <style:style style:name="T76" style:family="text">
      <style:text-properties fo:color="#8888c6" loext:opacity="100%" style:font-name="JetBrains Mono" fo:font-size="15pt" fo:font-style="normal" style:font-size-asian="15pt" style:font-style-asian="normal"/>
    </style:style>
    <style:style style:name="T77" style:family="text">
      <style:text-properties fo:color="#8888c6" loext:opacity="100%" style:font-name="JetBrains Mono" fo:font-size="15pt" fo:font-style="normal" style:text-underline-style="none" fo:font-weight="normal" style:font-size-asian="15pt" style:font-style-asian="normal" style:font-weight-asian="normal" style:font-weight-complex="bold"/>
    </style:style>
    <style:style style:name="T78" style:family="text">
      <style:text-properties fo:color="#8888c6" loext:opacity="100%" style:font-name="JetBrains Mono" fo:font-size="15pt" fo:font-style="normal" style:font-style-asian="normal"/>
    </style:style>
    <style:style style:name="T79" style:family="text">
      <style:text-properties fo:color="#8888c6" loext:opacity="100%" style:font-name="JetBrains Mono" fo:font-size="13pt" fo:font-style="normal" style:font-size-asian="15pt" style:font-style-asian="normal"/>
    </style:style>
    <style:style style:name="T80" style:family="text">
      <style:text-properties fo:color="#8888c6" loext:opacity="100%" style:font-name="JetBrains Mono" fo:font-size="13pt" fo:font-style="normal" fo:font-weight="normal" style:font-size-asian="15pt" style:font-style-asian="normal" style:font-weight-asian="normal"/>
    </style:style>
    <style:style style:name="T81" style:family="text">
      <style:text-properties fo:color="#8888c6" loext:opacity="100%" style:font-name="JetBrains Mono" fo:font-size="11pt" fo:font-style="normal" fo:font-weight="normal" style:font-size-asian="15pt" style:font-style-asian="normal" style:font-weight-asian="normal"/>
    </style:style>
    <style:style style:name="T82" style:family="text">
      <style:text-properties fo:color="#8888c6" loext:opacity="100%" fo:font-size="10pt" fo:font-weight="normal" style:font-weight-asian="normal"/>
    </style:style>
    <style:style style:name="T83" style:family="text">
      <style:text-properties fo:color="#6aab73" loext:opacity="100%" style:font-name="JetBrains Mono" fo:font-size="10pt" fo:font-style="normal" style:font-size-asian="10pt" style:font-style-asian="normal"/>
    </style:style>
    <style:style style:name="T84" style:family="text">
      <style:text-properties fo:color="#6aab73" loext:opacity="100%" style:font-name="JetBrains Mono" fo:font-size="10pt" fo:font-style="normal" fo:font-weight="normal" style:font-size-asian="10pt" style:font-style-asian="normal" style:font-weight-asian="normal"/>
    </style:style>
    <style:style style:name="T85" style:family="text">
      <style:text-properties fo:color="#6aab73" loext:opacity="100%" style:font-name="JetBrains Mono" fo:font-size="15pt" fo:font-style="normal" fo:font-weight="normal" style:font-size-asian="15pt" style:font-style-asian="normal" style:font-weight-asian="normal"/>
    </style:style>
    <style:style style:name="T86" style:family="text">
      <style:text-properties fo:color="#6aab73" loext:opacity="100%" style:font-name="JetBrains Mono" fo:font-size="15pt" fo:font-style="normal" fo:font-weight="normal" style:font-size-asian="15pt" style:font-style-asian="normal" style:font-weight-asian="normal" style:font-weight-complex="normal"/>
    </style:style>
    <style:style style:name="T87" style:family="text">
      <style:text-properties fo:color="#6aab73" loext:opacity="100%" style:font-name="JetBrains Mono" fo:font-size="15pt" fo:font-style="normal" fo:font-weight="normal" officeooo:rsid="00568e4f" style:font-size-asian="15pt" style:font-style-asian="normal" style:font-weight-asian="normal" style:font-weight-complex="bold"/>
    </style:style>
    <style:style style:name="T88" style:family="text">
      <style:text-properties fo:color="#6aab73" loext:opacity="100%" style:font-name="JetBrains Mono" fo:font-size="15pt" fo:font-style="normal" fo:font-weight="normal" officeooo:rsid="006e0d92" style:font-size-asian="15pt" style:font-style-asian="normal" style:font-weight-asian="normal" style:font-weight-complex="bold"/>
    </style:style>
    <style:style style:name="T89" style:family="text">
      <style:text-properties fo:color="#6aab73" loext:opacity="100%" style:font-name="JetBrains Mono" fo:font-size="15pt" fo:font-style="normal" fo:font-weight="normal" fo:background-color="#000000" loext:char-shading-value="0" style:font-size-asian="15pt" style:font-style-asian="normal" style:font-weight-asian="normal"/>
    </style:style>
    <style:style style:name="T90" style:family="text">
      <style:text-properties fo:color="#6aab73" loext:opacity="100%" style:font-name="JetBrains Mono" fo:font-size="15pt" fo:font-style="normal" fo:font-weight="normal" fo:background-color="#000000" loext:char-shading-value="0" style:font-size-asian="15pt" style:font-style-asian="normal" style:font-weight-asian="normal" style:font-weight-complex="normal"/>
    </style:style>
    <style:style style:name="T91" style:family="text">
      <style:text-properties fo:color="#6aab73" loext:opacity="100%" style:font-name="JetBrains Mono" fo:font-size="15pt" fo:font-style="normal" fo:font-weight="normal" style:font-style-asian="normal" style:font-weight-asian="normal"/>
    </style:style>
    <style:style style:name="T92" style:family="text">
      <style:text-properties fo:color="#6aab73" loext:opacity="100%" style:font-name="JetBrains Mono" fo:font-size="15pt" fo:font-style="normal" style:font-size-asian="15pt" style:font-style-asian="normal"/>
    </style:style>
    <style:style style:name="T93" style:family="text">
      <style:text-properties fo:color="#6aab73" loext:opacity="100%" style:font-name="JetBrains Mono" fo:font-size="15pt" fo:font-style="normal" style:text-underline-style="none" fo:font-weight="normal" style:font-size-asian="15pt" style:font-style-asian="normal" style:font-weight-asian="normal" style:font-weight-complex="bold"/>
    </style:style>
    <style:style style:name="T94" style:family="text">
      <style:text-properties fo:color="#6aab73" loext:opacity="100%" style:font-name="JetBrains Mono" fo:font-size="15pt" fo:font-style="normal" fo:font-weight="bold" style:font-size-asian="15pt" style:font-style-asian="normal" style:font-weight-asian="bold" style:font-weight-complex="bold"/>
    </style:style>
    <style:style style:name="T95" style:family="text">
      <style:text-properties fo:color="#6aab73" loext:opacity="100%" style:font-name="JetBrains Mono" fo:font-size="15pt" fo:font-style="normal" style:font-style-asian="normal"/>
    </style:style>
    <style:style style:name="T96" style:family="text">
      <style:text-properties fo:color="#6aab73" loext:opacity="100%" style:font-name="JetBrains Mono" fo:font-size="15pt" fo:font-style="normal" style:text-underline-style="solid" style:text-underline-type="double" style:text-underline-width="auto" style:text-underline-color="font-color" fo:font-weight="normal" style:font-style-asian="normal" style:font-weight-asian="normal"/>
    </style:style>
    <style:style style:name="T97" style:family="text">
      <style:text-properties fo:color="#6aab73" loext:opacity="100%" style:font-name="JetBrains Mono" fo:font-size="13pt" fo:font-style="normal" style:font-size-asian="15pt" style:font-style-asian="normal"/>
    </style:style>
    <style:style style:name="T98" style:family="text">
      <style:text-properties fo:color="#6aab73" loext:opacity="100%" style:font-name="JetBrains Mono" fo:font-size="13pt" fo:font-style="normal" officeooo:rsid="0044e7e6" style:font-size-asian="15pt" style:font-style-asian="normal"/>
    </style:style>
    <style:style style:name="T99" style:family="text">
      <style:text-properties fo:color="#6aab73" loext:opacity="100%" style:font-name="JetBrains Mono" fo:font-size="13pt" fo:font-style="normal" fo:font-weight="normal" style:font-size-asian="15pt" style:font-style-asian="normal" style:font-weight-asian="normal"/>
    </style:style>
    <style:style style:name="T100" style:family="text">
      <style:text-properties fo:color="#6aab73" loext:opacity="100%" style:font-name="JetBrains Mono" fo:font-size="11pt" fo:font-style="normal" fo:font-weight="normal" style:font-size-asian="15pt" style:font-style-asian="normal" style:font-weight-asian="normal"/>
    </style:style>
    <style:style style:name="T101" style:family="text">
      <style:text-properties fo:color="#6aab73" loext:opacity="100%" style:font-name="JetBrains Mono" fo:font-size="17pt" fo:font-style="normal" fo:font-weight="normal" style:font-size-asian="15pt" style:font-style-asian="normal" style:font-weight-asian="normal"/>
    </style:style>
    <style:style style:name="T102" style:family="text">
      <style:text-properties fo:color="#6aab73" loext:opacity="100%" fo:font-size="10pt" fo:font-weight="normal" style:font-weight-asian="normal"/>
    </style:style>
    <style:style style:name="T103" style:family="text">
      <style:text-properties fo:color="#7a7e85" loext:opacity="100%" style:font-name="JetBrains Mono" fo:font-size="10pt" fo:font-style="normal" style:font-size-asian="10pt" style:font-style-asian="normal"/>
    </style:style>
    <style:style style:name="T104" style:family="text">
      <style:text-properties fo:color="#7a7e85" loext:opacity="100%" style:font-name="JetBrains Mono" fo:font-size="15pt" fo:font-style="normal" fo:font-weight="normal" style:font-size-asian="15pt" style:font-style-asian="normal" style:font-weight-asian="normal"/>
    </style:style>
    <style:style style:name="T105" style:family="text">
      <style:text-properties fo:color="#7a7e85" loext:opacity="100%" style:font-name="JetBrains Mono" fo:font-size="15pt" fo:font-style="normal" fo:font-weight="normal" officeooo:rsid="0067bc8d" style:font-size-asian="15pt" style:font-style-asian="normal" style:font-weight-asian="normal" style:font-weight-complex="bold"/>
    </style:style>
    <style:style style:name="T106" style:family="text">
      <style:text-properties fo:color="#7a7e85" loext:opacity="100%" style:font-name="JetBrains Mono" fo:font-size="15pt" fo:font-style="normal" fo:font-weight="normal" style:font-style-asian="normal" style:font-weight-asian="normal"/>
    </style:style>
    <style:style style:name="T107" style:family="text">
      <style:text-properties fo:color="#7a7e85" loext:opacity="100%" style:font-name="JetBrains Mono" fo:font-size="15pt" fo:font-style="normal" fo:font-weight="normal" fo:background-color="#000000" loext:char-shading-value="0" style:font-size-asian="15pt" style:font-style-asian="normal" style:font-weight-asian="normal"/>
    </style:style>
    <style:style style:name="T108" style:family="text">
      <style:text-properties fo:color="#7a7e85" loext:opacity="100%" style:font-name="JetBrains Mono" fo:font-size="15pt" fo:font-style="normal" style:font-size-asian="15pt" style:font-style-asian="normal"/>
    </style:style>
    <style:style style:name="T109" style:family="text">
      <style:text-properties fo:color="#7a7e85" loext:opacity="100%" style:font-name="JetBrains Mono" fo:font-size="15pt" fo:font-style="normal" style:font-style-asian="normal"/>
    </style:style>
    <style:style style:name="T110" style:family="text">
      <style:text-properties fo:color="#2aacb8" loext:opacity="100%" style:font-name="JetBrains Mono" fo:font-size="10pt" fo:font-style="normal" style:font-size-asian="10pt" style:font-style-asian="normal"/>
    </style:style>
    <style:style style:name="T111" style:family="text">
      <style:text-properties fo:color="#2aacb8" loext:opacity="100%" style:font-name="JetBrains Mono" fo:font-size="10pt" fo:font-style="normal" fo:font-weight="normal" style:font-size-asian="10pt" style:font-style-asian="normal" style:font-weight-asian="normal"/>
    </style:style>
    <style:style style:name="T112" style:family="text">
      <style:text-properties fo:color="#2aacb8" loext:opacity="100%" style:font-name="JetBrains Mono" fo:font-size="15pt" fo:font-style="normal" style:font-size-asian="15pt" style:font-style-asian="normal"/>
    </style:style>
    <style:style style:name="T113" style:family="text">
      <style:text-properties fo:color="#2aacb8" loext:opacity="100%" style:font-name="JetBrains Mono" fo:font-size="15pt" fo:font-style="normal" fo:font-weight="normal" style:font-size-asian="15pt" style:font-style-asian="normal" style:font-weight-asian="normal"/>
    </style:style>
    <style:style style:name="T114" style:family="text">
      <style:text-properties fo:color="#2aacb8" loext:opacity="100%" style:font-name="JetBrains Mono" fo:font-size="15pt" fo:font-style="normal" fo:font-weight="normal" officeooo:rsid="00568e4f" style:font-size-asian="15pt" style:font-style-asian="normal" style:font-weight-asian="normal" style:font-weight-complex="bold"/>
    </style:style>
    <style:style style:name="T115" style:family="text">
      <style:text-properties fo:color="#2aacb8" loext:opacity="100%" style:font-name="JetBrains Mono" fo:font-size="15pt" fo:font-style="normal" fo:font-weight="normal" fo:background-color="#000000" loext:char-shading-value="0" style:font-size-asian="15pt" style:font-style-asian="normal" style:font-weight-asian="normal" style:font-weight-complex="normal"/>
    </style:style>
    <style:style style:name="T116" style:family="text">
      <style:text-properties fo:color="#2aacb8" loext:opacity="100%" style:font-name="JetBrains Mono" fo:font-size="15pt" fo:font-style="normal" fo:font-weight="normal" style:font-style-asian="normal" style:font-weight-asian="normal"/>
    </style:style>
    <style:style style:name="T117" style:family="text">
      <style:text-properties fo:font-size="20pt"/>
    </style:style>
    <style:style style:name="T118" style:family="text">
      <style:text-properties fo:font-size="20pt" fo:font-weight="bold" style:font-weight-asian="bold" style:font-weight-complex="bold"/>
    </style:style>
    <style:style style:name="T119" style:family="text">
      <style:text-properties fo:font-size="20pt" fo:font-weight="bold" officeooo:rsid="002c19aa" style:font-weight-asian="bold" style:font-weight-complex="bold"/>
    </style:style>
    <style:style style:name="T120" style:family="text">
      <style:text-properties fo:font-size="20pt" fo:font-weight="bold" officeooo:rsid="00724bfa" style:font-weight-asian="bold" style:font-weight-complex="bold"/>
    </style:style>
    <style:style style:name="T121" style:family="text">
      <style:text-properties fo:font-size="20pt" fo:font-weight="bold" officeooo:rsid="00486750" style:font-size-asian="15pt" style:font-weight-asian="bold" style:font-weight-complex="bold"/>
    </style:style>
    <style:style style:name="T122" style:family="text">
      <style:text-properties fo:font-size="20pt" fo:font-weight="normal" style:font-weight-asian="normal" style:font-weight-complex="normal"/>
    </style:style>
    <style:style style:name="T123" style:family="text">
      <style:text-properties fo:font-size="20pt" fo:font-weight="normal" officeooo:rsid="00486750" style:font-weight-asian="normal" style:font-weight-complex="normal"/>
    </style:style>
    <style:style style:name="T124" style:family="text">
      <style:text-properties fo:font-size="20pt" fo:font-weight="normal" officeooo:rsid="00486750" style:font-size-asian="15pt" style:font-weight-asian="normal" style:font-weight-complex="normal"/>
    </style:style>
    <style:style style:name="T125" style:family="text">
      <style:text-properties fo:font-size="20pt" fo:font-weight="normal" officeooo:rsid="004999cc" style:font-size-asian="15pt" style:font-weight-asian="normal" style:font-weight-complex="normal"/>
    </style:style>
    <style:style style:name="T126" style:family="text">
      <style:text-properties fo:font-size="20pt" fo:font-weight="normal" officeooo:rsid="004b5ff8" style:font-size-asian="15pt" style:font-weight-asian="normal" style:font-weight-complex="normal"/>
    </style:style>
    <style:style style:name="T127" style:family="text">
      <style:text-properties fo:font-size="20pt" fo:font-weight="normal" officeooo:rsid="004c5679" style:font-size-asian="15pt" style:font-weight-asian="normal" style:font-weight-complex="normal"/>
    </style:style>
    <style:style style:name="T128" style:family="text">
      <style:text-properties fo:font-size="20pt" fo:font-weight="normal" officeooo:rsid="004e1e7a" style:font-size-asian="15pt" style:font-weight-asian="normal" style:font-weight-complex="normal"/>
    </style:style>
    <style:style style:name="T129" style:family="text">
      <style:text-properties fo:font-size="20pt" style:font-size-asian="15pt"/>
    </style:style>
    <style:style style:name="T130" style:family="text">
      <style:text-properties fo:font-size="20pt" officeooo:rsid="00476d86" style:font-size-asian="15pt"/>
    </style:style>
    <style:style style:name="T131" style:family="text">
      <style:text-properties fo:font-size="20pt" style:text-underline-style="none" fo:font-weight="normal" officeooo:rsid="004e522b" style:font-size-asian="15pt" style:font-weight-asian="normal" style:font-weight-complex="normal"/>
    </style:style>
    <style:style style:name="T132" style:family="text">
      <style:text-properties fo:font-size="20pt" style:text-underline-style="none" fo:font-weight="normal" officeooo:rsid="0050a945" style:font-size-asian="15pt" style:font-weight-asian="normal" style:font-weight-complex="normal"/>
    </style:style>
    <style:style style:name="T133" style:family="text">
      <style:text-properties fo:font-size="20pt" style:text-underline-style="none" fo:font-weight="bold" officeooo:rsid="004e522b" style:font-size-asian="15pt" style:font-weight-asian="bold" style:font-weight-complex="bold"/>
    </style:style>
    <style:style style:name="T134" style:family="text">
      <style:text-properties fo:font-size="20pt" style:text-underline-style="none" fo:font-weight="bold" officeooo:rsid="0050a945" style:font-size-asian="15pt" style:font-weight-asian="bold" style:font-weight-complex="bold"/>
    </style:style>
    <style:style style:name="T135" style:family="text">
      <style:text-properties fo:font-size="18pt" fo:font-weight="normal" style:font-weight-asian="normal" style:font-weight-complex="normal"/>
    </style:style>
    <style:style style:name="T136" style:family="text">
      <style:text-properties fo:font-size="18pt" fo:font-weight="normal" officeooo:rsid="002b2434" style:font-weight-asian="normal" style:font-weight-complex="normal"/>
    </style:style>
    <style:style style:name="T137" style:family="text">
      <style:text-properties fo:font-size="18pt" fo:font-weight="normal" officeooo:rsid="002d9810" style:font-weight-asian="normal" style:font-weight-complex="normal"/>
    </style:style>
    <style:style style:name="T138" style:family="text">
      <style:text-properties fo:font-size="18pt" fo:font-weight="normal" officeooo:rsid="002e63b3" style:font-weight-asian="normal" style:font-weight-complex="normal"/>
    </style:style>
    <style:style style:name="T139" style:family="text">
      <style:text-properties fo:font-size="18pt" fo:font-weight="normal" officeooo:rsid="00728eb6" style:font-weight-asian="normal" style:font-weight-complex="normal"/>
    </style:style>
    <style:style style:name="T140" style:family="text">
      <style:text-properties fo:font-size="18pt" fo:font-weight="normal" officeooo:rsid="00486750" style:font-size-asian="15pt" style:font-weight-asian="normal" style:font-weight-complex="normal"/>
    </style:style>
    <style:style style:name="T141" style:family="text">
      <style:text-properties fo:font-size="18pt" fo:font-weight="bold" officeooo:rsid="002d9810" style:font-weight-asian="bold" style:font-weight-complex="bold"/>
    </style:style>
    <style:style style:name="T142" style:family="text">
      <style:text-properties fo:font-size="18pt" fo:font-weight="bold" officeooo:rsid="002e63b3" style:font-weight-asian="bold" style:font-weight-complex="bold"/>
    </style:style>
    <style:style style:name="T143" style:family="text">
      <style:text-properties fo:font-size="18pt" fo:font-weight="bold" officeooo:rsid="006e0d92" style:font-weight-asian="bold" style:font-weight-complex="bold"/>
    </style:style>
    <style:style style:name="T144" style:family="text">
      <style:text-properties fo:font-size="18pt" officeooo:rsid="00476d86"/>
    </style:style>
    <style:style style:name="T145" style:family="text">
      <style:text-properties fo:font-size="18pt" style:font-size-asian="15pt"/>
    </style:style>
    <style:style style:name="T146" style:family="text">
      <style:text-properties fo:font-size="18pt" style:text-underline-style="solid" style:text-underline-width="auto" style:text-underline-color="font-color" fo:font-weight="normal" officeooo:rsid="004e522b" style:font-size-asian="15pt" style:font-weight-asian="normal" style:font-weight-complex="normal"/>
    </style:style>
    <style:style style:name="T147" style:family="text">
      <style:text-properties fo:font-size="18pt" style:text-underline-style="none" fo:font-weight="bold" officeooo:rsid="004e522b" style:font-size-asian="15pt" style:font-weight-asian="bold" style:font-weight-complex="bold"/>
    </style:style>
    <style:style style:name="T148" style:family="text">
      <style:text-properties fo:font-size="18pt" style:text-underline-style="none" fo:font-weight="normal" officeooo:rsid="004e522b" style:font-size-asian="15pt" style:font-weight-asian="normal" style:font-weight-complex="normal"/>
    </style:style>
    <style:style style:name="T149" style:family="text">
      <style:text-properties fo:font-size="18pt" officeooo:rsid="00728eb6"/>
    </style:style>
    <style:style style:name="T150" style:family="text">
      <style:text-properties fo:font-size="22pt" fo:font-weight="bold" officeooo:rsid="002c19aa" style:font-weight-asian="bold" style:font-weight-complex="bold"/>
    </style:style>
    <style:style style:name="T151" style:family="text">
      <style:text-properties fo:font-size="16pt" fo:font-weight="normal" style:font-weight-asian="normal" style:font-weight-complex="normal"/>
    </style:style>
    <style:style style:name="T152" style:family="text">
      <style:text-properties fo:font-size="16pt" fo:font-weight="normal" officeooo:rsid="002e63b3" style:font-weight-asian="normal" style:font-weight-complex="normal"/>
    </style:style>
    <style:style style:name="T153" style:family="text">
      <style:text-properties fo:font-size="16pt" fo:font-weight="bold" officeooo:rsid="002e63b3" style:font-weight-asian="bold" style:font-weight-complex="bold"/>
    </style:style>
    <style:style style:name="T154" style:family="text">
      <style:text-properties fo:font-size="16pt" fo:font-weight="bold" officeooo:rsid="0067bc8d" style:font-weight-asian="bold" style:font-weight-complex="bold"/>
    </style:style>
    <style:style style:name="T155" style:family="text">
      <style:text-properties fo:font-size="16pt" fo:font-style="normal" fo:font-weight="normal" officeooo:rsid="002e63b3" style:font-size-asian="10pt" style:font-style-asian="normal" style:font-weight-asian="normal" style:font-weight-complex="normal"/>
    </style:style>
    <style:style style:name="T156" style:family="text">
      <style:text-properties officeooo:rsid="003f704d"/>
    </style:style>
    <style:style style:name="T157" style:family="text">
      <style:text-properties fo:font-size="24pt"/>
    </style:style>
    <style:style style:name="T158" style:family="text">
      <style:text-properties fo:font-size="24pt" fo:font-weight="bold" officeooo:rsid="00476d86" style:font-weight-asian="bold" style:font-weight-complex="bold"/>
    </style:style>
    <style:style style:name="T159" style:family="text">
      <style:text-properties fo:font-size="24pt" style:text-underline-style="solid" style:text-underline-width="auto" style:text-underline-color="font-color" fo:font-weight="bold" officeooo:rsid="004e522b" style:font-size-asian="15pt" style:font-weight-asian="bold" style:font-weight-complex="bold"/>
    </style:style>
    <style:style style:name="T160" style:family="text">
      <style:text-properties fo:color="#aa4926" loext:opacity="100%" style:font-name="JetBrains Mono" fo:font-size="15pt" fo:font-style="normal" fo:font-weight="normal" style:font-size-asian="15pt" style:font-style-asian="normal" style:font-weight-asian="normal"/>
    </style:style>
    <style:style style:name="T161" style:family="text">
      <style:text-properties fo:color="#aa4926" loext:opacity="100%" style:font-name="JetBrains Mono" fo:font-size="15pt" fo:font-style="normal" fo:font-weight="normal" style:font-style-asian="normal" style:font-weight-asian="normal"/>
    </style:style>
    <style:style style:name="T162" style:family="text">
      <style:text-properties fo:color="#aa4926" loext:opacity="100%" style:font-name="JetBrains Mono" fo:font-size="15pt" fo:font-style="normal" fo:font-weight="normal" fo:background-color="#000000" loext:char-shading-value="0" style:font-size-asian="15pt" style:font-style-asian="normal" style:font-weight-asian="normal"/>
    </style:style>
    <style:style style:name="T163" style:family="text">
      <style:text-properties fo:color="#aa4926" loext:opacity="100%" style:font-name="JetBrains Mono" fo:font-size="15pt" fo:font-style="normal" style:text-underline-style="none" fo:font-weight="normal" style:font-size-asian="15pt" style:font-style-asian="normal" style:font-weight-asian="normal" style:font-weight-complex="bold"/>
    </style:style>
    <style:style style:name="T164" style:family="text">
      <style:text-properties fo:color="#aa4926" loext:opacity="100%" style:font-name="JetBrains Mono" fo:font-size="15pt" fo:font-style="normal" style:font-size-asian="15pt" style:font-style-asian="normal"/>
    </style:style>
    <style:style style:name="T165" style:family="text">
      <style:text-properties fo:color="#aa4926" loext:opacity="100%" style:font-name="JetBrains Mono" fo:font-size="15pt" fo:font-style="normal" style:font-style-asian="normal"/>
    </style:style>
    <style:style style:name="T166" style:family="text">
      <style:text-properties fo:font-style="normal" style:text-underline-style="none" fo:font-weight="bold" style:font-size-asian="15pt" style:font-style-asian="normal" style:font-weight-asian="bold" style:font-weight-complex="bold"/>
    </style:style>
    <style:style style:name="T167" style:family="text">
      <style:text-properties fo:font-size="14pt" fo:font-weight="normal" style:font-weight-asian="normal" style:font-weight-complex="normal"/>
    </style:style>
    <style:style style:name="T168" style:family="text">
      <style:text-properties style:font-size-asian="15pt"/>
    </style:style>
    <style:style style:name="T169" style:family="text">
      <style:text-properties fo:color="#000000" loext:opacity="100%" style:font-name="Liberation Serif" fo:font-size="18pt" fo:font-weight="bold" officeooo:rsid="00568e4f" style:font-weight-asian="bold" style:font-weight-complex="bold"/>
    </style:style>
    <style:style style:name="T170" style:family="text">
      <style:text-properties officeooo:rsid="005c803d"/>
    </style:style>
    <style:style style:name="T171" style:family="text">
      <style:text-properties style:text-underline-style="solid" style:text-underline-width="auto" style:text-underline-color="font-color"/>
    </style:style>
    <style:style style:name="T172" style:family="text">
      <style:text-properties style:text-underline-style="none"/>
    </style:style>
    <style:style style:name="T173" style:family="text">
      <style:text-properties style:text-underline-style="none" officeooo:rsid="005c803d"/>
    </style:style>
    <style:style style:name="T174" style:family="text">
      <style:text-properties fo:font-size="26pt"/>
    </style:style>
    <style:style style:name="T175" style:family="text">
      <style:text-properties officeooo:rsid="006af38a"/>
    </style:style>
    <style:style style:name="T176" style:family="text">
      <style:text-properties officeooo:rsid="006dbab5"/>
    </style:style>
    <style:style style:name="T177" style:family="text">
      <style:text-properties fo:color="#56a8f5" loext:opacity="100%" style:font-name="JetBrains Mono" fo:font-size="15pt" fo:font-style="normal" fo:font-weight="normal" style:font-size-asian="15pt" style:font-style-asian="normal" style:font-weight-asian="normal"/>
    </style:style>
    <style:style style:name="T178" style:family="text">
      <style:text-properties fo:color="#56a8f5" loext:opacity="100%" style:font-name="JetBrains Mono" fo:font-size="15pt" fo:font-style="normal" fo:font-weight="normal" style:font-style-asian="normal" style:font-weight-asian="normal"/>
    </style:style>
    <style:style style:name="T179" style:family="text">
      <style:text-properties officeooo:rsid="007bcc77"/>
    </style:style>
    <style:style style:name="T180" style:family="text">
      <style:text-properties style:font-name="Liberation Serif" fo:font-size="18pt" fo:font-weight="bold" officeooo:rsid="009ba990" style:font-size-asian="15pt" style:font-weight-asian="bold" style:font-weight-complex="bold"/>
    </style:style>
    <style:style style:name="T181" style:family="text">
      <style:text-properties fo:background-color="#000000" loext:char-shading-value="0"/>
    </style:style>
    <style:style style:name="T182" style:family="text">
      <style:text-properties officeooo:rsid="00a09923"/>
    </style:style>
    <style:style style:name="T183" style:family="text">
      <style:text-properties style:text-underline-style="solid" style:text-underline-type="double" style:text-underline-width="auto" style:text-underline-color="font-color"/>
    </style:style>
    <style:style style:name="T184" style:family="text">
      <style:text-properties officeooo:rsid="00a36c3e"/>
    </style:style>
    <style:style style:name="T185" style:family="text">
      <style:text-properties officeooo:rsid="00af427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666666" draw:opacity="9%" draw:auto-grow-height="false" draw:auto-grow-width="false" fo:min-height="1.5201in" fo:min-width="6.692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666666" draw:opacity="9%" draw:auto-grow-height="false" draw:auto-grow-width="false" fo:min-height="1.6098in" fo:min-width="7.0866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666666" draw:opacity="9%" draw:auto-grow-height="false" draw:auto-grow-width="false" fo:min-height="1.0193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Python Basics<text:line-break/>and<text:line-break/>Automation</text:p>
      <text:p text:style-name="P1">What is python?</text:p>
      <text:p text:style-name="P6">Python is object oriented language and is independent language created by Guido Rossum 1989. Many large companies use python such as NASA, Google, YouTube, Facebook etc.</text:p>
      <text:p text:style-name="P3">Why use python?<text:line-break/><text:span text:style-name="T1">Independent os language unlike bash</text:span></text:p>
      <text:p text:style-name="P8">Os-Module:-</text:p>
      <text:p text:style-name="P10">The function os module provide allows to operate on underlying os task, Irrespective of being a windows, Linux or Unix platform</text:p>
      <text:p text:style-name="P10">if getting error os is not defined so <text:span text:style-name="T12">import</text:span> the module</text:p>
      <text:p text:style-name="P12"/>
      <text:p text:style-name="P12">Example 1 (<text:span text:style-name="T12">keyword </text:span>is os.getcwd)</text:p>
      <text:p text:style-name="P11"><text:span text:style-name="T14">import </text:span><text:span text:style-name="T40">os</text:span><text:line-break/><text:span text:style-name="T40">os.getcwd() → </text:span><text:span text:style-name="T41">it will give path of the current directory</text:span><text:line-break/><text:span text:style-name="T68">print</text:span><text:span text:style-name="T40">(</text:span><text:span text:style-name="T83">"my path is " </text:span><text:span text:style-name="T40">+ os.getcwd())</text:span></text:p>
      <text:p text:style-name="P12">output:-</text:p>
      <text:p text:style-name="P12">my path is /home/saim/PycharmProjects/pythonProject</text:p>
      <text:p text:style-name="P12"/>
      <text:p text:style-name="P20">Example 2</text:p>
      <text:p text:style-name="P14"><text:span text:style-name="T14">import </text:span><text:span text:style-name="T40">os</text:span><text:line-break/><text:span text:style-name="T68">print</text:span><text:span text:style-name="T40">(</text:span><text:span text:style-name="T83">"my old path is" </text:span><text:span text:style-name="T40">+ os.getcwd())</text:span><text:line-break/><text:span text:style-name="T40">my_path=</text:span><text:span text:style-name="T83">"/home/"</text:span><text:line-break/><text:span text:style-name="T40">mydir=</text:span><text:span text:style-name="T68">str</text:span><text:span text:style-name="T40">(os.chdir(my_path))</text:span><text:line-break/><text:soft-page-break/><text:line-break/><text:span text:style-name="T68">print</text:span><text:span text:style-name="T40">(</text:span><text:span text:style-name="T83">"my new path is " </text:span><text:span text:style-name="T40">+ mydir)</text:span><text:line-break/><text:span text:style-name="T68">print</text:span><text:span text:style-name="T40">(</text:span><text:span text:style-name="T83">"my changed path: " </text:span><text:span text:style-name="T40">+ os.getcwd())</text:span></text:p>
      <text:p text:style-name="P13"/>
      <text:p text:style-name="P19">Keywords</text:p>
      <text:p text:style-name="P19">path=’/home/’</text:p>
      <text:p text:style-name="P19">dir=str(os.chdir(path)) → <text:span text:style-name="T2">use to change the path</text:span></text:p>
      <text:p text:style-name="P21">Example 3</text:p>
      <text:p text:style-name="P15"><text:span text:style-name="T68">print</text:span><text:span text:style-name="T40">(</text:span><text:span text:style-name="T83">"my old path file lists are below</text:span><text:span text:style-name="T14">\n</text:span><text:span text:style-name="T83">"</text:span><text:span text:style-name="T40">)</text:span><text:line-break/><text:span text:style-name="T68">print</text:span><text:span text:style-name="T40">(os.listdir()) <text:s/>#→ keyword use to get list of files</text:span></text:p>
      <text:p text:style-name="P22"/>
      <text:p text:style-name="P24">Example 4 (task time)</text:p>
      <text:p text:style-name="P17"><text:span text:style-name="T14">import </text:span><text:span text:style-name="T40">os</text:span><text:line-break/><text:span text:style-name="T40">myversion=os.popen(</text:span><text:span text:style-name="T83">"cat /etc/os-release"</text:span><text:span text:style-name="T40">).read()</text:span><text:line-break/><text:span text:style-name="T40">mylist=myversion.split()</text:span><text:line-break/><text:line-break/><text:span text:style-name="T103">#print(mylist)</text:span><text:line-break/><text:span text:style-name="T40">myfind=(mylist[</text:span><text:span text:style-name="T110">1</text:span><text:span text:style-name="T40">])</text:span><text:line-break/><text:span text:style-name="T40">convert_string=</text:span><text:span text:style-name="T83">" "</text:span><text:span text:style-name="T40">.join(myfind)</text:span><text:line-break/><text:span text:style-name="T103">#print(convert_string)</text:span><text:line-break/><text:span text:style-name="T40">myversion=(convert_string.strip(</text:span><text:span text:style-name="T83">"</text:span><text:span text:style-name="T14">\"</text:span><text:span text:style-name="T83">"</text:span><text:span text:style-name="T40">))</text:span><text:line-break/><text:span text:style-name="T68">print</text:span><text:span text:style-name="T40">(</text:span><text:span text:style-name="T83">f"My OS version is : </text:span><text:span text:style-name="T14">{</text:span><text:span text:style-name="T40">myversion</text:span><text:span text:style-name="T14">} </text:span><text:span text:style-name="T83">"</text:span><text:span text:style-name="T40">)</text:span><text:line-break/></text:p>
      <text:p text:style-name="P16"/>
      <text:p text:style-name="P4">Keywords of os Modules:-</text:p>
      <text:p text:style-name="P5">os.system(‘command’):<text:span text:style-name="T1"> to run system related commands in linux </text:span><text:span text:style-name="T7">and windows</text:span><text:span text:style-name="T1"> </text:span><text:span text:style-name="T7">like ls and dir</text:span></text:p>
      <text:p text:style-name="P23">os.getcwd(): <text:span text:style-name="T1">to get the current path</text:span></text:p>
      <text:p text:style-name="P23">os.listdir(): <text:span text:style-name="T1">to list down the contents in dir</text:span></text:p>
      <text:p text:style-name="P23">os.chdir(): <text:span text:style-name="T1">will change the directory (go to new path)</text:span></text:p>
      <text:p text:style-name="P23">os.sep: <text:span text:style-name="T1">to get the path separator</text:span></text:p>
      <text:p text:style-name="P23">os.mkdir(“dir name”): <text:span text:style-name="T1">to create a directory</text:span></text:p>
      <text:p text:style-name="P23">os.rmdir(“dir name”): <text:span text:style-name="T1">to remove a directory</text:span></text:p>
      <text:p text:style-name="P25"><text:soft-page-break/>os.rename(“source name”,”dest name”): <text:span text:style-name="T1">to rename a file or directory</text:span></text:p>
      <text:p text:style-name="P25">os.rmdir(“folder_path”): <text:span text:style-name="T1">to remove a folder directory</text:span></text:p>
      <text:p text:style-name="P25">os.getuid() : <text:span text:style-name="T1">to get user id → </text:span><text:span text:style-name="T3">not supported in windows</text:span></text:p>
      <text:p text:style-name="P25">os.getgid() : <text:span text:style-name="T1">to get the </text:span><text:span text:style-name="T3">current user </text:span><text:span text:style-name="T1">group id → </text:span><text:span text:style-name="T3">not supported in windows</text:span></text:p>
      <text:p text:style-name="P25">os.getpid() :<text:span text:style-name="T1"> to get </text:span><text:span text:style-name="T3">current </text:span><text:span text:style-name="T1">process id </text:span></text:p>
      <text:p text:style-name="P26">os.walk(): <text:span text:style-name="T1">similar as find command in linux</text:span></text:p>
      <text:p text:style-name="P27">basic example</text:p>
      <text:p text:style-name="P18">print(list(os.walk(os.getcwd())))</text:p>
      <text:p text:style-name="P58">[('/home/saim/al-nafi-diploma-devops/python-automation/os-module', ['ABD'], ['os.py', 'test.txt', 'script.py']), </text:p>
      <text:p text:style-name="P58">('/home/saim/al-nafi-diploma-devops/python-automation/os-module/ABD', [], ['abd.txt'])]</text:p>
      <text:p text:style-name="P66"><text:span text:style-name="T1">(</text:span>first parent directory<text:span text:style-name="T1">)(</text:span>then child directory<text:span text:style-name="T1">)(</text:span>then files in current dir<text:span text:style-name="T1">)</text:span></text:p>
      <text:p text:style-name="P67">.split():<text:span text:style-name="T1"> will turn your data to a list</text:span></text:p>
      <text:p text:style-name="P68">os.path.basename(mypath): <text:span text:style-name="T1">to get the base path means the last directory that you are in or the last value of the path</text:span></text:p>
      <text:p text:style-name="P69">os.path.dirname: <text:span text:style-name="T1">to get the full path.</text:span></text:p>
      <text:p text:style-name="P69">Simple example</text:p>
      <text:p text:style-name="P33"><text:span text:style-name="T15">import </text:span><text:span text:style-name="T42">os</text:span><text:line-break/><text:span text:style-name="T42">mypath=</text:span><text:span text:style-name="T84">"/home/saim/al-nafi-diploma-devops/python-automation/os-module.path"</text:span><text:line-break/><text:span text:style-name="T69">print</text:span><text:span text:style-name="T42">(</text:span><text:span text:style-name="T84">f"my base path is </text:span><text:span text:style-name="T15">{</text:span><text:span text:style-name="T42">mypath</text:span><text:span text:style-name="T15">}</text:span><text:span text:style-name="T84">"</text:span><text:span text:style-name="T42">)</text:span><text:line-break/><text:line-break/><text:span text:style-name="T69">print</text:span><text:span text:style-name="T42">(</text:span><text:span text:style-name="T84">f"My base path is: </text:span><text:span text:style-name="T15">{</text:span><text:span text:style-name="T42">os.path.basename(mypath)</text:span><text:span text:style-name="T15">}</text:span><text:span text:style-name="T84">"</text:span><text:span text:style-name="T42">)</text:span><text:line-break/><text:span text:style-name="T69">print</text:span><text:span text:style-name="T42">(</text:span><text:span text:style-name="T84">f"My directory path is: </text:span><text:span text:style-name="T15">{</text:span><text:span text:style-name="T42">os.path.dirname(mypath)</text:span><text:span text:style-name="T15">}</text:span><text:span text:style-name="T84">"</text:span><text:span text:style-name="T42">)</text:span></text:p>
      <text:p text:style-name="P69">os.path.split(mypath): <text:span text:style-name="T1">to split path in tuple</text:span></text:p>
      <text:p text:style-name="P70">os.path.isfile(mypath): <text:span text:style-name="T1">to check that if the give variable is a file or not</text:span></text:p>
      <text:p text:style-name="P70">os.path.isdir(mypath): <text:span text:style-name="T1">to check that if the give variable is a directory or not</text:span></text:p>
      <text:p text:style-name="P71"><text:soft-page-break/>os.path.exists(mypath): <text:span text:style-name="T1">to check that if the file provided in the variable </text:span></text:p>
      <text:p text:style-name="P59">path exists or not</text:p>
      <text:p text:style-name="P59"/>
      <text:p text:style-name="P59"/>
      <text:p text:style-name="P72">Basic Example</text:p>
      <text:p text:style-name="P34"><text:span text:style-name="T43">mypath</text:span><text:span text:style-name="T42">=</text:span><text:span text:style-name="T84">"/home/saim/al-nafi-diploma-devops/python-automation/os-module/xyz.txt"</text:span><text:line-break/><text:line-break/><text:span text:style-name="T15">if </text:span><text:span text:style-name="T42">os.path.exists(mypath):</text:span><text:line-break/><text:span text:style-name="T42"> <text:s text:c="3"/></text:span><text:span text:style-name="T15">if </text:span><text:span text:style-name="T42">os.path.isfile(mypath):</text:span><text:line-break/><text:span text:style-name="T42"> <text:s text:c="7"/></text:span><text:span text:style-name="T69">print</text:span><text:span text:style-name="T42">(</text:span><text:span text:style-name="T84">f"</text:span><text:span text:style-name="T15">{</text:span><text:span text:style-name="T42">mypath</text:span><text:span text:style-name="T15">}</text:span><text:span text:style-name="T84"> is a file"</text:span><text:span text:style-name="T42">)</text:span><text:line-break/><text:span text:style-name="T42"> <text:s text:c="7"/></text:span><text:span text:style-name="T15">if </text:span><text:span text:style-name="T42">os.path.islink(mypath):</text:span><text:line-break/><text:span text:style-name="T42"> <text:s text:c="11"/></text:span><text:span text:style-name="T69">print</text:span><text:span text:style-name="T42">(</text:span><text:span text:style-name="T84">"it is also a link"</text:span><text:span text:style-name="T42">)</text:span><text:line-break/><text:span text:style-name="T42"> <text:s text:c="3"/></text:span><text:span text:style-name="T15">else</text:span><text:span text:style-name="T42">:</text:span><text:line-break/><text:span text:style-name="T42"> <text:s text:c="7"/></text:span><text:span text:style-name="T69">print</text:span><text:span text:style-name="T42">(</text:span><text:span text:style-name="T84">f"</text:span><text:span text:style-name="T15">{</text:span><text:span text:style-name="T42">mypath</text:span><text:span text:style-name="T15">}</text:span><text:span text:style-name="T84"> is a directory"</text:span><text:span text:style-name="T42">)</text:span><text:line-break/><text:span text:style-name="T15">else</text:span><text:span text:style-name="T42">:</text:span><text:line-break/><text:span text:style-name="T42"> <text:s text:c="3"/></text:span><text:span text:style-name="T69">print</text:span><text:span text:style-name="T42">(</text:span><text:span text:style-name="T84">"file does not exists insert a valid path"</text:span><text:span text:style-name="T42">)</text:span></text:p>
      <text:p text:style-name="P46"/>
      <text:p text:style-name="P72">os.path.join(mypath , childpath): <text:span text:style-name="T1">used if want to join two paths like in this example</text:span></text:p>
      <text:p text:style-name="P73">os.path.sep :<text:span text:style-name="T1"> to get the separator of the path.</text:span></text:p>
      <text:p text:style-name="P73">os.path.getsize(): <text:span text:style-name="T1">used to get size of a particular file </text:span><text:span text:style-name="T4">in bytes</text:span></text:p>
      <text:p text:style-name="P74">os.pah.normpath() : <text:span text:style-name="T1">used to get the default norm path</text:span></text:p>
      <text:p text:style-name="P74">os.path.samefile(path1, path2): <text:span text:style-name="T1">to know that if the two files are same or not</text:span></text:p>
      <text:p text:style-name="P63"/>
      <text:p text:style-name="P79">Basic Example (will show only the empty folders):-</text:p>
      <text:p text:style-name="P80"><text:span text:style-name="T15">import </text:span><text:span text:style-name="T42">os</text:span><text:line-break/><text:span text:style-name="T15">for </text:span><text:span text:style-name="T42">roots,dirs, files </text:span><text:span text:style-name="T15">in </text:span><text:span text:style-name="T42">(</text:span><text:span text:style-name="T69">list</text:span><text:span text:style-name="T42">(os.walk(os.getcwd()))):</text:span><text:line-break/><text:span text:style-name="T42"> <text:s text:c="3"/></text:span><text:span text:style-name="T15">if </text:span><text:span text:style-name="T42">(</text:span><text:span text:style-name="T69">len</text:span><text:span text:style-name="T42">(files)) == </text:span><text:span text:style-name="T111">0</text:span><text:span text:style-name="T42">:</text:span><text:line-break/><text:span text:style-name="T42"> <text:s text:c="7"/></text:span><text:span text:style-name="T69">print</text:span><text:span text:style-name="T42">(roots)</text:span></text:p>
      <text:p text:style-name="P47"/>
      <text:p text:style-name="P28"/>
      <text:p text:style-name="P28"/>
      <text:p text:style-name="P28"/>
      <text:p text:style-name="P28"/>
      <text:p text:style-name="P28"/>
      <text:p text:style-name="P28"/>
      <text:p text:style-name="P9"><text:soft-page-break/>Platform Module:</text:p>
      <text:p text:style-name="P60">(<text:span text:style-name="T12">similar to uname command in linux, will show system related information</text:span> )</text:p>
      <text:p text:style-name="P28">Functions</text:p>
      <text:p text:style-name="P75">platform.system(): <text:span text:style-name="T1">same as uname command show output as windows or Linux</text:span></text:p>
      <text:p text:style-name="P76">platform.processor(): <text:span text:style-name="T1">will tell which process is being used</text:span></text:p>
      <text:p text:style-name="P76">platform.archietecture():<text:span text:style-name="T1"> will tell about the architecture of the system </text:span></text:p>
      <text:p text:style-name="P77">platform.node() : <text:span text:style-name="T1">tell about the host name being used</text:span></text:p>
      <text:p text:style-name="P77">platform.uname():<text:span text:style-name="T1"> same as #uname -a command</text:span></text:p>
      <text:p text:style-name="P77">platform.release(): </text:p>
      <text:p text:style-name="P61">windows → ipconfig</text:p>
      <text:p text:style-name="P61">Linux → ifconfig</text:p>
      <text:p text:style-name="P61">suppose mix of linux and windows machine, use the following script</text:p>
      <text:p text:style-name="P78"><text:span text:style-name="T16">import </text:span><text:span text:style-name="T42">os</text:span><text:line-break/><text:span text:style-name="T15">import </text:span><text:span text:style-name="T42">platform</text:span><text:line-break/><text:line-break/><text:span text:style-name="T15">if </text:span><text:span text:style-name="T42">platform.system() == </text:span><text:span text:style-name="T84">"Windows"</text:span><text:span text:style-name="T42">:</text:span><text:line-break/><text:span text:style-name="T42"> <text:s text:c="3"/></text:span><text:span text:style-name="T69">print</text:span><text:span text:style-name="T42">(os.system(</text:span><text:span text:style-name="T84">"ipconfig"</text:span><text:span text:style-name="T42">))</text:span><text:line-break/><text:span text:style-name="T15">elif </text:span><text:span text:style-name="T42">platform.system() == </text:span><text:span text:style-name="T84">"Linux"</text:span><text:span text:style-name="T42">:</text:span><text:line-break/><text:span text:style-name="T42"> <text:s text:c="3"/></text:span><text:span text:style-name="T69">print</text:span><text:span text:style-name="T42">(os.system(</text:span><text:span text:style-name="T84">"ifconfig"</text:span><text:span text:style-name="T42">))</text:span><text:line-break/><text:span text:style-name="T15">else</text:span><text:span text:style-name="T42">:</text:span><text:line-break/><text:span text:style-name="T42"> <text:s text:c="3"/></text:span><text:span text:style-name="T69">print</text:span><text:span text:style-name="T42">(</text:span><text:span text:style-name="T84">"Sorry please check with admin"</text:span><text:span text:style-name="T42">)</text:span></text:p>
      <text:p text:style-name="P61"/>
      <text:p text:style-name="P98"><text:span text:style-name="T150">Sys Module (</text:span><text:span text:style-name="T119">command line argument</text:span><text:span text:style-name="T150">)</text:span></text:p>
      <text:p text:style-name="P62">Sys module is used for function of python runtime environments as like interpreter.</text:p>
      <text:p text:style-name="P62"/>
      <text:p text:style-name="P29">Sys functions</text:p>
      <text:p text:style-name="P99"><text:span text:style-name="T141">sys.path</text:span><text:span text:style-name="T137">: shows the path where this module is stored</text:span></text:p>
      <text:p text:style-name="P99"><text:span text:style-name="T141">sys.exit():</text:span><text:span text:style-name="T137"> code will stop executing when this line is written</text:span></text:p>
      <text:p text:style-name="P100"><text:span text:style-name="T142">sys.argv():</text:span><text:span text:style-name="T138"> same as positional parameter</text:span></text:p>
      <text:p text:style-name="P100"><text:soft-page-break/><text:span text:style-name="T153">print(sys.argv[1]) ==&gt;</text:span><text:span text:style-name="T152"> show first parameter passed</text:span></text:p>
      <text:p text:style-name="P42">Basic example</text:p>
      <text:p text:style-name="P101"><text:span text:style-name="T70">print</text:span><text:span text:style-name="T42">(</text:span><text:span text:style-name="T84">"this is the script name: " </text:span><text:span text:style-name="T42">+ sys.argv[</text:span><text:span text:style-name="T111">0</text:span><text:span text:style-name="T42">])</text:span><text:line-break/><text:span text:style-name="T69">print</text:span><text:span text:style-name="T42">(</text:span><text:span text:style-name="T84">"my full argument is: " </text:span><text:span text:style-name="T42">+ </text:span><text:span text:style-name="T69">str</text:span><text:span text:style-name="T42">(sys.argv))</text:span><text:line-break/><text:span text:style-name="T69">print</text:span><text:span text:style-name="T42">(</text:span><text:span text:style-name="T84">"My total argument is: " </text:span><text:span text:style-name="T42">+ </text:span><text:span text:style-name="T69">str</text:span><text:span text:style-name="T42">(</text:span><text:span text:style-name="T69">len</text:span><text:span text:style-name="T42">(sys.argv)))</text:span></text:p>
      <text:p text:style-name="P180"/>
      <text:p text:style-name="P186">Example 3 (<text:span text:style-name="T151">a script used for both windows and linux</text:span>):-</text:p>
      <text:p text:style-name="P181"><text:span text:style-name="T38">import </text:span><text:span text:style-name="T67">os</text:span><text:line-break/><text:span text:style-name="T38">import </text:span><text:span text:style-name="T67">platform</text:span><text:line-break/><text:line-break/><text:span text:style-name="T38">if </text:span><text:span text:style-name="T67">platform.system() == </text:span><text:span text:style-name="T102">'Linux'</text:span><text:span text:style-name="T67">:</text:span><text:line-break/><text:span text:style-name="T67"> <text:s text:c="3"/></text:span><text:span text:style-name="T38">for </text:span><text:span text:style-name="T67">i </text:span><text:span text:style-name="T38">in </text:span><text:span text:style-name="T67">os.listdir(</text:span><text:span text:style-name="T102">"/home/saim/al-nafi-diploma-devops/bash-scripting"</text:span><text:span text:style-name="T67">)</text:span><text:line-break/><text:span text:style-name="T67"> <text:s text:c="7"/></text:span><text:span text:style-name="T38">if </text:span><text:span text:style-name="T67">i.endswith(</text:span><text:span text:style-name="T102">".txt"</text:span><text:span text:style-name="T67">):</text:span><text:line-break/><text:span text:style-name="T67"> <text:s text:c="11"/></text:span><text:span text:style-name="T82">print</text:span><text:span text:style-name="T67">(i)</text:span><text:line-break/><text:span text:style-name="T38">else</text:span><text:span text:style-name="T67">:</text:span><text:line-break/><text:span text:style-name="T67"> <text:s text:c="3"/></text:span><text:span text:style-name="T38">for </text:span><text:span text:style-name="T67">i </text:span><text:span text:style-name="T38">in </text:span><text:span text:style-name="T67">os.listdir(</text:span><text:span text:style-name="T102">"c:</text:span><text:span text:style-name="T38">\\</text:span><text:span text:style-name="T102">"</text:span><text:span text:style-name="T67">):</text:span><text:line-break/><text:span text:style-name="T67"> <text:s text:c="7"/></text:span><text:span text:style-name="T38">if </text:span><text:span text:style-name="T67">i.endswith(</text:span><text:span text:style-name="T102">".txt"</text:span><text:span text:style-name="T67">):</text:span><text:line-break/><text:span text:style-name="T67"> <text:s text:c="11"/></text:span><text:span text:style-name="T82">print</text:span><text:span text:style-name="T67">(i)</text:span></text:p>
      <text:p text:style-name="P180"/>
      <text:p text:style-name="P185">Example 4 (<text:span text:style-name="T1">a basic finding command</text:span>):-</text:p>
      <text:p text:style-name="P183"><text:span text:style-name="T38">import </text:span><text:span text:style-name="T67">os</text:span><text:line-break/><text:span text:style-name="T67">find_files=</text:span><text:span text:style-name="T82">input</text:span><text:span text:style-name="T67">(</text:span><text:span text:style-name="T102">"Enter a search file: "</text:span><text:span text:style-name="T67">)</text:span><text:line-break/><text:span text:style-name="T38">for </text:span><text:span text:style-name="T67">roots,dirs, files </text:span><text:span text:style-name="T38">in </text:span><text:span text:style-name="T67">os.walk(</text:span><text:span text:style-name="T102">"/home/saim/al-nafi-diploma-devops/bash-scripting"</text:span><text:span text:style-name="T67">):</text:span><text:line-break/><text:span text:style-name="T67"> <text:s text:c="3"/></text:span><text:span text:style-name="T38">for </text:span><text:span text:style-name="T67">i </text:span><text:span text:style-name="T38">in </text:span><text:span text:style-name="T67">files:</text:span><text:line-break/><text:span text:style-name="T67"> <text:s text:c="7"/></text:span><text:span text:style-name="T38">if </text:span><text:span text:style-name="T67">i==find_files:</text:span><text:line-break/><text:span text:style-name="T67"> <text:s text:c="11"/></text:span><text:span text:style-name="T82">print</text:span><text:span text:style-name="T67">(os.path.join(roots,i))</text:span></text:p>
      <text:p text:style-name="P182"/>
      <text:p text:style-name="P182">or <text:span text:style-name="T1">(use this if want to do this multi operating systems):</text:span></text:p>
      <text:p text:style-name="P183"><text:span text:style-name="T39">import </text:span><text:span text:style-name="T67">os</text:span><text:line-break/><text:span text:style-name="T38">from </text:span><text:span text:style-name="T67">sys </text:span><text:span text:style-name="T38">import </text:span><text:span text:style-name="T67">platform</text:span><text:line-break/><text:line-break/><text:span text:style-name="T67">find_files=</text:span><text:span text:style-name="T82">input</text:span><text:span text:style-name="T67">(</text:span><text:span text:style-name="T102">"Enter a search file: "</text:span><text:span text:style-name="T67">)</text:span><text:line-break/><text:line-break/><text:span text:style-name="T38">if </text:span><text:span text:style-name="T67">platform.system == </text:span><text:span text:style-name="T102">"Linux"</text:span><text:span text:style-name="T67">:</text:span><text:line-break/><text:span text:style-name="T67"> <text:s text:c="3"/></text:span><text:span text:style-name="T38">for </text:span><text:span text:style-name="T67">roots,dirs, files </text:span><text:span text:style-name="T38">in </text:span><text:span text:style-name="T67">os.walk(</text:span><text:span text:style-name="T102">"/home/saim/al-nafi-diploma-devops/bash-scripting"</text:span><text:span text:style-name="T67">):</text:span><text:line-break/><text:span text:style-name="T67"> <text:s text:c="7"/></text:span><text:span text:style-name="T38">for </text:span><text:span text:style-name="T67">i </text:span><text:span text:style-name="T38">in </text:span><text:span text:style-name="T67">files:</text:span><text:line-break/><text:span text:style-name="T67"> <text:s text:c="11"/></text:span><text:span text:style-name="T38">if </text:span><text:span text:style-name="T67">i==find_files:</text:span><text:line-break/><text:span text:style-name="T67"> <text:s text:c="15"/></text:span><text:span text:style-name="T82">print</text:span><text:span text:style-name="T67">(os.path.join(roots,i))</text:span><text:line-break/><text:span text:style-name="T38">else</text:span><text:span text:style-name="T67">:</text:span><text:line-break/><text:span text:style-name="T67"> <text:s text:c="3"/></text:span><text:span text:style-name="T38">for </text:span><text:span text:style-name="T67">roots,dirs, files </text:span><text:span text:style-name="T38">in </text:span><text:span text:style-name="T67">os.walk(</text:span><text:span text:style-name="T102">"C;</text:span><text:span text:style-name="T38">\\</text:span><text:span text:style-name="T102">users\saim</text:span><text:span text:style-name="T38">\\</text:span><text:span text:style-name="T102">data"</text:span><text:span text:style-name="T67">):</text:span><text:line-break/><text:span text:style-name="T67"> <text:s text:c="7"/></text:span><text:span text:style-name="T38">for </text:span><text:span text:style-name="T67">i </text:span><text:span text:style-name="T38">in </text:span><text:span text:style-name="T67">files:</text:span><text:line-break/><text:span text:style-name="T67"> <text:s text:c="11"/></text:span><text:span text:style-name="T38">if </text:span><text:span text:style-name="T67">i==find_files:</text:span><text:line-break/><text:span text:style-name="T67"> <text:s text:c="15"/></text:span><text:span text:style-name="T82">print</text:span><text:span text:style-name="T67">(os.path.join(roots,i))</text:span><text:line-break/></text:p>
      <text:p text:style-name="P184"/>
      <text:p text:style-name="P180"/>
      <text:p text:style-name="P180"/>
      <text:p text:style-name="P180"/>
      <text:p text:style-name="P180"><text:soft-page-break/>Output:-</text:p>
      <text:p text:style-name="P104">this is the script name: CLI-(sys)-argument-module.py</text:p>
      <text:p text:style-name="P104">my full argument is: ['CLI-(sys)-argument-module.py', 'abd', 'abd1']</text:p>
      <text:p text:style-name="P109"><text:span text:style-name="T155">My total argument is: 3</text:span><text:span text:style-name="T137"> </text:span><text:span text:style-name="T136"><text:s/></text:span></text:p>
      <text:p text:style-name="P111"/>
      <text:p text:style-name="P136"><text:span text:style-name="T136">B</text:span><text:span text:style-name="T135">asic example (minor real-time)</text:span></text:p>
      <text:p text:style-name="P110"><text:span text:style-name="T14">if </text:span><text:span text:style-name="T40">(</text:span><text:span text:style-name="T68">len</text:span><text:span text:style-name="T40">(sys.argv)) !=</text:span><text:span text:style-name="T110">2</text:span><text:span text:style-name="T40">:</text:span><text:line-break/><text:span text:style-name="T40"> <text:s text:c="3"/></text:span><text:span text:style-name="T68">print</text:span><text:span text:style-name="T40">(</text:span><text:span text:style-name="T83">f"</text:span><text:span text:style-name="T14">{</text:span><text:span text:style-name="T40">sys.argv[</text:span><text:span text:style-name="T110">0</text:span><text:span text:style-name="T40">]</text:span><text:span text:style-name="T14">}</text:span><text:span text:style-name="T83"> required two positional parameter </text:span><text:span text:style-name="T14">\n</text:span><text:span text:style-name="T83"> Example: python3 <text:s/></text:span><text:span text:style-name="T14">{</text:span><text:span text:style-name="T40">sys.argv[</text:span><text:span text:style-name="T110">0</text:span><text:span text:style-name="T40">]</text:span><text:span text:style-name="T14">}</text:span><text:span text:style-name="T83"> start OR stop OR status OR restart"</text:span><text:span text:style-name="T40">)</text:span><text:line-break/><text:span text:style-name="T40"> <text:s text:c="3"/>sys.exit()</text:span><text:line-break/><text:span text:style-name="T14">else</text:span><text:span text:style-name="T40">:</text:span><text:line-break/><text:span text:style-name="T40"> <text:s text:c="3"/>action=sys.argv[</text:span><text:span text:style-name="T110">1</text:span><text:span text:style-name="T40">]</text:span><text:line-break/><text:span text:style-name="T40"> <text:s text:c="3"/>os.system(</text:span><text:span text:style-name="T83">f"systemctl </text:span><text:span text:style-name="T14">{</text:span><text:span text:style-name="T40">action</text:span><text:span text:style-name="T14">}</text:span><text:span text:style-name="T83"> apache2"</text:span><text:span text:style-name="T40">)</text:span><text:line-break/><text:span text:style-name="T40"> <text:s text:c="3"/>sys.exit()</text:span></text:p>
      <text:p text:style-name="P112">#python3 filename start → will write the command in the terminal</text:p>
      <text:p text:style-name="P112"/>
      <text:p text:style-name="P112"/>
      <text:p text:style-name="P245">Date time module:-</text:p>
      <text:p text:style-name="P137">→ <text:span text:style-name="T1">to print current date and time</text:span></text:p>
      <text:p text:style-name="P138"><text:span text:style-name="T18">import </text:span><text:span text:style-name="T44">datetime</text:span><text:line-break/><text:span text:style-name="T44">currentime=datetime.datetime.now()</text:span><text:line-break/><text:span text:style-name="T71">print</text:span><text:span text:style-name="T44">(currentime)</text:span></text:p>
      <text:p text:style-name="P48">print(currentime.month) <text:s/>--→ to check current month <text:tab/></text:p>
      <text:p text:style-name="P145">o/p:-</text:p>
      <text:p text:style-name="P145">2024-10-06 13:02:56.480370 → yy-mm-dd-tt</text:p>
      <text:list xml:id="list1430825359" text:style-name="L1">
        <text:list-item>
          <text:p text:style-name="P238">some basic functions</text:p>
        </text:list-item>
      </text:list>
      <text:p text:style-name="P138"><text:span text:style-name="T18">import </text:span><text:span text:style-name="T44">datetime</text:span><text:line-break/><text:span text:style-name="T44">currentime=datetime.datetime.now()</text:span><text:line-break/><text:span text:style-name="T71">print</text:span><text:span text:style-name="T44">(currentime)</text:span><text:line-break/><text:span text:style-name="T71">print</text:span><text:span text:style-name="T44">(currentime.year)</text:span><text:line-break/><text:span text:style-name="T71">print</text:span><text:span text:style-name="T44">(currentime.month)</text:span><text:line-break/><text:span text:style-name="T71">print</text:span><text:span text:style-name="T44">(currentime.day)</text:span><text:line-break/><text:span text:style-name="T71">print</text:span><text:span text:style-name="T44">(currentime.weekday())</text:span><text:line-break/><text:span text:style-name="T71">print</text:span><text:span text:style-name="T44">(currentime.hour)</text:span><text:line-break/><text:span text:style-name="T71">print</text:span><text:span text:style-name="T44">(currentime.second)</text:span><text:line-break/><text:span text:style-name="T71">print</text:span><text:span text:style-name="T44">(currentime.microsecond)</text:span><text:line-break/><text:soft-page-break/><text:span text:style-name="T71">print</text:span><text:span text:style-name="T44">(currentime.now)</text:span><text:line-break/><text:span text:style-name="T71">print</text:span><text:span text:style-name="T44">(currentime.timetuple())</text:span></text:p>
      <text:p text:style-name="P145"/>
      <text:list xml:id="list3829935914" text:style-name="L2">
        <text:list-item>
          <text:p text:style-name="P240">input custom date and time</text:p>
        </text:list-item>
      </text:list>
      <text:p text:style-name="P113"><text:span text:style-name="T53">testdata=datetime.date(</text:span><text:span text:style-name="T112">2020</text:span><text:span text:style-name="T53">,</text:span><text:span text:style-name="T112">1</text:span><text:span text:style-name="T53">,</text:span><text:span text:style-name="T112">30</text:span><text:span text:style-name="T53">)</text:span><text:line-break/><text:span text:style-name="T76">print</text:span><text:span text:style-name="T53">(testdata)</text:span><text:line-break/><text:span text:style-name="T76">print</text:span><text:span text:style-name="T53">(</text:span><text:span text:style-name="T76">type</text:span><text:span text:style-name="T53">(testdata))</text:span></text:p>
      <text:p text:style-name="P112"/>
      <text:list xml:id="list177050253" text:style-name="L3">
        <text:list-item>
          <text:p text:style-name="P241">Comparing time</text:p>
        </text:list-item>
      </text:list>
      <text:p text:style-name="P115"><text:span text:style-name="T28">import </text:span><text:span text:style-name="T53">datetime</text:span><text:line-break/><text:span text:style-name="T53">my_time=datetime.datetime.now()</text:span><text:line-break/><text:span text:style-name="T76">print</text:span><text:span text:style-name="T53">(my_time)</text:span><text:line-break/><text:span text:style-name="T76">print</text:span><text:span text:style-name="T53">(</text:span><text:span text:style-name="T76">type</text:span><text:span text:style-name="T53">(my_time))</text:span><text:line-break/><text:line-break/><text:span text:style-name="T53">my_future_time=datetime.datetime.now()</text:span><text:line-break/><text:span text:style-name="T76">print</text:span><text:span text:style-name="T53">(my_future_time)</text:span><text:line-break/><text:span text:style-name="T76">print</text:span><text:span text:style-name="T53">(</text:span><text:span text:style-name="T76">type</text:span><text:span text:style-name="T53">(my_future_time))</text:span><text:line-break/><text:line-break/><text:span text:style-name="T76">print</text:span><text:span text:style-name="T53">(my_future_time-my_time)</text:span></text:p>
      <text:p text:style-name="P114"/>
      <text:list xml:id="list1343838995" text:style-name="L4">
        <text:list-item>
          <text:p text:style-name="P242">comparing days</text:p>
        </text:list-item>
      </text:list>
      <text:p text:style-name="P116">&gt;&gt;&gt; print((my_future_time-my_time).days)<text:tab/></text:p>
      <text:p text:style-name="P116"/>
      <text:list xml:id="list2028561907" text:style-name="L5">
        <text:list-item>
          <text:p text:style-name="P243">getting difference between two times</text:p>
        </text:list-item>
      </text:list>
      <text:p text:style-name="P118"><text:span text:style-name="T28">from </text:span><text:span text:style-name="T53">datetime </text:span><text:span text:style-name="T28">import </text:span><text:span text:style-name="T53">datetime</text:span><text:line-break/><text:line-break/><text:span text:style-name="T53">start_time=datetime.strptime(</text:span><text:span text:style-name="T92">"2:13:57"</text:span><text:span text:style-name="T53">,</text:span><text:span text:style-name="T92">"%H:%M:%S"</text:span><text:span text:style-name="T53">)</text:span><text:line-break/><text:span text:style-name="T53">end_time=datetime.strptime(</text:span><text:span text:style-name="T92">"11:47:52"</text:span><text:span text:style-name="T53">,</text:span><text:span text:style-name="T92">"%H:%M:%S"</text:span><text:span text:style-name="T53">)</text:span><text:line-break/><text:line-break/><text:span text:style-name="T76">print</text:span><text:span text:style-name="T53">(start_time)</text:span><text:line-break/><text:span text:style-name="T76">print</text:span><text:span text:style-name="T53">(end_time)</text:span><text:line-break/><text:line-break/><text:span text:style-name="T53">diff =end_time - start_time</text:span><text:line-break/><text:span text:style-name="T76">print</text:span><text:span text:style-name="T53">(diff)</text:span></text:p>
      <text:p text:style-name="P117"><text:soft-page-break/><text:s/>if want differnce in seconds</text:p>
      <text:p text:style-name="P118"><text:span text:style-name="T53">sec=diff.total_seconds()</text:span><text:line-break/><text:span text:style-name="T76">print</text:span><text:span text:style-name="T53">(sec)</text:span></text:p>
      <text:p text:style-name="P117"/>
      <text:p text:style-name="P117"/>
      <text:p text:style-name="P154"/>
      <text:p text:style-name="P173">checking specified timezone <text:span text:style-name="T156">time</text:span></text:p>
      <text:p text:style-name="P155"><text:span text:style-name="T17">import </text:span><text:span text:style-name="T44">pytz</text:span><text:line-break/><text:span text:style-name="T17">from </text:span><text:span text:style-name="T44">datetime </text:span><text:span text:style-name="T17">import </text:span><text:span text:style-name="T44">datetime</text:span><text:line-break/><text:line-break/><text:span text:style-name="T71">print</text:span><text:span text:style-name="T44">(datetime.now(), </text:span><text:span text:style-name="T85">"Karachi time"</text:span><text:span text:style-name="T44">)</text:span><text:line-break/><text:line-break/><text:span text:style-name="T44">ist=pytz.timezone(</text:span><text:span text:style-name="T85">"Asia/Kabul"</text:span><text:span text:style-name="T44">)</text:span><text:line-break/><text:span text:style-name="T71">print</text:span><text:span text:style-name="T44">(datetime.now(ist),</text:span><text:span text:style-name="T85">"Kabul time"</text:span><text:span text:style-name="T44">)</text:span><text:line-break/><text:span text:style-name="T71">print</text:span><text:span text:style-name="T44">(ist)</text:span></text:p>
      <text:p text:style-name="P173"/>
      <text:p text:style-name="P156">STRFTIME</text:p>
      <text:p text:style-name="P146">use to create your own date and time format yy-dd-mm, create a string representation of datetime object.</text:p>
      <text:p text:style-name="P146">Note:-</text:p>
      <text:p text:style-name="P146">also convert date time object to string</text:p>
      <text:p text:style-name="P146"/>
      <text:p text:style-name="P147">Example1:</text:p>
      <text:p text:style-name="P148"><text:span text:style-name="T60">time=current.strftime(</text:span><text:span text:style-name="T97">"</text:span><text:bookmark-start text:name="__DdeLink__1705_2427943776"/><text:span text:style-name="T97">%H:%M:%S</text:span><text:bookmark-end text:name="__DdeLink__1705_2427943776"/><text:span text:style-name="T97">"</text:span><text:span text:style-name="T60">)</text:span><text:line-break/><text:span text:style-name="T79">print</text:span><text:span text:style-name="T60">(</text:span><text:span text:style-name="T97">"My time is "</text:span><text:span text:style-name="T60">,time)</text:span><text:line-break/><text:span text:style-name="T79">print</text:span><text:span text:style-name="T60">(</text:span><text:span text:style-name="T79">type</text:span><text:span text:style-name="T60">(time))</text:span></text:p>
      <text:p text:style-name="P152">o/p:-</text:p>
      <text:p text:style-name="P152">My time is <text:s/>11:55:22</text:p>
      <text:p text:style-name="P152">&lt;class 'str'&gt;</text:p>
      <text:p text:style-name="P152"/>
      <text:p text:style-name="P152"/>
      <text:p text:style-name="P152"><text:soft-page-break/>Example2:</text:p>
      <text:p text:style-name="P149"><text:span text:style-name="T60">custom_date=datetime.strftime(current, </text:span><text:span text:style-name="T97">"%Y/%m/%d %</text:span><text:span text:style-name="T98">I</text:span><text:span text:style-name="T97">:%M:%S %p"</text:span><text:span text:style-name="T60">)</text:span><text:line-break/><text:span text:style-name="T79">print</text:span><text:span text:style-name="T60">(custom_date)</text:span><text:line-break/><text:span text:style-name="T79">print</text:span><text:span text:style-name="T60">(</text:span><text:span text:style-name="T79">type</text:span><text:span text:style-name="T60">(custom_date))</text:span></text:p>
      <text:p text:style-name="P153">o/p:-</text:p>
      <text:p text:style-name="P153">2024/10/07 12:12:11 PM</text:p>
      <text:p text:style-name="P153">&lt;class 'str'&gt;</text:p>
      <text:p text:style-name="P153"/>
      <text:p text:style-name="P165"/>
      <text:p text:style-name="P157"><text:span text:style-name="Strong_20_Emphasis"><text:span text:style-name="T117">STRPTIME</text:span></text:span>→ <text:span text:style-name="T135">convert string to object</text:span></text:p>
      <text:p text:style-name="P157"><text:span text:style-name="Strong_20_Emphasis"/></text:p>
      <text:p text:style-name="P158"><text:span text:style-name="Strong_20_Emphasis"><text:span text:style-name="T144">Basic example:-</text:span></text:span></text:p>
      <text:p text:style-name="P159"><text:span text:style-name="Strong_20_Emphasis"><text:span text:style-name="T37">from </text:span></text:span><text:span text:style-name="T62">datetime </text:span><text:span text:style-name="T36">import </text:span><text:span text:style-name="T62">datetime</text:span><text:span text:style-name="T145"><text:line-break/><text:line-break/></text:span><text:span text:style-name="T62">mydate= </text:span><text:span text:style-name="T100">"2024/10/07 12:16:54"</text:span><text:span text:style-name="T145"><text:line-break/></text:span><text:span text:style-name="T62">mytime=(datetime.strptime(mydate,</text:span><text:span text:style-name="T100">"%Y/%m/%d %H:%M:%S"</text:span><text:span text:style-name="T62">))</text:span><text:span text:style-name="T145"><text:line-break/></text:span><text:span text:style-name="T81">print</text:span><text:span text:style-name="T62">(mytime)</text:span></text:p>
      <text:p text:style-name="P158"><text:span text:style-name="Strong_20_Emphasis"><text:span text:style-name="T130">o/p:-</text:span></text:span></text:p>
      <text:p text:style-name="P105">2024-10-07 12:16:54</text:p>
      <text:p text:style-name="P157"><text:span text:style-name="Strong_20_Emphasis"/></text:p>
      <text:p text:style-name="P157"><text:span text:style-name="Strong_20_Emphasis"><text:span text:style-name="T117">STRFTIME VS STRPTIME</text:span></text:span><text:span text:style-name="Strong_20_Emphasis"><text:line-break/></text:span><text:span text:style-name="Strong_20_Emphasis"><text:span text:style-name="T122">STRFTIME --&gt; date to string<text:line-break/>STRPTIME --&gt; String to date</text:span></text:span></text:p>
      <text:p text:style-name="P157"><text:span text:style-name="Strong_20_Emphasis"><text:span text:style-name="T122"/></text:span></text:p>
      <text:p text:style-name="P158"><text:span text:style-name="Strong_20_Emphasis"><text:span text:style-name="T158">Time module:-</text:span></text:span></text:p>
      <text:p text:style-name="P158"><text:span text:style-name="Strong_20_Emphasis"><text:span text:style-name="T158"/></text:span></text:p>
      <text:p text:style-name="P160"><text:span text:style-name="Strong_20_Emphasis"><text:span text:style-name="T123">Example:- (converting seconds stamp into time)</text:span></text:span></text:p>
      <text:p text:style-name="P161"><text:span text:style-name="Strong_20_Emphasis"><text:span text:style-name="T34">import </text:span></text:span><text:span text:style-name="T61">time</text:span><text:span text:style-name="T117"><text:line-break/></text:span><text:span text:style-name="T33">import </text:span><text:span text:style-name="T61">datetime</text:span><text:span text:style-name="T117"><text:line-break/></text:span><text:span text:style-name="T61">second=time.time()</text:span><text:span text:style-name="T117"><text:line-break/></text:span><text:span text:style-name="T80">print</text:span><text:span text:style-name="T61">(second)</text:span><text:span text:style-name="T117"><text:line-break/></text:span><text:soft-page-break/><text:span text:style-name="T117"><text:line-break/></text:span><text:span text:style-name="T80">print</text:span><text:span text:style-name="T61">(datetime.datetime.fromtimestamp(second))</text:span></text:p>
      <text:p text:style-name="P53"/>
      <text:p text:style-name="P54">or</text:p>
      <text:p text:style-name="P171"><text:span text:style-name="T17">import </text:span><text:span text:style-name="T44">time</text:span><text:line-break/><text:span text:style-name="T44">second=time.time()</text:span><text:line-break/><text:span text:style-name="T71">print</text:span><text:span text:style-name="T44">(second)</text:span><text:line-break/><text:line-break/><text:span text:style-name="T44">localtime=time.ctime(second)</text:span><text:line-break/><text:span text:style-name="T71">print</text:span><text:span text:style-name="T44">(localtime)</text:span></text:p>
      <text:p text:style-name="P54"/>
      <text:p text:style-name="P160"><text:span text:style-name="Strong_20_Emphasis"><text:span text:style-name="T121">o/p:-</text:span></text:span></text:p>
      <text:p text:style-name="P160"><text:span text:style-name="Strong_20_Emphasis"><text:span text:style-name="T140">1728286749.463624</text:span></text:span></text:p>
      <text:p text:style-name="P160"><text:span text:style-name="Strong_20_Emphasis"><text:span text:style-name="T140">2024-10-07 12:39:09.463624</text:span></text:span></text:p>
      <text:p text:style-name="P160"><text:span text:style-name="Strong_20_Emphasis"><text:span text:style-name="T124"/></text:span></text:p>
      <text:p text:style-name="P160"><text:span text:style-name="Strong_20_Emphasis"><text:span text:style-name="T124">Example 2:- <text:s/>→ useful in python selinium</text:span></text:span></text:p>
      <text:p text:style-name="P161"><text:span text:style-name="Strong_20_Emphasis"><text:span text:style-name="T19">import </text:span></text:span><text:span text:style-name="T44">time</text:span><text:line-break/><text:span text:style-name="T71">print</text:span><text:span text:style-name="T44">(</text:span><text:span text:style-name="T85">"This is sample time example"</text:span><text:span text:style-name="T44">)</text:span><text:line-break/><text:span text:style-name="T44">time.sleep(</text:span><text:span text:style-name="T113">4</text:span><text:span text:style-name="T44">) </text:span><text:span text:style-name="T45"># take a break of 4 seconds</text:span><text:line-break/><text:span text:style-name="T71">print</text:span><text:span text:style-name="T44">(</text:span><text:span text:style-name="T85">"This is sample time example"</text:span><text:span text:style-name="T44">)</text:span><text:line-break/><text:span text:style-name="T71">print</text:span><text:span text:style-name="T44">(</text:span><text:span text:style-name="T85">"This is sample time example"</text:span><text:span text:style-name="T44">)</text:span></text:p>
      <text:p text:style-name="P160"><text:span text:style-name="Strong_20_Emphasis"><text:span text:style-name="T124"/></text:span></text:p>
      <text:p text:style-name="P162"><text:span text:style-name="Strong_20_Emphasis"><text:span text:style-name="T125">Example 3:- (real time basic example)</text:span></text:span></text:p>
      <text:p text:style-name="P162"><text:span text:style-name="Strong_20_Emphasis"><text:span text:style-name="T125">import os</text:span></text:span></text:p>
      <text:p text:style-name="P162"><text:span text:style-name="Strong_20_Emphasis"><text:span text:style-name="T125">import datetime</text:span></text:span></text:p>
      <text:p text:style-name="P162"><text:span text:style-name="Strong_20_Emphasis"><text:span text:style-name="T125"/></text:span></text:p>
      <text:p text:style-name="P162"><text:span text:style-name="Strong_20_Emphasis"><text:span text:style-name="T125">myfile=os.path.getctime("/home/saim/al-nafi-diploma/python-automation/abd.csv")</text:span></text:span></text:p>
      <text:p text:style-name="P162"><text:span text:style-name="Strong_20_Emphasis"><text:span text:style-name="T125">print(myfile)</text:span></text:span></text:p>
      <text:p text:style-name="P162"><text:span text:style-name="Strong_20_Emphasis"><text:span text:style-name="T125"/></text:span></text:p>
      <text:p text:style-name="P162"><text:span text:style-name="Strong_20_Emphasis"><text:span text:style-name="T125">print(datetime.datetime.fromtimestamp(myfile))</text:span></text:span></text:p>
      <text:p text:style-name="P162"><text:span text:style-name="Strong_20_Emphasis"><text:span text:style-name="T125"/></text:span></text:p>
      <text:p text:style-name="P162"><text:soft-page-break/><text:span text:style-name="Strong_20_Emphasis"><text:span text:style-name="T125">O/p:- show the creation time of file as defined in the myfile variable</text:span></text:span></text:p>
      <text:p text:style-name="P162"><text:span text:style-name="Strong_20_Emphasis"><text:span text:style-name="T125"/></text:span></text:p>
      <text:p text:style-name="P163"><text:span text:style-name="Strong_20_Emphasis"><text:span text:style-name="T126">Example 4:- (real time basic </text:span></text:span><text:span text:style-name="Strong_20_Emphasis"><text:span text:style-name="T127">search file <text:tab/><text:tab/></text:span></text:span><text:span text:style-name="Strong_20_Emphasis"><text:span text:style-name="T126"> example):</text:span></text:span></text:p>
      <text:p text:style-name="P164"><text:span text:style-name="Strong_20_Emphasis"><text:span text:style-name="T20">import </text:span></text:span><text:span text:style-name="T44">os</text:span><text:line-break/><text:span text:style-name="T17">import </text:span><text:span text:style-name="T44">datetime</text:span><text:line-break/><text:line-break/><text:span text:style-name="T44">find_file=</text:span><text:span text:style-name="T71">input</text:span><text:span text:style-name="T44">(</text:span><text:span text:style-name="T85">"Enter the search: "</text:span><text:span text:style-name="T44">)</text:span><text:line-break/><text:span text:style-name="T17">for </text:span><text:span text:style-name="T44">roots,dirs,files </text:span><text:span text:style-name="T17">in </text:span><text:span text:style-name="T44">os.walk(</text:span><text:span text:style-name="T85">"/home/saim/al-nafi-diploma-devops/python-automation"</text:span><text:span text:style-name="T44">):</text:span><text:line-break/><text:span text:style-name="T44"> <text:s text:c="3"/></text:span><text:span text:style-name="T17">for </text:span><text:span text:style-name="T44">i </text:span><text:span text:style-name="T17">in </text:span><text:span text:style-name="T44">files:</text:span><text:line-break/><text:span text:style-name="T44"> <text:s text:c="7"/></text:span><text:span text:style-name="T17">if </text:span><text:span text:style-name="T44">i==find_file:</text:span><text:line-break/><text:span text:style-name="T44"> <text:s text:c="11"/>my_path=(os.path.join(roots,i))</text:span><text:line-break/><text:span text:style-name="T44"> <text:s text:c="11"/></text:span><text:span text:style-name="T104"># print("Yes we have the file", i,os.path.join(root,i))</text:span><text:line-break/><text:span text:style-name="T104"> <text:s text:c="11"/></text:span><text:span text:style-name="T71">print</text:span><text:span text:style-name="T44">(</text:span><text:span text:style-name="T85">f"We found the file </text:span><text:span text:style-name="T17">{</text:span><text:span text:style-name="T44">my_path</text:span><text:span text:style-name="T17">}</text:span><text:span text:style-name="T85"> and the time the <text:tab/> <text:s text:c="4"/>file is created is </text:span><text:span text:style-name="T17">{</text:span><text:span text:style-name="T44">(datetime.datetime.fromtimestamp <text:tab/> <text:s text:c="4"/>(os.path.getctime(my_path)))</text:span><text:span text:style-name="T17">}</text:span><text:span text:style-name="T85">"</text:span><text:span text:style-name="T44">)</text:span></text:p>
      <text:p text:style-name="P163"><text:span text:style-name="Strong_20_Emphasis"><text:span text:style-name="T126"/></text:span></text:p>
      <text:p text:style-name="P165"><text:span text:style-name="Strong_20_Emphasis"><text:span text:style-name="T13">Task solutions:-</text:span></text:span></text:p>
      <text:p text:style-name="P166"><text:span text:style-name="Strong_20_Emphasis"><text:span text:style-name="T21">import </text:span></text:span><text:span text:style-name="T44">os</text:span><text:line-break/><text:span text:style-name="T17">import </text:span><text:span text:style-name="T44">datetime</text:span><text:line-break/><text:line-break/><text:span text:style-name="T44">find_file=</text:span><text:span text:style-name="T71">input</text:span><text:span text:style-name="T44">(</text:span><text:span text:style-name="T85">"Enter the search: "</text:span><text:span text:style-name="T44">)</text:span><text:line-break/><text:span text:style-name="T17">for </text:span><text:span text:style-name="T44">roots,dirs,files </text:span><text:span text:style-name="T17">in </text:span><text:span text:style-name="T44">os.walk(</text:span><text:span text:style-name="T85">"/home/saim/al-nafi-diploma-devops/python-automation"</text:span><text:span text:style-name="T44">):</text:span><text:line-break/><text:span text:style-name="T44"> <text:s text:c="3"/></text:span><text:span text:style-name="T17">for </text:span><text:span text:style-name="T44">i </text:span><text:span text:style-name="T17">in </text:span><text:span text:style-name="T44">files:</text:span><text:line-break/><text:span text:style-name="T44"> <text:s text:c="7"/></text:span><text:span text:style-name="T17">if </text:span><text:span text:style-name="T44">i==find_file:</text:span><text:line-break/><text:span text:style-name="T44"> <text:s text:c="11"/>my_path=(os.path.join(roots,i))</text:span><text:line-break/><text:span text:style-name="T44"> <text:s text:c="11"/>time_file=os.path.getctime(my_path)</text:span><text:line-break/><text:span text:style-name="T44"> <text:s text:c="11"/>date=(datetime.datetime.fromtimestamp(time_file))</text:span><text:line-break/><text:span text:style-name="T44"> <text:s text:c="11"/>date_formatted=date.strftime(</text:span><text:span text:style-name="T85">"%B %d %y"</text:span><text:span text:style-name="T44">)</text:span><text:line-break/><text:span text:style-name="T44"> <text:s text:c="11"/>time_formatted=date.strftime(</text:span><text:span text:style-name="T85">"%I:%M:%S %p"</text:span><text:span text:style-name="T44">)</text:span><text:line-break/><text:line-break/><text:span text:style-name="T44"> <text:s text:c="11"/></text:span><text:span text:style-name="T71">print</text:span><text:span text:style-name="T44">(</text:span><text:span text:style-name="T85">f"We found the file </text:span><text:span text:style-name="T17">{</text:span><text:span text:style-name="T44">my_path</text:span><text:span text:style-name="T17">}</text:span><text:span text:style-name="T85"> and the time the </text:span><text:soft-page-break/><text:span text:style-name="T85">file is created is </text:span><text:span text:style-name="T17">{</text:span><text:span text:style-name="T44">(datetime.datetime.fromtimestamp(os.path.getctime(my_path)))</text:span><text:span text:style-name="T17">}</text:span><text:span text:style-name="T85">"</text:span><text:span text:style-name="T44">)</text:span><text:line-break/><text:span text:style-name="T44"> <text:s text:c="11"/></text:span><text:span text:style-name="T71">print</text:span><text:span text:style-name="T44">(</text:span><text:span text:style-name="T85">f"The Date is: </text:span><text:span text:style-name="T17">{</text:span><text:span text:style-name="T44">date_formatted</text:span><text:span text:style-name="T17">}</text:span><text:span text:style-name="T85">"</text:span><text:span text:style-name="T44">)</text:span><text:line-break/><text:span text:style-name="T44"> <text:s text:c="11"/></text:span><text:span text:style-name="T71">print</text:span><text:span text:style-name="T44">(</text:span><text:span text:style-name="T85">f"The time is: </text:span><text:span text:style-name="T17">{</text:span><text:span text:style-name="T44">time_formatted</text:span><text:span text:style-name="T17">}</text:span><text:span text:style-name="T85">"</text:span><text:span text:style-name="T44">)</text:span></text:p>
      <text:p text:style-name="P165"><text:span text:style-name="Strong_20_Emphasis"><text:span text:style-name="T128"/></text:span></text:p>
      <text:p text:style-name="P167"><text:span text:style-name="Strong_20_Emphasis"><text:span text:style-name="T159">File Handling:-</text:span></text:span></text:p>
      <text:p text:style-name="P167"><text:span text:style-name="Strong_20_Emphasis"><text:span text:style-name="T146"/></text:span></text:p>
      <text:p text:style-name="P167"><text:span text:style-name="Strong_20_Emphasis"><text:span text:style-name="T147">Opening and reading a </text:span></text:span><text:a xlink:type="simple" xlink:href="../../../../../-" text:style-name="Internet_20_link" text:visited-style-name="Visited_20_Internet_20_Link"><text:span text:style-name="Strong_20_Emphasis">file:-</text:span></text:a></text:p>
      <text:p text:style-name="P168"><text:span text:style-name="Strong_20_Emphasis"><text:span text:style-name="T63">Method1</text:span></text:span></text:p>
      <text:p text:style-name="P168"><text:span text:style-name="Strong_20_Emphasis"><text:span text:style-name="T55">file</text:span></text:span><text:span text:style-name="T44">=</text:span><text:span text:style-name="T71">open</text:span><text:span text:style-name="T44">(</text:span><text:span text:style-name="T85">"my.txt"</text:span><text:span text:style-name="T44">)</text:span><text:line-break/><text:span text:style-name="T44">data=file.read()</text:span><text:line-break/><text:span text:style-name="T71">print</text:span><text:span text:style-name="T44">(data)</text:span></text:p>
      <text:p text:style-name="P167"><text:span text:style-name="Strong_20_Emphasis"><text:span text:style-name="T147">O/p:- </text:span></text:span><text:span text:style-name="Strong_20_Emphasis"><text:span text:style-name="T148">show the data of the file defined in variable file</text:span></text:span></text:p>
      <text:p text:style-name="P167"><text:span text:style-name="Strong_20_Emphasis"><text:span text:style-name="T148"/></text:span></text:p>
      <text:p text:style-name="P167"><text:span text:style-name="Strong_20_Emphasis"><text:span text:style-name="T147">Note:-</text:span></text:span></text:p>
      <text:p text:style-name="P167"><text:span text:style-name="Strong_20_Emphasis"><text:span text:style-name="T148">whenever working in production environment also close the file by using </text:span></text:span><text:span text:style-name="Strong_20_Emphasis"><text:span text:style-name="T147">file.close() </text:span></text:span><text:span text:style-name="Strong_20_Emphasis"><text:span text:style-name="T148">if using this method</text:span></text:span></text:p>
      <text:p text:style-name="P167"><text:span text:style-name="Strong_20_Emphasis"><text:span text:style-name="T133">Method 2:- (</text:span></text:span><text:span text:style-name="Strong_20_Emphasis"><text:span text:style-name="T131">no need to close the file if using this method</text:span></text:span><text:span text:style-name="Strong_20_Emphasis"><text:span text:style-name="T133">)</text:span></text:span></text:p>
      <text:p text:style-name="P168"><text:span text:style-name="Strong_20_Emphasis"><text:span text:style-name="T35">with </text:span></text:span><text:span text:style-name="T80">open</text:span><text:span text:style-name="T61">(</text:span><text:span text:style-name="T99">"my.txt"</text:span><text:span text:style-name="T61">) </text:span><text:span text:style-name="T33">as </text:span><text:span text:style-name="T61">file:</text:span><text:span text:style-name="T117"><text:line-break/></text:span><text:span text:style-name="T61"> <text:s text:c="3"/>data=file.read()</text:span><text:span text:style-name="T117"><text:line-break/></text:span><text:span text:style-name="T61"> <text:s text:c="3"/></text:span><text:span text:style-name="T80">print</text:span><text:span text:style-name="T61">(data)</text:span></text:p>
      <text:p text:style-name="P167"><text:span text:style-name="Strong_20_Emphasis"><text:span text:style-name="T133"/></text:span></text:p>
      <text:p text:style-name="P169"><text:span text:style-name="Strong_20_Emphasis"><text:span text:style-name="T134">Example 2 (</text:span></text:span><text:span text:style-name="Strong_20_Emphasis"><text:span text:style-name="T132">Writing into a file</text:span></text:span><text:span text:style-name="Strong_20_Emphasis"><text:span text:style-name="T134">):- </text:span></text:span></text:p>
      <text:p text:style-name="P170"><text:span text:style-name="Strong_20_Emphasis"><text:span text:style-name="T30">with </text:span></text:span><text:span text:style-name="Strong_20_Emphasis"><text:span text:style-name="T77">open</text:span></text:span><text:span text:style-name="Strong_20_Emphasis"><text:span text:style-name="T54">(</text:span></text:span><text:span text:style-name="Strong_20_Emphasis"><text:span text:style-name="T93">"abd.txt" </text:span></text:span><text:span text:style-name="Strong_20_Emphasis"><text:span text:style-name="T54">, </text:span></text:span><text:span text:style-name="Strong_20_Emphasis"><text:span text:style-name="T163">mode</text:span></text:span><text:span text:style-name="Strong_20_Emphasis"><text:span text:style-name="T54">=</text:span></text:span><text:span text:style-name="Strong_20_Emphasis"><text:span text:style-name="T93">"w"</text:span></text:span><text:span text:style-name="Strong_20_Emphasis"><text:span text:style-name="T54">) </text:span></text:span><text:span text:style-name="Strong_20_Emphasis"><text:span text:style-name="T29">as </text:span></text:span><text:span text:style-name="Strong_20_Emphasis"><text:span text:style-name="T54">file:</text:span></text:span><text:span text:style-name="Strong_20_Emphasis"><text:span text:style-name="T166"><text:line-break/></text:span></text:span><text:span text:style-name="Strong_20_Emphasis"><text:span text:style-name="T54"> <text:s text:c="3"/>file.write(</text:span></text:span><text:span text:style-name="Strong_20_Emphasis"><text:span text:style-name="T93">"Saim"</text:span></text:span><text:span text:style-name="Strong_20_Emphasis"><text:span text:style-name="T54">)</text:span></text:span></text:p>
      <text:p text:style-name="P139">Example 3 (<text:span text:style-name="T1">Multi line writing</text:span>)</text:p>
      <text:p text:style-name="P140"><text:span text:style-name="T17">with </text:span><text:span text:style-name="T71">open</text:span><text:span text:style-name="T44">(</text:span><text:span text:style-name="T85">"abd.txt" </text:span><text:span text:style-name="T44">, </text:span><text:span text:style-name="T160">mode</text:span><text:span text:style-name="T44">=</text:span><text:span text:style-name="T85">"w"</text:span><text:span text:style-name="T44">) </text:span><text:span text:style-name="T17">as </text:span><text:span text:style-name="T44">file:</text:span><text:line-break/><text:span text:style-name="T44"> <text:s text:c="3"/>file.write(</text:span><text:span text:style-name="T85">"Saim</text:span><text:span text:style-name="T17">\n</text:span><text:span text:style-name="T85">"</text:span><text:span text:style-name="T44">)</text:span><text:line-break/><text:span text:style-name="T44"> <text:s text:c="3"/>file.write(</text:span><text:span text:style-name="T85">"This is a write commands</text:span><text:span text:style-name="T17">\n</text:span><text:span text:style-name="T85">"</text:span><text:span text:style-name="T44">)</text:span><text:line-break/><text:span text:style-name="T44"> <text:s text:c="3"/>file.write(</text:span><text:span text:style-name="T85">"Saim</text:span><text:span text:style-name="T17">\n</text:span><text:span text:style-name="T85">"</text:span><text:span text:style-name="T44">)</text:span></text:p>
      <text:p text:style-name="P150">Note:-</text:p>
      <text:p text:style-name="P119">This is overwriting the data</text:p>
      <text:p text:style-name="P119"><text:soft-page-break/></text:p>
      <text:p text:style-name="P139">Example 3 (<text:span text:style-name="T1">Appending the data</text:span>):-</text:p>
      <text:p text:style-name="P151"><text:span text:style-name="T28">with </text:span><text:span text:style-name="T76">open</text:span><text:span text:style-name="T53">(</text:span><text:span text:style-name="T92">"abd.txt" </text:span><text:span text:style-name="T53">, </text:span><text:span text:style-name="T164">mode</text:span><text:span text:style-name="T53">=</text:span><text:span text:style-name="T92">"a"</text:span><text:span text:style-name="T53">) </text:span><text:span text:style-name="T28">as </text:span><text:span text:style-name="T53">file:</text:span><text:line-break/><text:span text:style-name="T53"> <text:s text:c="3"/>file.write(</text:span><text:span text:style-name="T92">"</text:span><text:span text:style-name="T28">\n</text:span><text:span text:style-name="T92"> Talha"</text:span><text:span text:style-name="T53">)</text:span></text:p>
      <text:p text:style-name="P150"/>
      <text:p text:style-name="P139">Example 4 (<text:span text:style-name="T1">Inserting data by a loop</text:span>):-</text:p>
      <text:p text:style-name="P140"><text:span text:style-name="T44">mydata=[</text:span><text:span text:style-name="T85">'Python'</text:span><text:span text:style-name="T44">,</text:span><text:span text:style-name="T85">'Python3'</text:span><text:span text:style-name="T44">,</text:span><text:span text:style-name="T85">'Python2'</text:span><text:span text:style-name="T44">]</text:span><text:line-break/><text:line-break/><text:span text:style-name="T17">with </text:span><text:span text:style-name="T71">open</text:span><text:span text:style-name="T44">(</text:span><text:span text:style-name="T85">"abd.txt" </text:span><text:span text:style-name="T44">, </text:span><text:span text:style-name="T160">mode</text:span><text:span text:style-name="T44">=</text:span><text:span text:style-name="T85">"a"</text:span><text:span text:style-name="T44">) </text:span><text:span text:style-name="T17">as </text:span><text:span text:style-name="T44">file:</text:span><text:line-break/><text:span text:style-name="T44"> <text:s text:c="3"/></text:span><text:span text:style-name="T17">for </text:span><text:span text:style-name="T44">i </text:span><text:span text:style-name="T17">in </text:span><text:span text:style-name="T44">mydata:</text:span><text:line-break/><text:span text:style-name="T44"> <text:s text:c="7"/>file.write(i)</text:span></text:p>
      <text:p text:style-name="P139"/>
      <text:p text:style-name="P141">Converting json data to dictionary format:-</text:p>
      <text:p text:style-name="P142"><text:span text:style-name="T17">import </text:span><text:span text:style-name="T44">json</text:span><text:line-break/><text:span text:style-name="T44">jsonfile=</text:span><text:span text:style-name="T85">"/home/saim/PycharmProjects/pythonProject/venv/my.json"</text:span><text:line-break/><text:line-break/><text:span text:style-name="T17">with </text:span><text:span text:style-name="T71">open</text:span><text:span text:style-name="T44">(jsonfile,</text:span><text:span text:style-name="T85">"r"</text:span><text:span text:style-name="T44">) </text:span><text:span text:style-name="T17">as </text:span><text:span text:style-name="T44">jf:</text:span><text:line-break/><text:span text:style-name="T44"> <text:s text:c="3"/>my_dict=json.load(jf)</text:span><text:line-break/><text:span text:style-name="T44"> <text:s text:c="3"/></text:span><text:span text:style-name="T71">print</text:span><text:span text:style-name="T44">(my_dict)</text:span></text:p>
      <text:p text:style-name="P141"/>
      <text:p text:style-name="P141"/>
      <text:p text:style-name="P143">Example 2 (<text:span text:style-name="T1">calling password from the </text:span><text:span text:style-name="T5">json</text:span><text:span text:style-name="T1"> file </text:span>) --→ <text:span text:style-name="T167">very useful</text:span></text:p>
      <text:p text:style-name="P144"><text:span text:style-name="T46">password_nginx</text:span><text:span text:style-name="T44">=(my_dict[</text:span><text:span text:style-name="T85">'password_nginx'</text:span><text:span text:style-name="T44">])</text:span><text:line-break/><text:span text:style-name="T71">print</text:span><text:span text:style-name="T44">(password_nginx)</text:span><text:line-break/><text:line-break/><text:span text:style-name="T71">print</text:span><text:span text:style-name="T44">(</text:span><text:span text:style-name="T85">f"My user name is :saim and My password is </text:span><text:span text:style-name="T17">{</text:span><text:span text:style-name="T44">password_nginx</text:span><text:span text:style-name="T17">}</text:span><text:span text:style-name="T85">"</text:span><text:span text:style-name="T44">)</text:span></text:p>
      <text:p text:style-name="P55"/>
      <text:p text:style-name="P57">Items</text:p>
      <text:p text:style-name="P144"><text:span text:style-name="T18">for </text:span><text:span text:style-name="T46">k,v </text:span><text:span text:style-name="T18">in </text:span><text:span text:style-name="T46">my_dict.items():</text:span><text:span text:style-name="T64"><text:line-break/></text:span><text:span text:style-name="T46"> <text:s text:c="3"/></text:span><text:span text:style-name="T72">print</text:span><text:span text:style-name="T46">(</text:span><text:span text:style-name="T86">f"Key is:</text:span><text:span text:style-name="T18">{</text:span><text:span text:style-name="T46">k</text:span><text:span text:style-name="T18">} \n</text:span><text:span text:style-name="T86">Value is </text:span><text:span text:style-name="T18">{</text:span><text:span text:style-name="T46">v</text:span><text:span text:style-name="T18">}</text:span><text:span text:style-name="T86">"</text:span><text:span text:style-name="T46">)</text:span></text:p>
      <text:p text:style-name="P56"/>
      <text:p text:style-name="P120"><text:soft-page-break/><text:span text:style-name="T129">Example 3</text:span><text:span text:style-name="T168"> (</text:span><text:span text:style-name="T10">calling slightly complex json file</text:span><text:span text:style-name="T168">)</text:span></text:p>
      <text:p text:style-name="P121"><text:span text:style-name="T17">import </text:span><text:span text:style-name="T44">json</text:span><text:line-break/><text:line-break/><text:span text:style-name="T182">m</text:span><text:span text:style-name="T44">json_file=</text:span><text:span text:style-name="T85">"/home/saim/PycharmProjects/pythonProject/venv/os.json"</text:span><text:line-break/><text:line-break/><text:span text:style-name="T17">with </text:span><text:span text:style-name="T71">open</text:span><text:span text:style-name="T44">(json_file,</text:span><text:span text:style-name="T85">"r"</text:span><text:span text:style-name="T44">) </text:span><text:span text:style-name="T17">as </text:span><text:span text:style-name="T44">jf:</text:span><text:line-break/><text:span text:style-name="T44"> <text:s text:c="3"/>my_dict=json.load(jf)</text:span><text:line-break/><text:span text:style-name="T44"> <text:s text:c="3"/></text:span><text:span text:style-name="T104">#print(my_dict)</text:span><text:line-break/><text:line-break/><text:span text:style-name="T17">for </text:span><text:span text:style-name="T44">i </text:span><text:span text:style-name="T17">in </text:span><text:span text:style-name="T44">my_dict:</text:span><text:line-break/><text:span text:style-name="T44"> <text:s text:c="3"/></text:span><text:span text:style-name="T71">print</text:span><text:span text:style-name="T44">(</text:span><text:span text:style-name="T85">f"My dictionary is </text:span><text:span text:style-name="T17">{</text:span><text:span text:style-name="T44">i</text:span><text:span text:style-name="T17">}</text:span><text:span text:style-name="T85">"</text:span><text:span text:style-name="T44">)</text:span><text:line-break/><text:span text:style-name="T44"> <text:s text:c="3"/></text:span><text:span text:style-name="T17">for </text:span><text:span text:style-name="T44">k,v </text:span><text:span text:style-name="T17">in </text:span><text:span text:style-name="T44">i.items():</text:span><text:line-break/><text:span text:style-name="T44"> <text:s text:c="7"/></text:span><text:span text:style-name="T71">print</text:span><text:span text:style-name="T44">(</text:span><text:span text:style-name="T85">f"My key is </text:span><text:span text:style-name="T17">{</text:span><text:span text:style-name="T44">k</text:span><text:span text:style-name="T17">}</text:span><text:span text:style-name="T85">"</text:span><text:span text:style-name="T44">)</text:span><text:line-break/><text:span text:style-name="T44"> <text:s text:c="7"/></text:span><text:span text:style-name="T71">print</text:span><text:span text:style-name="T44">(</text:span><text:span text:style-name="T85">f"My Value is </text:span><text:span text:style-name="T17">{</text:span><text:span text:style-name="T44">v</text:span><text:span text:style-name="T17">}</text:span><text:span text:style-name="T85">"</text:span><text:span text:style-name="T44">)</text:span></text:p>
      <text:p text:style-name="P122"/>
      <text:p text:style-name="P122">Example 4: (<text:span text:style-name="T1">fetching some complex data from a json file</text:span>)</text:p>
      <text:p text:style-name="P102"><text:span text:style-name="T22">import </text:span><text:span text:style-name="T47">json</text:span><text:span text:style-name="T169"><text:line-break/><text:line-break/></text:span><text:span text:style-name="T47">json_file=</text:span><text:span text:style-name="T87">"/home/saim/PycharmProjects/pythonProject/venv/os.json"</text:span><text:span text:style-name="T169"><text:line-break/><text:line-break/></text:span><text:span text:style-name="T22">with </text:span><text:span text:style-name="T73">open</text:span><text:span text:style-name="T47">(json_file,</text:span><text:span text:style-name="T87">"r"</text:span><text:span text:style-name="T47">) </text:span><text:span text:style-name="T22">as </text:span><text:span text:style-name="T47">jf:</text:span><text:span text:style-name="T169"><text:line-break/></text:span><text:span text:style-name="T47"> <text:s text:c="3"/>my_dict=json.load(jf)</text:span><text:span text:style-name="T169"><text:line-break/></text:span><text:span text:style-name="T104">#METHOD 1</text:span><text:span text:style-name="T169"><text:line-break/></text:span><text:span text:style-name="T73">print</text:span><text:span text:style-name="T47">(my_dict[</text:span><text:span text:style-name="T114">0</text:span><text:span text:style-name="T47">][</text:span><text:span text:style-name="T87">'version'</text:span><text:span text:style-name="T47">])</text:span><text:span text:style-name="T169"><text:line-break/><text:line-break/></text:span><text:span text:style-name="T22">for </text:span><text:span text:style-name="T47">i </text:span><text:span text:style-name="T22">in </text:span><text:span text:style-name="T47">my_dict:</text:span><text:span text:style-name="T169"><text:line-break/></text:span><text:span text:style-name="T47"> <text:s text:c="3"/></text:span><text:span text:style-name="T22">for </text:span><text:span text:style-name="T47">k,v </text:span><text:span text:style-name="T22">in </text:span><text:span text:style-name="T47">i.items():</text:span><text:span text:style-name="T169"><text:line-break/></text:span><text:span text:style-name="T47"> <text:s text:c="7"/></text:span><text:span text:style-name="T22">if </text:span><text:span text:style-name="T47">v==</text:span><text:span text:style-name="T87">'Ubuntu'</text:span><text:span text:style-name="T47">:</text:span><text:span text:style-name="T169"><text:line-break/></text:span><text:span text:style-name="T47"> <text:s text:c="11"/></text:span><text:span text:style-name="T73">print</text:span><text:span text:style-name="T47">(</text:span><text:span text:style-name="T87">f"My ubuntu is: </text:span><text:span text:style-name="T22">{</text:span><text:span text:style-name="T47">my_dict[</text:span><text:span text:style-name="T114">0</text:span><text:span text:style-name="T47">][</text:span><text:span text:style-name="T87">'version'</text:span><text:span text:style-name="T47">]</text:span><text:span text:style-name="T22">}</text:span><text:span text:style-name="T87">"</text:span><text:span text:style-name="T47">)</text:span></text:p>
      <text:p text:style-name="P122"/>
      <text:p text:style-name="P123">Converting Dictionary to json <text:a xlink:type="simple" xlink:href="../../../../../-" text:style-name="Internet_20_link" text:visited-style-name="Visited_20_Internet_20_Link">file:-</text:a></text:p>
      <text:p text:style-name="P124"><text:span text:style-name="T44">myinfo={</text:span><text:line-break/><text:span text:style-name="T44"> <text:s text:c="3"/></text:span><text:span text:style-name="T85">"Server"</text:span><text:span text:style-name="T44">:{</text:span><text:line-break/><text:soft-page-break/><text:span text:style-name="T44"> <text:s text:c="7"/></text:span><text:span text:style-name="T85">"IBM"</text:span><text:span text:style-name="T44">:{</text:span><text:line-break/><text:span text:style-name="T44"> <text:s text:c="11"/></text:span><text:span text:style-name="T85">"Datacenter"</text:span><text:span text:style-name="T44">:</text:span><text:span text:style-name="T85">"Banglore"</text:span><text:span text:style-name="T44">,</text:span><text:line-break/><text:span text:style-name="T44"> <text:s text:c="11"/></text:span><text:span text:style-name="T85">"env"</text:span><text:span text:style-name="T44">:{</text:span><text:line-break/><text:span text:style-name="T44"> <text:s text:c="15"/></text:span><text:span text:style-name="T85">"PR"</text:span><text:span text:style-name="T44">:</text:span><text:span text:style-name="T85">"192.168.1.1"</text:span><text:span text:style-name="T44">,</text:span><text:line-break/><text:span text:style-name="T44"> <text:s text:c="15"/></text:span><text:span text:style-name="T85">"DR"</text:span><text:span text:style-name="T44">:</text:span><text:span text:style-name="T85">"192.168.1.2"</text:span><text:line-break/><text:span text:style-name="T85"> <text:s text:c="15"/></text:span><text:span text:style-name="T44">}</text:span><text:line-break/><text:span text:style-name="T44"> <text:s text:c="11"/>}</text:span><text:line-break/><text:span text:style-name="T44"> <text:s text:c="11"/>}</text:span><text:line-break/><text:span text:style-name="T44"> <text:s text:c="3"/>}</text:span><text:line-break/><text:span text:style-name="T71">print</text:span><text:span text:style-name="T44">(myinfo)</text:span><text:line-break/><text:line-break/><text:span text:style-name="T44">mypath=</text:span><text:span text:style-name="T85">"user_detail.json"</text:span><text:line-break/><text:span text:style-name="T17">with </text:span><text:span text:style-name="T71">open</text:span><text:span text:style-name="T44">(mypath,</text:span><text:span text:style-name="T85">"w"</text:span><text:span text:style-name="T44">) </text:span><text:span text:style-name="T17">as </text:span><text:span text:style-name="T44">df:</text:span><text:line-break/><text:span text:style-name="T44"> <text:s text:c="3"/>json.dump(myinfo,df,</text:span><text:span text:style-name="T160">indent</text:span><text:span text:style-name="T44">=</text:span><text:span text:style-name="T113">3</text:span><text:span text:style-name="T44">)</text:span></text:p>
      <text:p text:style-name="P123"/>
      <text:p text:style-name="P125">Task Solution:-</text:p>
      <text:p text:style-name="P126"><text:span text:style-name="T17">import </text:span><text:span text:style-name="T44">json</text:span><text:line-break/><text:span text:style-name="T44">path=</text:span><text:span text:style-name="T85">r"fruits.json"</text:span><text:line-break/><text:line-break/><text:span text:style-name="T17">with </text:span><text:span text:style-name="T71">open</text:span><text:span text:style-name="T44">(path) </text:span><text:span text:style-name="T17">as </text:span><text:span text:style-name="T44">jf:</text:span><text:line-break/><text:span text:style-name="T44"> <text:s text:c="3"/>dict=json.load(jf)</text:span><text:line-break/><text:line-break/><text:span text:style-name="T44">my_data=[]</text:span><text:line-break/><text:line-break/><text:span text:style-name="T17">for </text:span><text:span text:style-name="T44">i </text:span><text:span text:style-name="T17">in </text:span><text:span text:style-name="T44">dict:</text:span><text:line-break/><text:span text:style-name="T44"> <text:s text:c="3"/></text:span><text:span text:style-name="T17">if </text:span><text:span text:style-name="T44">(i[</text:span><text:span text:style-name="T85">'price'</text:span><text:span text:style-name="T44">]) &gt; </text:span><text:span text:style-name="T113">1</text:span><text:span text:style-name="T44">:</text:span><text:line-break/><text:span text:style-name="T44"> <text:s text:c="7"/>total_count=</text:span><text:span text:style-name="T71">len</text:span><text:span text:style-name="T44">(i.keys())</text:span><text:line-break/><text:span text:style-name="T44"> <text:s text:c="7"/>my_data.append(i[</text:span><text:span text:style-name="T85">'name'</text:span><text:span text:style-name="T44">])</text:span><text:line-break/><text:line-break/><text:span text:style-name="T44">fruits=</text:span><text:span text:style-name="T85">' '</text:span><text:span text:style-name="T44">.join(my_data)</text:span><text:line-break/><text:span text:style-name="T71">print</text:span><text:span text:style-name="T44">(</text:span><text:span text:style-name="T85">f"Total we have </text:span><text:span text:style-name="T17">{</text:span><text:span text:style-name="T44">total_count</text:span><text:span text:style-name="T17">}</text:span><text:span text:style-name="T85"> fruits above 1 price and fruits name are: </text:span><text:span text:style-name="T17">{</text:span><text:span text:style-name="T44">fruits</text:span><text:span text:style-name="T17">}</text:span><text:span text:style-name="T85">"</text:span><text:span text:style-name="T44">)</text:span><text:line-break/></text:p>
      <text:p text:style-name="P125"/>
      <text:p text:style-name="P172">Handling CSV (Comma separated values) files:</text:p>
      <text:p text:style-name="P174"><text:soft-page-break/></text:p>
      <text:p text:style-name="P127">Basic example (<text:span text:style-name="T1">reading data normal</text:span>):-</text:p>
      <text:p text:style-name="P107">Method 1</text:p>
      <text:p text:style-name="P128"><text:span text:style-name="T44">mypath=</text:span><text:span text:style-name="T85">r"/home/saim/PycharmProjects/pythonProject/venv/server_health.csv"</text:span><text:line-break/><text:span text:style-name="T17">with </text:span><text:span text:style-name="T71">open</text:span><text:span text:style-name="T44">(mypath,</text:span><text:span text:style-name="T85">"r"</text:span><text:span text:style-name="T44">) </text:span><text:span text:style-name="T17">as </text:span><text:span text:style-name="T44">datafile:</text:span><text:line-break/><text:span text:style-name="T44"> <text:s text:c="3"/>data=datafile.readlines()</text:span><text:line-break/><text:line-break/><text:span text:style-name="T17">for </text:span><text:span text:style-name="T44">i </text:span><text:span text:style-name="T17">in </text:span><text:span text:style-name="T44">data:</text:span><text:line-break/><text:span text:style-name="T44"> <text:s text:c="3"/></text:span><text:span text:style-name="T71">print</text:span><text:span text:style-name="T44">(i.strip(</text:span><text:span text:style-name="T85">"</text:span><text:span text:style-name="T17">\n</text:span><text:span text:style-name="T85">"</text:span><text:span text:style-name="T44">).split())</text:span><text:line-break/></text:p>
      <text:p text:style-name="P127"/>
      <text:p text:style-name="P127">Method 2</text:p>
      <text:p text:style-name="P128"><text:span text:style-name="T17">import </text:span><text:span text:style-name="T44">csv</text:span><text:line-break/><text:line-break/><text:span text:style-name="T44">mypath=</text:span><text:span text:style-name="T85">r"/home/saim/PycharmProjects/pythonProject/venv/server_health.csv"</text:span><text:line-break/><text:line-break/><text:span text:style-name="T17">with </text:span><text:span text:style-name="T71">open</text:span><text:span text:style-name="T44">(mypath) </text:span><text:span text:style-name="T17">as </text:span><text:span text:style-name="T44">datafile:</text:span><text:line-break/><text:span text:style-name="T44"> <text:s text:c="3"/>data=csv.reader(datafile)</text:span><text:line-break/><text:span text:style-name="T44"> <text:s text:c="3"/></text:span><text:span text:style-name="T17">for </text:span><text:span text:style-name="T44">each </text:span><text:span text:style-name="T17">in </text:span><text:span text:style-name="T44">data:</text:span><text:line-break/><text:span text:style-name="T44"> <text:s text:c="7"/></text:span><text:span text:style-name="T71">print</text:span><text:span text:style-name="T44">(each)</text:span></text:p>
      <text:p text:style-name="P129"/>
      <text:p text:style-name="P130"><text:span text:style-name="T170">Example2 (Inserting</text:span><text:span text:style-name="T171"> </text:span><text:a xlink:type="simple" xlink:href="data:-" text:style-name="Internet_20_link" text:visited-style-name="Visited_20_Internet_20_Link"><text:span text:style-name="T172">Data </text:span></text:a><text:a xlink:type="simple" xlink:href="data:-" text:style-name="Internet_20_link" text:visited-style-name="Visited_20_Internet_20_Link"><text:span text:style-name="T173">by writerow operation) </text:span></text:a><text:a xlink:type="simple" xlink:href="data:-" text:style-name="Internet_20_link" text:visited-style-name="Visited_20_Internet_20_Link"><text:span text:style-name="T172">:-</text:span></text:a></text:p>
      <text:p text:style-name="P131"><text:span text:style-name="T17">import </text:span><text:span text:style-name="T44">csv</text:span><text:line-break/><text:line-break/><text:span text:style-name="T44">mypath=</text:span><text:span text:style-name="T85">r"/home/saim/PycharmProjects/pythonProject/venv/server_health.csv"</text:span><text:line-break/><text:span text:style-name="T44">mylist=[</text:span><text:span text:style-name="T85">'10,10.22 6.17.104'</text:span><text:span text:style-name="T44">,</text:span><text:span text:style-name="T85">'UBUNTU'</text:span><text:span text:style-name="T44">,</text:span><text:span text:style-name="T85">'d6:60:7b:6e:f6:8c'</text:span><text:span text:style-name="T44">,</text:span><text:span text:style-name="T85">'25'</text:span><text:span text:style-name="T44">,</text:span><text:span text:style-name="T85">'GB'</text:span><text:span text:style-name="T44">]</text:span><text:line-break/><text:line-break/><text:span text:style-name="T17">with </text:span><text:span text:style-name="T71">open</text:span><text:span text:style-name="T44">(mypath,</text:span><text:span text:style-name="T85">'w'</text:span><text:span text:style-name="T44">) </text:span><text:span text:style-name="T17">as </text:span><text:span text:style-name="T44">datafile:</text:span><text:line-break/><text:span text:style-name="T44"> <text:s text:c="3"/></text:span><text:bookmark-start text:name="__DdeLink__7144_4200711054"/><text:span text:style-name="T44">data_write=csv.writer(datafile)</text:span><text:line-break/><text:span text:style-name="T44"> <text:s text:c="3"/>data_write.writerow(mylist)</text:span><text:bookmark-end text:name="__DdeLink__7144_4200711054"/></text:p>
      <text:p text:style-name="P108">what is diffrence between writerows and writerow</text:p>
      <text:p text:style-name="P106"><text:soft-page-break/>writerows <text:span text:style-name="T174">→</text:span> multiple data at a time</text:p>
      <text:p text:style-name="P106">writerow <text:span text:style-name="T157">→</text:span> single data at a time</text:p>
      <text:p text:style-name="P106"/>
      <text:p text:style-name="P132">Example 3 (<text:span text:style-name="T1">reading header of csv</text:span>):</text:p>
      <text:p text:style-name="P133"><text:span text:style-name="T17">import </text:span><text:span text:style-name="T44">csv</text:span><text:line-break/><text:line-break/><text:span text:style-name="T44">mypath=</text:span><text:span text:style-name="T85">"/home/saim/PycharmProjects/pythonProject/venv/server_health.csv"</text:span><text:line-break/><text:line-break/><text:span text:style-name="T17">with </text:span><text:span text:style-name="T71">open</text:span><text:span text:style-name="T44">(mypath) </text:span><text:span text:style-name="T17">as </text:span><text:span text:style-name="T44">datafile:</text:span><text:line-break/><text:span text:style-name="T44"> <text:s text:c="3"/>data=csv.reader(datafile)</text:span><text:line-break/><text:span text:style-name="T44"> <text:s text:c="3"/>list=</text:span><text:span text:style-name="T71">list</text:span><text:span text:style-name="T44">(data)</text:span><text:line-break/><text:span text:style-name="T44"> <text:s text:c="3"/></text:span><text:span text:style-name="T71">print</text:span><text:span text:style-name="T44">(list[</text:span><text:span text:style-name="T113">0</text:span><text:span text:style-name="T44">])</text:span><text:line-break/></text:p>
      <text:p text:style-name="P132">method 2 </text:p>
      <text:p text:style-name="P133"><text:span text:style-name="T17">with </text:span><text:span text:style-name="T71">open</text:span><text:span text:style-name="T44">(mypath) </text:span><text:span text:style-name="T17">as </text:span><text:span text:style-name="T44">datafile:</text:span><text:line-break/><text:span text:style-name="T44"> <text:s text:c="3"/>data=csv.reader(datafile)</text:span><text:line-break/><text:span text:style-name="T44"> <text:s text:c="3"/>header=</text:span><text:span text:style-name="T71">next</text:span><text:span text:style-name="T44">(data)</text:span><text:line-break/><text:span text:style-name="T44"> <text:s text:c="3"/></text:span><text:span text:style-name="T71">print</text:span><text:span text:style-name="T44">(header)</text:span></text:p>
      <text:p text:style-name="P134"/>
      <text:p text:style-name="P134">Example 4 (Displaying csv file without header)</text:p>
      <text:p text:style-name="P135"><text:span text:style-name="T17">import </text:span><text:span text:style-name="T44">csv</text:span><text:line-break/><text:span text:style-name="T44">mypath=</text:span><text:span text:style-name="T85">"/home/saim/PycharmProjects/pythonProject/venv/server_health.csv"</text:span><text:line-break/><text:line-break/><text:span text:style-name="T17">with </text:span><text:span text:style-name="T71">open</text:span><text:span text:style-name="T44">(mypath) </text:span><text:span text:style-name="T17">as </text:span><text:span text:style-name="T44">datafile:</text:span><text:line-break/><text:span text:style-name="T44"> <text:s text:c="3"/>data=csv.reader(datafile)</text:span><text:line-break/><text:span text:style-name="T44"> <text:s text:c="3"/>header=</text:span><text:span text:style-name="T71">next</text:span><text:span text:style-name="T44">(data)</text:span><text:line-break/><text:span text:style-name="T44"> <text:s text:c="3"/></text:span><text:span text:style-name="T17">for </text:span><text:span text:style-name="T44">each </text:span><text:span text:style-name="T17">in </text:span><text:span text:style-name="T44">data:</text:span><text:line-break/><text:span text:style-name="T44"> <text:s text:c="7"/></text:span><text:span text:style-name="T71">print</text:span><text:span text:style-name="T44">(each)</text:span></text:p>
      <text:p text:style-name="P134"/>
      <text:p text:style-name="P134"/>
      <text:p text:style-name="P134"/>
      <text:p text:style-name="P134"/>
      <text:p text:style-name="P134"><text:soft-page-break/>Example 5 (Displaying some specific data):<text:line-break/></text:p>
      <text:p text:style-name="P103"><text:span text:style-name="T25">import </text:span><text:span text:style-name="T50">csv<text:tab/><text:tab/><text:tab/><text:tab/><text:tab/><text:tab/><text:tab/><text:tab/><text:tab/><text:tab/><text:tab/> <text:s text:c="2"/></text:span><text:span text:style-name="T11"><text:line-break/></text:span><text:span text:style-name="T50">mypath=</text:span><text:span text:style-name="T90">"/home/saim/PycharmProjects/pythonProject/venv/server_health.csv"<text:tab/><text:tab/><text:tab/><text:tab/><text:tab/><text:tab/><text:tab/><text:tab/></text:span><text:span text:style-name="T11"><text:line-break/><text:line-break/></text:span><text:span text:style-name="T25">with </text:span><text:span text:style-name="T74">open</text:span><text:span text:style-name="T50">(mypath) </text:span><text:span text:style-name="T25">as </text:span><text:span text:style-name="T50">datafile:</text:span><text:span text:style-name="T11"><text:line-break/></text:span><text:span text:style-name="T50"> <text:s text:c="3"/>data=csv.reader(datafile)</text:span><text:span text:style-name="T11"><text:line-break/></text:span><text:span text:style-name="T50"> <text:s text:c="3"/>header=</text:span><text:span text:style-name="T74">next</text:span><text:span text:style-name="T50">(data)</text:span><text:span text:style-name="T11"><text:line-break/></text:span><text:span text:style-name="T50"> <text:s text:c="3"/></text:span><text:span text:style-name="T25">for </text:span><text:span text:style-name="T50">each </text:span><text:span text:style-name="T25">in </text:span><text:span text:style-name="T50">data:</text:span><text:span text:style-name="T11"><text:line-break/></text:span><text:span text:style-name="T50"> <text:s text:c="7"/></text:span><text:span text:style-name="T25">if </text:span><text:span text:style-name="T50">each[</text:span><text:span text:style-name="T115">2</text:span><text:span text:style-name="T50">] == </text:span><text:span text:style-name="T90">"RHEL"</text:span><text:span text:style-name="T50">:</text:span><text:span text:style-name="T11"><text:line-break/></text:span><text:span text:style-name="T50"> <text:s text:c="11"/></text:span><text:span text:style-name="T74">print</text:span><text:span text:style-name="T50">(each[</text:span><text:span text:style-name="T115">1</text:span><text:span text:style-name="T50">]) </text:span></text:p>
      <text:p text:style-name="P52"/>
      <text:p text:style-name="P81">Example 6 (<text:span text:style-name="T1">Transferring one csv file to another</text:span>)</text:p>
      <text:p text:style-name="P82"><text:span text:style-name="T17">import </text:span><text:span text:style-name="T44">csv</text:span><text:line-break/><text:span text:style-name="T44">mypath=</text:span><text:span text:style-name="T85">"/home/saim/PycharmProjects/pythonProject/venv/server_health.csv"</text:span><text:line-break/><text:line-break/><text:span text:style-name="T44">mydata=[]</text:span><text:line-break/><text:span text:style-name="T17">with </text:span><text:span text:style-name="T71">open</text:span><text:span text:style-name="T44">(mypath) </text:span><text:span text:style-name="T17">as </text:span><text:span text:style-name="T44">datafile:</text:span><text:line-break/><text:span text:style-name="T44"> <text:s text:c="3"/>data=csv.reader(datafile)</text:span><text:line-break/><text:span text:style-name="T44"> <text:s text:c="3"/>header=</text:span><text:span text:style-name="T71">next</text:span><text:span text:style-name="T44">(data)</text:span><text:line-break/><text:span text:style-name="T44"> <text:s text:c="3"/></text:span><text:span text:style-name="T17">for </text:span><text:span text:style-name="T44">each </text:span><text:span text:style-name="T17">in </text:span><text:span text:style-name="T44">data:</text:span><text:line-break/><text:span text:style-name="T44"> <text:s text:c="7"/></text:span><text:span text:style-name="T17">if </text:span><text:span text:style-name="T44">each[</text:span><text:span text:style-name="T113">2</text:span><text:span text:style-name="T44">] == </text:span><text:span text:style-name="T85">"RHEL"</text:span><text:span text:style-name="T44">:</text:span><text:line-break/><text:span text:style-name="T44"> <text:s text:c="11"/>mydata.append(each)</text:span><text:line-break/><text:line-break/><text:span text:style-name="T71">print</text:span><text:span text:style-name="T44">(mydata)</text:span><text:line-break/><text:line-break/><text:span text:style-name="T17">with </text:span><text:span text:style-name="T71">open</text:span><text:span text:style-name="T44">(</text:span><text:span text:style-name="T85">'mynewfile.csv'</text:span><text:span text:style-name="T44">,</text:span><text:span text:style-name="T85">'w'</text:span><text:span text:style-name="T44">) </text:span><text:span text:style-name="T17">as </text:span><text:span text:style-name="T44">datafile:</text:span><text:line-break/><text:span text:style-name="T44"> <text:s text:c="3"/>data=csv.writer(datafile)</text:span><text:line-break/><text:span text:style-name="T44"> <text:s text:c="3"/>data.writerow(header)</text:span><text:line-break/><text:span text:style-name="T44"> <text:s text:c="3"/>data.writerows(mydata)</text:span></text:p>
      <text:p text:style-name="P81"/>
      <text:p text:style-name="P81"/>
      <text:p text:style-name="P81"/>
      <text:p text:style-name="P2"><text:soft-page-break/>SMTP Mailing via Python:</text:p>
      <text:p text:style-name="P83">Basic example (sending basic email):-</text:p>
      <text:p text:style-name="P84"><text:span text:style-name="T17">import </text:span><text:span text:style-name="T44">smtplib</text:span><text:line-break/><text:line-break/><text:span text:style-name="T44">my_mail=</text:span><text:span text:style-name="T85">"saimtalhaferoz@gmail.com"</text:span><text:line-break/><text:span text:style-name="T44">password=</text:span><text:span text:style-name="T85">"clpicdrzylmgzfny"</text:span><text:line-break/><text:span text:style-name="T44">connection=smtplib.SMTP(</text:span><text:span text:style-name="T85">'smtp.gmail.com'</text:span><text:span text:style-name="T44">)</text:span><text:line-break/><text:line-break/><text:span text:style-name="T44">connection.starttls() </text:span><text:span text:style-name="T104">## Tramsport layer security</text:span><text:line-break/><text:span text:style-name="T44">connection.login(</text:span><text:span text:style-name="T160">user</text:span><text:span text:style-name="T44">=my_mail,</text:span><text:span text:style-name="T160">password</text:span><text:span text:style-name="T44">=password)</text:span><text:line-break/><text:span text:style-name="T44">connection.sendmail(</text:span><text:span text:style-name="T160">from_addr</text:span><text:span text:style-name="T44">=my_mail, </text:span><text:span text:style-name="T160">to_addrs</text:span><text:span text:style-name="T44">=</text:span><text:span text:style-name="T85">"saimtalhaferoz@gmail.com"</text:span><text:span text:style-name="T44">,</text:span><text:span text:style-name="T160">msg</text:span><text:span text:style-name="T44">=</text:span><text:span text:style-name="T85">"Testing mail"</text:span><text:span text:style-name="T44">)</text:span><text:line-break/><text:line-break/><text:span text:style-name="T44">connection.close()</text:span><text:line-break/><text:span text:style-name="T71">print</text:span><text:span text:style-name="T44">(</text:span><text:span text:style-name="T85">"Mail has been send"</text:span><text:span text:style-name="T44">)</text:span></text:p>
      <text:p text:style-name="P83"/>
      <text:p text:style-name="P83">Note:- (Some important keywords)</text:p>
      <text:p text:style-name="P35">smtplib.SMTP(‘’) → <text:span text:style-name="T1">this is to define the smtp agent weather it is google, outlook or e.t.c.</text:span></text:p>
      <text:p text:style-name="P35">connection.starttls() → <text:span text:style-name="T1">for encryption message via tls</text:span></text:p>
      <text:p text:style-name="P35">connection.login(user= , password=) <text:span text:style-name="T1">→ for login via credentials</text:span></text:p>
      <text:p text:style-name="P35">connection.sendmail(from_addr=, to_addr, msg=) → <text:span text:style-name="T1">defining the reciver and sender of the mail</text:span></text:p>
      <text:p text:style-name="P44"/>
      <text:p text:style-name="P35">Basic Example 2 ( adding subject also)</text:p>
      <text:p text:style-name="P43"><text:span text:style-name="T28">from </text:span><text:span text:style-name="T53">mailcap </text:span><text:span text:style-name="T28">import </text:span><text:span text:style-name="T53">subst</text:span><text:line-break/><text:line-break/><text:span text:style-name="T53">my_mail=</text:span><text:span text:style-name="T92">"saimtalhaferoz@gmail.com"</text:span><text:line-break/><text:span text:style-name="T53">password=</text:span><text:span text:style-name="T92">"clpicdrzylmgzfny"</text:span><text:line-break/><text:span text:style-name="T53">connection=smtplib.SMTP(</text:span><text:span text:style-name="T92">'smtp.gmail.com'</text:span><text:span text:style-name="T53">)</text:span><text:line-break/><text:line-break/><text:span text:style-name="T56">Subject=</text:span><text:span text:style-name="T94">"Testing mail"</text:span><text:span text:style-name="T12"><text:line-break/></text:span><text:span text:style-name="T56">Text=</text:span><text:span text:style-name="T94">'Hi team, This is testing email via SMTP server'</text:span><text:span text:style-name="T12"><text:line-break/></text:span><text:line-break/><text:span text:style-name="T56">abd=</text:span><text:span text:style-name="T94">"Subject: {} </text:span><text:span text:style-name="T31">\n\n</text:span><text:span text:style-name="T94">{}"</text:span><text:span text:style-name="T56">.format(Subject,Text) # this is </text:span><text:soft-page-break/><text:span text:style-name="T56">standard format </text:span><text:line-break/><text:span text:style-name="T53">connection.starttls() </text:span><text:span text:style-name="T108">## Tramsport layer security</text:span><text:line-break/><text:span text:style-name="T53">connection.login(</text:span><text:span text:style-name="T164">user</text:span><text:span text:style-name="T53">=my_mail,</text:span><text:span text:style-name="T164">password</text:span><text:span text:style-name="T53">=password)</text:span><text:line-break/><text:span text:style-name="T53">connection.sendmail(</text:span><text:span text:style-name="T164">from_addr</text:span><text:span text:style-name="T53">=my_mail, </text:span><text:span text:style-name="T164">to_addrs</text:span><text:span text:style-name="T53">=</text:span><text:span text:style-name="T92">"saimtalhaferoz@gmail.com"</text:span><text:span text:style-name="T53">,</text:span><text:span text:style-name="T164">msg</text:span><text:span text:style-name="T53">=abd)</text:span><text:line-break/><text:line-break/><text:span text:style-name="T53">connection.close()</text:span><text:line-break/><text:span text:style-name="T76">print</text:span><text:span text:style-name="T53">(</text:span><text:span text:style-name="T92">"Mail has been send"</text:span><text:span text:style-name="T53">)</text:span></text:p>
      <text:p text:style-name="P35"/>
      <text:p text:style-name="P36">method 2:-</text:p>
      <text:p text:style-name="P37"><text:span text:style-name="T17">import </text:span><text:span text:style-name="T44">smtplib</text:span><text:line-break/><text:span text:style-name="T17">from </text:span><text:span text:style-name="T44">email.message </text:span><text:span text:style-name="T17">import </text:span><text:span text:style-name="T44">EmailMessage</text:span><text:line-break/><text:line-break/><text:span text:style-name="T44">my_mail=</text:span><text:span text:style-name="T85">"saimtalhaferoz@gmail.com"</text:span><text:line-break/><text:span text:style-name="T44">password=</text:span><text:span text:style-name="T85">"clpicdrzylmgzfny"</text:span><text:line-break/><text:span text:style-name="T44">connection=smtplib.SMTP(</text:span><text:span text:style-name="T85">'smtp.gmail.com'</text:span><text:span text:style-name="T44">)</text:span><text:line-break/><text:span text:style-name="T44">connection.starttls() </text:span><text:span text:style-name="T104">## Tramsport layer security</text:span><text:line-break/><text:span text:style-name="T44">msg=EmailMessage()</text:span><text:line-break/><text:line-break/><text:span text:style-name="T53">msg[</text:span><text:span text:style-name="T92">'Subject'</text:span><text:span text:style-name="T53">]=</text:span><text:span text:style-name="T92">'This is Testing Email'</text:span><text:line-break/><text:span text:style-name="T53">msg[</text:span><text:span text:style-name="T92">'From'</text:span><text:span text:style-name="T53">]=my_mail</text:span><text:line-break/><text:span text:style-name="T53">msg[</text:span><text:span text:style-name="T92">'To'</text:span><text:span text:style-name="T53">]=my_mail</text:span><text:line-break/><text:line-break/><text:span text:style-name="T53">msg.set_content(</text:span><text:span text:style-name="T92">"Hi team we are testing smpt server via python"</text:span><text:span text:style-name="T53">)</text:span><text:line-break/><text:line-break/><text:span text:style-name="T44">connection.login(</text:span><text:span text:style-name="T160">user</text:span><text:span text:style-name="T44">=my_mail,</text:span><text:span text:style-name="T160">password</text:span><text:span text:style-name="T44">=password)</text:span><text:line-break/><text:span text:style-name="T53">connection.send_message(msg)</text:span><text:line-break/><text:span text:style-name="T44">connection.close()</text:span><text:line-break/><text:span text:style-name="T71">print</text:span><text:span text:style-name="T44">(</text:span><text:span text:style-name="T85">"Mail has been send"</text:span><text:span text:style-name="T44">)</text:span></text:p>
      <text:p text:style-name="P36"/>
      <text:p text:style-name="P38">How to Add attachments:-</text:p>
      <text:p text:style-name="P187"><text:span text:style-name="T105">#This is the attachement section</text:span><text:span text:style-name="T154"><text:line-break/></text:span><text:span text:style-name="T17">with </text:span><text:span text:style-name="T71">open</text:span><text:span text:style-name="T44">(</text:span><text:span text:style-name="T85">'myfile.csv'</text:span><text:span text:style-name="T44">,</text:span><text:span text:style-name="T85">'rb'</text:span><text:span text:style-name="T44">) </text:span><text:span text:style-name="T17">as </text:span><text:span text:style-name="T44">file:</text:span><text:line-break/><text:span text:style-name="T44"> <text:s text:c="3"/>attach=file.read()</text:span><text:line-break/><text:span text:style-name="T44"> <text:s text:c="3"/>file_name=file.name</text:span><text:line-break/><text:line-break/><text:soft-page-break/><text:span text:style-name="T44">msg.add_attachment(</text:span><text:bookmark-start text:name="__DdeLink__8807_1577818541"/><text:span text:style-name="T44">attach,</text:span><text:span text:style-name="T160">maintype</text:span><text:span text:style-name="T44">=</text:span><text:span text:style-name="T85">'application'</text:span><text:span text:style-name="T44">,</text:span><text:span text:style-name="T160">subtype</text:span><text:span text:style-name="T44">=</text:span><text:span text:style-name="T85">'octect-stream'</text:span><text:span text:style-name="T44">,</text:span><text:span text:style-name="T160">filename</text:span><text:span text:style-name="T44">=file_nam</text:span><text:bookmark-end text:name="__DdeLink__8807_1577818541"/><text:span text:style-name="T44">e)</text:span><text:line-break/></text:p>
      <text:p text:style-name="P39"/>
      <text:p text:style-name="P38"/>
      <text:p text:style-name="P40">Adding Text via html format (<text:span text:style-name="T1">not use much</text:span>):</text:p>
      <text:p text:style-name="P41"><text:span text:style-name="T44">msg.add_alternative(</text:span><text:span text:style-name="T85">'''</text:span><text:line-break/><text:span text:style-name="T85">&lt;html&gt; &lt;b&gt;Hi team, &lt;br&gt; We are testing server via python script &lt;/b&gt; &lt;/html&gt;</text:span><text:line-break/><text:span text:style-name="T85">''' </text:span><text:span text:style-name="T44">,</text:span><text:span text:style-name="T160">subtype</text:span><text:span text:style-name="T44">=</text:span><text:span text:style-name="T85">'html'</text:span><text:span text:style-name="T44">)</text:span></text:p>
      <text:p text:style-name="P40"/>
      <text:p text:style-name="P40">MIME Method (<text:span text:style-name="T1">Multi-purpose internet Mail extensions </text:span>)</text:p>
      <text:p text:style-name="P45">Multipurpose Internet Mail Extensions is internet standard that exte<text:span text:style-name="T175">n</text:span>ds the format of email messages to supports text in characters set of other the <text:span text:style-name="T175">ASCII</text:span><text:line-break/>such a<text:span text:style-name="T175">s</text:span> audio , video , images and application prgram</text:p>
      <text:p text:style-name="P64"/>
      <text:p text:style-name="P85">Simple Example</text:p>
      <text:p text:style-name="P86"><text:span text:style-name="T17">import </text:span><text:span text:style-name="T44">smtplib</text:span><text:line-break/><text:span text:style-name="T17">from </text:span><text:span text:style-name="T44">email.mime.multipart </text:span><text:span text:style-name="T17">import </text:span><text:span text:style-name="T44">MIMEMultipart</text:span><text:line-break/><text:span text:style-name="T17">from </text:span><text:span text:style-name="T44">email.mime.text </text:span><text:span text:style-name="T17">import </text:span><text:span text:style-name="T44">MIMEText</text:span><text:line-break/><text:span text:style-name="T17">from </text:span><text:span text:style-name="T44">email.mime.base </text:span><text:span text:style-name="T17">import </text:span><text:span text:style-name="T44">MIMEBase</text:span><text:line-break/><text:line-break/><text:span text:style-name="T44">file_name=</text:span><text:span text:style-name="T85">"/home/saim/PycharmProjects/pythonProject/venv/lib/python3.10/site-packages/_distutils_hack/test.txt"</text:span><text:line-break/><text:line-break/><text:span text:style-name="T44">msg=MIMEMultipart()</text:span><text:line-break/><text:line-break/><text:span text:style-name="T44">my_email=</text:span><text:span text:style-name="T85">"saimtalhaferoz@gmail.com"</text:span><text:line-break/><text:span text:style-name="T44">password=</text:span><text:span text:style-name="T85">"</text:span><text:bookmark-start text:name="__DdeLink__4777_3625892171"/><text:span text:style-name="T85">clpicdrzylmgzfny</text:span><text:bookmark-end text:name="__DdeLink__4777_3625892171"/><text:span text:style-name="T85">"</text:span><text:line-break/><text:line-break/><text:span text:style-name="T44">msg[</text:span><text:span text:style-name="T85">'Subject'</text:span><text:span text:style-name="T44">]=</text:span><text:span text:style-name="T85">'Testing Mail'</text:span><text:line-break/><text:span text:style-name="T44">msg[</text:span><text:span text:style-name="T85">'From'</text:span><text:span text:style-name="T44">]=my_email</text:span><text:line-break/><text:span text:style-name="T44">msg[</text:span><text:span text:style-name="T85">'To'</text:span><text:span text:style-name="T44">]=my_email</text:span><text:line-break/><text:span text:style-name="T44">msg[</text:span><text:span text:style-name="T85">'Cc'</text:span><text:span text:style-name="T44">]=my_email</text:span><text:line-break/><text:line-break/><text:soft-page-break/><text:line-break/><text:line-break/><text:span text:style-name="T44">body=</text:span><text:span text:style-name="T85">'''</text:span><text:line-break/><text:span text:style-name="T85">&lt;html&gt; &lt;p&gt; &lt;b&gt; &lt;i&gt;Hi team, &lt;br&gt; We are testing server via python script&lt;/b&gt;&lt;i&gt;&lt;/p&gt; &lt;/html&gt;</text:span><text:line-break/><text:span text:style-name="T85">'''</text:span><text:line-break/><text:span text:style-name="T44">msg.attach(MIMEText(body,</text:span><text:span text:style-name="T85">'html'</text:span><text:span text:style-name="T44">))</text:span><text:line-break/><text:line-break/><text:span text:style-name="T104">#ATTachement section</text:span><text:line-break/><text:span text:style-name="T44">attachement=</text:span><text:span text:style-name="T71">open</text:span><text:span text:style-name="T44">(file_name,</text:span><text:span text:style-name="T85">'rb'</text:span><text:span text:style-name="T44">)</text:span><text:line-break/><text:span text:style-name="T44">part=MIMEBase(</text:span><text:span text:style-name="T85">'application'</text:span><text:span text:style-name="T44">,</text:span><text:span text:style-name="T85">'octet-stream'</text:span><text:span text:style-name="T44">)</text:span><text:line-break/><text:span text:style-name="T44">part.set_payload((attachement).read())</text:span><text:line-break/><text:line-break/><text:span text:style-name="T44">connection=smtplib.SMTP(</text:span><text:span text:style-name="T85">'smtp.gmail.com'</text:span><text:span text:style-name="T44">)</text:span><text:line-break/><text:span text:style-name="T44">connection.starttls()</text:span><text:line-break/><text:line-break/><text:span text:style-name="T44">connection.login(</text:span><text:span text:style-name="T160">user</text:span><text:span text:style-name="T44">=my_email, </text:span><text:span text:style-name="T160">password</text:span><text:span text:style-name="T44">=password)</text:span><text:line-break/><text:span text:style-name="T44">connection.send_message(msg)</text:span><text:line-break/><text:span text:style-name="T44">connection.close()</text:span><text:line-break/><text:span text:style-name="T71">print</text:span><text:span text:style-name="T44">(</text:span><text:span text:style-name="T85">"Mail has been sent"</text:span><text:span text:style-name="T44">)</text:span></text:p>
      <text:p text:style-name="P85"/>
      <text:p text:style-name="P85"/>
      <text:p text:style-name="P85"/>
      <text:p text:style-name="P85"/>
      <text:p text:style-name="P85">Using Encoders (for <text:span text:style-name="T176">more security</text:span>):-</text:p>
      <text:p text:style-name="P86"><text:span text:style-name="T44">attachement=</text:span><text:span text:style-name="T71">open</text:span><text:span text:style-name="T44">(file_name,</text:span><text:span text:style-name="T85">'rb'</text:span><text:span text:style-name="T44">)</text:span><text:line-break/><text:span text:style-name="T44">part=MIMEBase(</text:span><text:span text:style-name="T85">'application'</text:span><text:span text:style-name="T44">,</text:span><text:span text:style-name="T85">'octet-stream'</text:span><text:span text:style-name="T44">)</text:span><text:line-break/><text:span text:style-name="T44">part.set_payload((attachement).read())</text:span><text:line-break/><text:span text:style-name="T44">encoders.encode_base64(part)</text:span><text:line-break/><text:span text:style-name="T44">part.add_header(</text:span><text:span text:style-name="T85">'Content-Disposition'</text:span><text:span text:style-name="T44">,</text:span><text:span text:style-name="T85">"attachement; filename=%s" </text:span><text:span text:style-name="T44">% file_name)</text:span><text:line-break/><text:span text:style-name="T44">msg.attach(part)</text:span><text:line-break/><text:line-break/><text:span text:style-name="T44">connection=smtplib.SMTP(</text:span><text:span text:style-name="T85">'smtp.gmail.com'</text:span><text:span text:style-name="T44">)</text:span><text:line-break/><text:span text:style-name="T44">connection.starttls()</text:span></text:p>
      <text:p text:style-name="P85"><text:soft-page-break/></text:p>
      <text:p text:style-name="P87">Logo in email body</text:p>
      <text:p text:style-name="P88"><text:line-break/><text:span text:style-name="T44">body=</text:span><text:span text:style-name="T85">'''</text:span><text:line-break/><text:span text:style-name="T85">&lt;html&gt; &lt;p&gt; &lt;b&gt; &lt;i&gt;Hi team, &lt;br&gt; We are testing server via python script&lt;/b&gt; &lt;i&gt; &lt;/p&gt; &lt;br&gt; &lt;img src="cid:alogo" width="100" height="50"&gt; &lt;/html&gt;</text:span><text:line-break/><text:span text:style-name="T85">'''</text:span><text:line-break/><text:span text:style-name="T44">msg.attach(MIMEText(body,</text:span><text:span text:style-name="T85">'html'</text:span><text:span text:style-name="T44">))</text:span><text:line-break/></text:p>
      <text:p text:style-name="P88"><text:span text:style-name="T104">##LOGO section</text:span><text:line-break/><text:span text:style-name="T44">file_logo=</text:span><text:span text:style-name="T71">open</text:span><text:span text:style-name="T44">(mylogo,</text:span><text:span text:style-name="T85">'rb'</text:span><text:span text:style-name="T44">)</text:span><text:line-break/><text:span text:style-name="T44">MYImage=MIMEImage(file_logo.read())</text:span><text:line-break/><text:span text:style-name="T44">file_logo.close()</text:span><text:line-break/><text:span text:style-name="T44">MYImage.add_header(</text:span><text:span text:style-name="T85">'Content-ID'</text:span><text:span text:style-name="T44">,</text:span><text:span text:style-name="T85">'&lt;alogo&gt;'</text:span><text:span text:style-name="T44">)</text:span><text:line-break/><text:span text:style-name="T44">msg.attach(MYImage)</text:span></text:p>
      <text:p text:style-name="P89"/>
      <text:p text:style-name="P92">Real time example <text:span text:style-name="T179">(</text:span><text:span text:style-name="T6">Very standard example</text:span><text:span text:style-name="T179">)</text:span>:</text:p>
      <text:p text:style-name="P93"><text:bookmark-start text:name="__DdeLink__4773_3625892171"/><text:span text:style-name="T17">import </text:span><text:span text:style-name="T44">smtplib</text:span><text:line-break/><text:span text:style-name="T17">from </text:span><text:span text:style-name="T44">email.mime.multipart </text:span><text:span text:style-name="T17">import </text:span><text:span text:style-name="T44">MIMEMultipart</text:span><text:line-break/><text:span text:style-name="T17">from </text:span><text:span text:style-name="T44">email.mime.text </text:span><text:span text:style-name="T17">import </text:span><text:span text:style-name="T44">MIMEText</text:span><text:line-break/><text:span text:style-name="T17">from </text:span><text:span text:style-name="T44">datetime </text:span><text:span text:style-name="T17">import </text:span><text:span text:style-name="T44">date</text:span><text:line-break/><text:span text:style-name="T17">import </text:span><text:span text:style-name="T44">time </text:span><text:span text:style-name="T17">as </text:span><text:span text:style-name="T44">t</text:span><text:line-break/><text:line-break/><text:span text:style-name="T104"># Set up email details</text:span><text:line-break/><text:span text:style-name="T44">day = date.today()</text:span><text:line-break/><text:span text:style-name="T44">current_time = t.strftime(</text:span><text:span text:style-name="T85">"%I:%M:%S %p"</text:span><text:span text:style-name="T44">)</text:span><text:line-break/><text:line-break/><text:span text:style-name="T44">path = </text:span><text:span text:style-name="T85">'/home/saim/PycharmProjects/pythonProject/venv/test_email.csv'</text:span><text:line-break/><text:span text:style-name="T44">sender_email = </text:span><text:span text:style-name="T85">"info@tfiorganics.com"</text:span><text:line-break/><text:span text:style-name="T44">password = </text:span><text:span text:style-name="T85">"Hotmail123"</text:span><text:line-break/><text:line-break/><text:span text:style-name="T104"># Read recipient emails</text:span><text:line-break/><text:soft-page-break/><text:span text:style-name="T17">with </text:span><text:span text:style-name="T71">open</text:span><text:span text:style-name="T44">(path, </text:span><text:span text:style-name="T85">'r'</text:span><text:span text:style-name="T44">) </text:span><text:span text:style-name="T17">as </text:span><text:span text:style-name="T44">f:</text:span><text:line-break/><text:span text:style-name="T44"> <text:s text:c="3"/>receiver_email_list = [line.strip() </text:span><text:span text:style-name="T17">for </text:span><text:span text:style-name="T44">line </text:span><text:span text:style-name="T17">in </text:span><text:span text:style-name="T44">f </text:span><text:span text:style-name="T17">if </text:span><text:span text:style-name="T44">line.strip()]</text:span><text:line-break/><text:line-break/><text:span text:style-name="T104"># Email content</text:span><text:line-break/><text:span text:style-name="T44">subject = </text:span><text:span text:style-name="T85">'Quality Himalayan Salt Products from TFI Organics'</text:span><text:line-break/><text:span text:style-name="T44">body = </text:span><text:span text:style-name="T85">'''</text:span><text:line-break/><text:span text:style-name="T85">Dear Sir/Madam,</text:span><text:line-break/><text:line-break/><text:span text:style-name="T85">I hope this message finds you well.</text:span><text:line-break/><text:line-break/><text:span text:style-name="T85">I’m reaching out to introduce TFI Organics, a Karachi-based company specializing in high-quality Himalayan salt products. You can learn more about us at our website: https://www.tfiorganics.com.</text:span><text:line-break/><text:line-break/><text:span text:style-name="T85">At TFI Organics, we understand the growing demand for Himalayan salt worldwide. Our commitment to quality has allowed us to establish strong partnerships with local salt mines in the Himalayan region. This ensures that we provide ethically sourced and sustainable products to our clients.</text:span><text:line-break/><text:line-break/><text:span text:style-name="T85">Our product range includes:</text:span><text:line-break/><text:span text:style-name="T85">- Edible Himalayan salt</text:span><text:line-break/><text:span text:style-name="T85">- Black salt</text:span><text:line-break/><text:span text:style-name="T85">- De-icing salt products</text:span><text:line-break/><text:line-break/><text:span text:style-name="T85">We are dedicated to meeting the diverse needs of our customers and would love to discuss how we can support your requirements.</text:span><text:line-break/><text:line-break/><text:span text:style-name="T85">Feel free to visit our website for more details or reach out if you have specific questions or needs.</text:span><text:line-break/><text:line-break/><text:span text:style-name="T85">Looking forward to your response!</text:span><text:line-break/><text:line-break/><text:soft-page-break/><text:span text:style-name="T85">Best regards,</text:span><text:line-break/><text:span text:style-name="T85">Talha Feroz</text:span><text:line-break/><text:span text:style-name="T85">TFI Organics</text:span><text:line-break/><text:span text:style-name="T85">Sector 6A Plot Number A309 Mehran Town, K.I.A, Karachi</text:span><text:line-break/><text:span text:style-name="T85">UK Office: Office #3, 117 A George Lane South Woodford, London E18 1AU</text:span><text:line-break/><text:span text:style-name="T85">+92 345 2005052 (WhatsApp)</text:span><text:line-break/><text:span text:style-name="T85">+92 300 364 9929</text:span><text:line-break/><text:span text:style-name="T85">info@tfiorganics.com</text:span><text:line-break/><text:span text:style-name="T85">'''</text:span><text:line-break/><text:line-break/><text:span text:style-name="T104"># Establish the SMTP connection</text:span><text:line-break/><text:bookmark-start text:name="__DdeLink__4779_3625892171"/><text:span text:style-name="T17">try</text:span><text:span text:style-name="T44">:</text:span><text:line-break/><text:span text:style-name="T44"> <text:s text:c="3"/>connection = smtplib.SMTP(</text:span><text:span text:style-name="T85">'smtpout.secureserver.net'</text:span><text:span text:style-name="T44">)</text:span><text:line-break/><text:span text:style-name="T44"> <text:s text:c="3"/>connection.starttls()</text:span><text:line-break/><text:span text:style-name="T44"> <text:s text:c="3"/>connection.login(</text:span><text:span text:style-name="T160">user</text:span><text:span text:style-name="T44">=sender_email, </text:span><text:span text:style-name="T160">password</text:span><text:span text:style-name="T44">=password)</text:span><text:line-break/><text:line-break/><text:span text:style-name="T44"> <text:s text:c="3"/></text:span><text:span text:style-name="T104"># Loop through each recipient</text:span><text:line-break/><text:span text:style-name="T104"> <text:s text:c="3"/></text:span><text:span text:style-name="T17">for </text:span><text:span text:style-name="T44">receiver_email </text:span><text:span text:style-name="T17">in </text:span><text:span text:style-name="T44">receiver_email_list:</text:span><text:line-break/><text:span text:style-name="T44"> <text:s text:c="7"/>msg = MIMEMultipart()</text:span><text:line-break/><text:span text:style-name="T44"> <text:s text:c="7"/>msg[</text:span><text:span text:style-name="T85">'From'</text:span><text:span text:style-name="T44">] = sender_email</text:span><text:line-break/><text:span text:style-name="T44"> <text:s text:c="7"/>msg[</text:span><text:span text:style-name="T85">'To'</text:span><text:span text:style-name="T44">] = receiver_email</text:span><text:line-break/><text:span text:style-name="T44"> <text:s text:c="7"/>msg[</text:span><text:span text:style-name="T85">'Subject'</text:span><text:span text:style-name="T44">] = subject</text:span><text:line-break/><text:line-break/><text:span text:style-name="T44"> <text:s text:c="7"/>msg.attach(MIMEText(body, </text:span><text:span text:style-name="T85">'plain'</text:span><text:span text:style-name="T44">)) <text:s/></text:span><text:span text:style-name="T104"># Change 'plain' to 'html' if using HTML</text:span><text:line-break/><text:line-break/><text:span text:style-name="T104"> <text:s text:c="7"/></text:span><text:span text:style-name="T44">connection.send_message(msg)</text:span><text:line-break/><text:span text:style-name="T44"> <text:s text:c="7"/></text:span><text:span text:style-name="T71">print</text:span><text:span text:style-name="T44">(</text:span><text:span text:style-name="T85">f"Mail sent to </text:span><text:span text:style-name="T17">{</text:span><text:span text:style-name="T44">receiver_email</text:span><text:span text:style-name="T17">}</text:span><text:span text:style-name="T85">"</text:span><text:span text:style-name="T44">)</text:span><text:line-break/><text:line-break/><text:span text:style-name="T17">except </text:span><text:span text:style-name="T71">Exception </text:span><text:span text:style-name="T17">as </text:span><text:span text:style-name="T44">e:</text:span><text:line-break/><text:span text:style-name="T44"> <text:s text:c="3"/></text:span><text:span text:style-name="T71">print</text:span><text:span text:style-name="T44">(</text:span><text:span text:style-name="T85">f"An error occurred: </text:span><text:span text:style-name="T17">{</text:span><text:span text:style-name="T44">e</text:span><text:span text:style-name="T17">}</text:span><text:span text:style-name="T85">"</text:span><text:span text:style-name="T44">)</text:span><text:line-break/><text:line-break/><text:span text:style-name="T17">finally</text:span><text:span text:style-name="T44">:</text:span><text:line-break/><text:span text:style-name="T44"> <text:s text:c="3"/>connection.quit()</text:span><text:bookmark-end text:name="__DdeLink__4779_3625892171"/></text:p>
      <text:p text:style-name="P49"><text:bookmark-end text:name="__DdeLink__4773_3625892171"/></text:p>
      <text:p text:style-name="P90"><text:soft-page-break/>Adding date and time:-</text:p>
      <text:p text:style-name="P188"><text:span text:style-name="T23">from </text:span><text:span text:style-name="T48">datetime </text:span><text:span text:style-name="T23">import </text:span><text:span text:style-name="T48">*</text:span><text:span text:style-name="T143"><text:line-break/></text:span><text:span text:style-name="T23">import </text:span><text:span text:style-name="T48">time </text:span><text:span text:style-name="T23">as </text:span><text:span text:style-name="T48">t</text:span><text:span text:style-name="T143"><text:line-break/><text:line-break/></text:span><text:span text:style-name="T48">day=date.today()</text:span><text:span text:style-name="T143"><text:line-break/></text:span><text:span text:style-name="T48">time=datetime.now()</text:span><text:span text:style-name="T143"><text:line-break/><text:line-break/></text:span><text:span text:style-name="T48">mycustome=day.strftime(</text:span><text:span text:style-name="T88">"%B %d %Y"</text:span><text:span text:style-name="T48">)</text:span><text:span text:style-name="T143"><text:line-break/></text:span><text:span text:style-name="T48">current_time=t.strftime(</text:span><text:span text:style-name="T88">"%I:%M:%S %p"</text:span><text:span text:style-name="T48">)</text:span><text:span text:style-name="T143"><text:line-break/></text:span></text:p>
      <text:p text:style-name="P188"><text:span text:style-name="T44">msg[</text:span><text:span text:style-name="T85">'Subject'</text:span><text:span text:style-name="T44">]=</text:span><text:span text:style-name="T85">f'Citriz connection alert </text:span><text:span text:style-name="T17">{</text:span><text:span text:style-name="T44">mycustome</text:span><text:span text:style-name="T17">} {</text:span><text:span text:style-name="T44">current_time</text:span><text:span text:style-name="T17">}</text:span><text:span text:style-name="T85">'</text:span></text:p>
      <text:p text:style-name="P189"/>
      <text:p text:style-name="P91"/>
      <text:p text:style-name="P89"/>
      <text:p text:style-name="P30">Scheduler In Python:</text:p>
      <text:p text:style-name="P65">Similiar as crontab in linux </text:p>
      <text:p text:style-name="P65"/>
      <text:p text:style-name="P31"><text:span text:style-name="T149">Basic Example (</text:span><text:span text:style-name="T139">Will call the function to every 10 seconds could also be minutes, hours and days e.t.c</text:span><text:span text:style-name="T149">):</text:span></text:p>
      <text:p text:style-name="P32"><text:span text:style-name="T24">import </text:span><text:span text:style-name="T44">time</text:span><text:line-break/><text:span text:style-name="T17">import </text:span><text:span text:style-name="T44">schedule</text:span><text:line-break/><text:line-break/><text:span text:style-name="T17">def </text:span><text:span text:style-name="T177">abd</text:span><text:span text:style-name="T44">():</text:span><text:line-break/><text:span text:style-name="T44"> <text:s text:c="3"/></text:span><text:span text:style-name="T71">print</text:span><text:span text:style-name="T44">(</text:span><text:span text:style-name="T85">'This is testing message via schedule'</text:span><text:span text:style-name="T44">)</text:span><text:line-break/><text:line-break/><text:span text:style-name="T44">schedule.every(</text:span><text:span text:style-name="T113">10</text:span><text:span text:style-name="T44">).seconds.do(abd)</text:span><text:line-break/><text:span text:style-name="T17">while True</text:span><text:span text:style-name="T44">:</text:span><text:line-break/><text:span text:style-name="T44"> <text:s text:c="3"/>schedule.run_pending()</text:span><text:line-break/><text:span text:style-name="T44"> <text:s text:c="3"/>time.sleep(</text:span><text:span text:style-name="T113">1</text:span><text:span text:style-name="T44">)</text:span></text:p>
      <text:p text:style-name="P31"/>
      <text:p text:style-name="P190"><text:span text:style-name="T120">R</text:span><text:span text:style-name="T118">un Job at a specific Time To every day:-</text:span></text:p>
      <text:p text:style-name="P191"><text:span text:style-name="T66">schedule</text:span><text:span text:style-name="T65">.every().day.at(</text:span><text:span text:style-name="T101">'09:37'</text:span><text:span text:style-name="T65">).do(abd)</text:span></text:p>
      <text:p text:style-name="P192"/>
      <text:p text:style-name="P94"><text:soft-page-break/>Run Job at every sunday at 6 pm:-</text:p>
      <text:p text:style-name="P95"><text:span text:style-name="T51">schedule.every().sunday.at(</text:span><text:span text:style-name="T91">'06:00'</text:span><text:span text:style-name="T51">).do(abd)</text:span></text:p>
      <text:p text:style-name="P192"/>
      <text:p text:style-name="P96">Run Job at every week:-</text:p>
      <text:p text:style-name="P97"><text:span text:style-name="T52">schedule</text:span><text:span text:style-name="T51">.every(</text:span><text:span text:style-name="T116">1</text:span><text:span text:style-name="T51">).weeks.at(</text:span><text:span text:style-name="T91">'09:37'</text:span><text:span text:style-name="T51">).do(abd)</text:span></text:p>
      <text:p text:style-name="P193"/>
      <text:p text:style-name="P194">Making Batch <text:a xlink:type="simple" xlink:href="../../../../../-" text:style-name="Internet_20_link" text:visited-style-name="Visited_20_Internet_20_Link"><text:span text:style-name="T172">file (Similar to crontab in windows):-</text:span></text:a></text:p>
      <text:p text:style-name="P203"/>
      <text:p text:style-name="P203">@ECHO OFF<text:line-break/>"C:\python3\python.exe" "C:\Users\AbdealiDodiya\Desktop\DevOps\Python\Lecture 41\myproject.py"<text:line-break/>EXIT<text:line-break/></text:p>
      <text:p text:style-name="P204"/>
      <text:p text:style-name="P205">Remote server modules:-</text:p>
      <text:p text:style-name="P205">Paramiko module:-</text:p>
      <text:p text:style-name="P227">it is a python library that makes connection with remote server via ssh</text:p>
      <text:p text:style-name="P227">This is implementation of SSHv2 protocols</text:p>
      <text:p text:style-name="P227">Providing both the client and the server functionality </text:p>
      <text:p text:style-name="P227">It uses two way communication</text:p>
      <text:p text:style-name="P205">use case:-</text:p>
      <text:p text:style-name="P227">to fire 10 scripts at 1000 machines at one time</text:p>
      <text:p text:style-name="P227"/>
      <text:p text:style-name="P228">Examples:-</text:p>
      <text:p text:style-name="P229"><text:bookmark-start text:name="__DdeLink__6500_4024496530"/><text:span text:style-name="T32">import </text:span><text:span text:style-name="T58">paramiko</text:span><text:line-break/><text:span text:style-name="T58">hostname=</text:span><text:span text:style-name="T95">"104.42.27.54"</text:span><text:line-break/><text:span text:style-name="T58">username=</text:span><text:span text:style-name="T95">'azureuser'</text:span><text:line-break/><text:span text:style-name="T58">password=</text:span><text:span text:style-name="T95">'Testing123456'</text:span><text:line-break/><text:line-break/><text:span text:style-name="T58">client= paramiko.SSHClient()</text:span><text:line-break/><text:span text:style-name="T58">client.set_missing_host_key_policy(paramiko.AutoAddPolicy())</text:span><text:line-break/><text:soft-page-break/><text:span text:style-name="T58">client.connect(</text:span><text:span text:style-name="T165">hostname</text:span><text:span text:style-name="T58">=hostname,</text:span><text:span text:style-name="T165">username</text:span><text:span text:style-name="T58">=username, </text:span><text:span text:style-name="T165">password</text:span><text:span text:style-name="T58">=password)</text:span><text:line-break/><text:line-break/><text:span text:style-name="T58">mycmd=</text:span><text:span text:style-name="T95">"df -h"</text:span><text:line-break/><text:line-break/><text:span text:style-name="T58">stdin, stdout, stderr =client.exec_command(mycmd)</text:span><text:line-break/><text:bookmark-end text:name="__DdeLink__6500_4024496530"/><text:line-break/><text:span text:style-name="T58">mycmdout=stdout.readlines()<text:tab/></text:span><text:line-break/><text:span text:style-name="T32">for </text:span><text:span text:style-name="T58">i </text:span><text:span text:style-name="T32">in </text:span><text:span text:style-name="T58">mycmdout:</text:span><text:line-break/><text:span text:style-name="T58"> <text:s text:c="3"/></text:span><text:span text:style-name="T78">print</text:span><text:span text:style-name="T58">(i)</text:span></text:p>
      <text:p text:style-name="P228"/>
      <text:p text:style-name="P228">could also write</text:p>
      <text:p text:style-name="P51">mycmdout=stdout.read().decode()</text:p>
      <text:p text:style-name="P230"/>
      <text:p text:style-name="P206">Writing a script to check available memory greater then 20%:</text:p>
      <text:p text:style-name="P207"><text:span text:style-name="T27">import </text:span><text:span text:style-name="T51">paramiko</text:span><text:line-break/><text:span text:style-name="T51">hostname=</text:span><text:span text:style-name="T91">'13.64.228.238'</text:span><text:line-break/><text:span text:style-name="T51">password=</text:span><text:span text:style-name="T91">'Testing123456'</text:span><text:line-break/><text:span text:style-name="T51">username=</text:span><text:span text:style-name="T91">'azureuser'</text:span><text:line-break/><text:line-break/><text:span text:style-name="T51">client=paramiko.SSHClient()</text:span><text:line-break/><text:span text:style-name="T51">client.set_missing_host_key_policy(paramiko.AutoAddPolicy())</text:span><text:line-break/><text:span text:style-name="T51">client.connect(</text:span><text:span text:style-name="T161">hostname</text:span><text:span text:style-name="T51">=hostname, </text:span><text:span text:style-name="T161">username</text:span><text:span text:style-name="T51">=username, </text:span><text:span text:style-name="T161">password</text:span><text:span text:style-name="T51">=password)</text:span><text:line-break/><text:line-break/><text:bookmark-start text:name="__DdeLink__9513_4024496530"/><text:span text:style-name="T51">mycmd=</text:span><text:span text:style-name="T91">'df -h'</text:span><text:line-break/><text:line-break/><text:span text:style-name="T51">stdin, stdout, stderr=client.exec_command(mycmd)</text:span><text:line-break/><text:line-break/><text:span text:style-name="T51">mycmdout=stdout.readlines()</text:span><text:line-break/><text:span text:style-name="T27">for </text:span><text:span text:style-name="T51">i </text:span><text:span text:style-name="T27">in </text:span><text:span text:style-name="T51">mycmdout[</text:span><text:span text:style-name="T116">1</text:span><text:span text:style-name="T51">:]: </text:span><text:span text:style-name="T106">#is use that header will not be displayed</text:span><text:line-break/><text:span text:style-name="T106"> <text:s text:c="3"/></text:span><text:bookmark-start text:name="__DdeLink__6509_3625892171"/><text:span text:style-name="T51">my_value=(i.split()[</text:span><text:span text:style-name="T116">4</text:span><text:span text:style-name="T51">])</text:span><text:bookmark-end text:name="__DdeLink__6509_3625892171"/><text:span text:style-name="T51"> </text:span><text:span text:style-name="T106"># extracting available storage only</text:span><text:line-break/><text:soft-page-break/><text:span text:style-name="T106"> <text:s text:c="3"/></text:span><text:span text:style-name="T51">full_size=my_value.replace(</text:span><text:span text:style-name="T91">'%'</text:span><text:span text:style-name="T51">,</text:span><text:span text:style-name="T91">''</text:span><text:span text:style-name="T51">) </text:span><text:span text:style-name="T106"># removing percentage sign</text:span><text:line-break/><text:span text:style-name="T106"> <text:s text:c="3"/></text:span><text:span text:style-name="T27">if </text:span><text:span text:style-name="T75">int</text:span><text:span text:style-name="T51">(full_size) &gt;=</text:span><text:span text:style-name="T116">20</text:span><text:span text:style-name="T51">:</text:span><text:line-break/><text:span text:style-name="T51"> <text:s text:c="7"/></text:span><text:span text:style-name="T75">print</text:span><text:span text:style-name="T51">(full_size)</text:span><text:line-break/><text:line-break/><text:span text:style-name="T51">client.close()</text:span><text:bookmark-end text:name="__DdeLink__9513_4024496530"/></text:p>
      <text:p text:style-name="P206"/>
      <text:p text:style-name="P206"/>
      <text:p text:style-name="P206"/>
      <text:p text:style-name="P206"/>
      <text:p text:style-name="P206"/>
      <text:p text:style-name="P208">Connecting to windows machine via ssh</text:p>
      <text:p text:style-name="P208"/>
      <text:p text:style-name="P206"><text:span text:style-name="Strong_20_Emphasis">install openssh in windows 10</text:span><text:line-break/><text:line-break/><text:span text:style-name="T1">windows --&gt; Settings --&gt; Optional features --&gt; openssh cleint and open ssh server you need to install<text:line-break/><text:line-break/>windows --&gt; R --&gt; Run --&gt; services.msc<text:line-break/>find openssh ssh server --&gt; start</text:span></text:p>
      <text:p text:style-name="P230">ctrl+r → lusrmgr.msc --&gt; users<text:line-break/>New users<text:line-break/><text:line-break/>We are connecting From linux to windows machine</text:p>
      <text:p text:style-name="P231"><text:span text:style-name="T32">import </text:span><text:span text:style-name="T58">paramiko</text:span><text:line-break/><text:span text:style-name="T58">hostname=</text:span><text:span text:style-name="T95">'40.112.215.7'</text:span><text:line-break/><text:span text:style-name="T58">username=</text:span><text:span text:style-name="T95">'azureuser'</text:span><text:line-break/><text:span text:style-name="T58">password=</text:span><text:span text:style-name="T95">'Testing123456'</text:span><text:line-break/><text:line-break/><text:span text:style-name="T58">client=paramiko.SSHClient()</text:span><text:line-break/><text:span text:style-name="T58">client.set_missing_host_key_policy(paramiko.AutoAddPolicy())</text:span><text:line-break/><text:soft-page-break/><text:span text:style-name="T58">client.connect(</text:span><text:span text:style-name="T165">hostname</text:span><text:span text:style-name="T58">=hostname, </text:span><text:span text:style-name="T165">username</text:span><text:span text:style-name="T58">=username, </text:span><text:span text:style-name="T165">password</text:span><text:span text:style-name="T58">=password)</text:span><text:line-break/><text:line-break/><text:span text:style-name="T58">mycmd=</text:span><text:span text:style-name="T95">'dir'</text:span><text:line-break/><text:line-break/><text:span text:style-name="T58">stdin, stdout, stderr=client.exec_command(mycmd)</text:span><text:line-break/><text:line-break/><text:span text:style-name="T58">mycmdout=stdout.readlines()</text:span><text:line-break/><text:span text:style-name="T78">print</text:span><text:span text:style-name="T58">(mycmdout)</text:span><text:line-break/><text:span text:style-name="T58"> <text:s/></text:span><text:line-break/><text:span text:style-name="T58">client.close()</text:span></text:p>
      <text:p text:style-name="P230"/>
      <text:p text:style-name="P209"/>
      <text:p text:style-name="P209"/>
      <text:p text:style-name="P209"/>
      <text:p text:style-name="P209">Real time example (<text:span text:style-name="T1">this script will automatically trigger the email if there is memory shortage</text:span>):-</text:p>
      <text:p text:style-name="P210"><text:span text:style-name="T27">import </text:span><text:span text:style-name="T51">smtplib</text:span><text:line-break/><text:span text:style-name="T27">from </text:span><text:span text:style-name="T51">email.mime.multipart </text:span><text:span text:style-name="T27">import </text:span><text:span text:style-name="T51">MIMEMultipart</text:span><text:line-break/><text:span text:style-name="T27">from </text:span><text:span text:style-name="T51">email.mime.text </text:span><text:span text:style-name="T27">import </text:span><text:span text:style-name="T51">MIMEText</text:span><text:line-break/><text:span text:style-name="T27">from </text:span><text:span text:style-name="T51">datetime </text:span><text:span text:style-name="T27">import </text:span><text:span text:style-name="T51">date</text:span><text:line-break/><text:span text:style-name="T27">import </text:span><text:span text:style-name="T51">time </text:span><text:span text:style-name="T27">as </text:span><text:span text:style-name="T51">t</text:span><text:line-break/><text:line-break/><text:line-break/><text:span text:style-name="T27">import </text:span><text:span text:style-name="T51">paramiko</text:span><text:line-break/><text:span text:style-name="T51">hostname=</text:span><text:span text:style-name="T91">'192.168.100.175'</text:span><text:line-break/><text:span text:style-name="T51">username=</text:span><text:span text:style-name="T91">'saim'</text:span><text:line-break/><text:span text:style-name="T51">password=</text:span><text:span text:style-name="T91">'saim2009'</text:span><text:line-break/><text:line-break/><text:span text:style-name="T51">client=paramiko.SSHClient()</text:span><text:line-break/><text:span text:style-name="T51">client.set_missing_host_key_policy(paramiko.AutoAddPolicy())</text:span><text:line-break/><text:span text:style-name="T51">client.connect(</text:span><text:span text:style-name="T161">hostname</text:span><text:span text:style-name="T51">=hostname, </text:span><text:span text:style-name="T161">username</text:span><text:span text:style-name="T51">=username, </text:span><text:span text:style-name="T161">password</text:span><text:span text:style-name="T51">=password)</text:span><text:line-break/><text:soft-page-break/><text:line-break/><text:span text:style-name="T51">mycmd=</text:span><text:span text:style-name="T91">"free -g | grep Mem | awk '{print $7}'"</text:span><text:line-break/><text:line-break/><text:span text:style-name="T51">stdin, stdout, stderr=client.exec_command(mycmd)</text:span><text:line-break/><text:line-break/><text:span text:style-name="T51">mycmdout=stdout.read().decode()</text:span><text:line-break/><text:span text:style-name="T75">print</text:span><text:span text:style-name="T51">(mycmdout)</text:span><text:line-break/><text:line-break/><text:span text:style-name="T27">if </text:span><text:span text:style-name="T75">int</text:span><text:span text:style-name="T51">(mycmdout) &lt;= </text:span><text:span text:style-name="T116">10</text:span><text:span text:style-name="T51">:</text:span><text:line-break/><text:span text:style-name="T51"> <text:s text:c="3"/>day = date.today()</text:span><text:line-break/><text:span text:style-name="T51"> <text:s text:c="3"/>current_time = t.strftime(</text:span><text:span text:style-name="T91">"%I:%M:%S %p"</text:span><text:span text:style-name="T51">)</text:span><text:line-break/><text:line-break/><text:span text:style-name="T51"> <text:s text:c="3"/>sender_email = </text:span><text:span text:style-name="T91">"saimtalhaferoz@gmail.com"</text:span><text:line-break/><text:span text:style-name="T91"> <text:s text:c="3"/></text:span><text:span text:style-name="T51">password = </text:span><text:span text:style-name="T91">"ybeqliwsalikjssy "</text:span><text:line-break/><text:line-break/><text:span text:style-name="T91"> <text:s text:c="3"/></text:span><text:span text:style-name="T106"># Read recipient emails</text:span><text:line-break/><text:span text:style-name="T106"> <text:s text:c="3"/></text:span><text:span text:style-name="T51">receiver_email = </text:span><text:span text:style-name="T91">'saimtalhaferoz@gmail.com'</text:span><text:line-break/><text:line-break/><text:span text:style-name="T91"> <text:s text:c="3"/></text:span><text:span text:style-name="T106"># Email content</text:span><text:line-break/><text:line-break/><text:span text:style-name="T106"> <text:s text:c="3"/></text:span><text:span text:style-name="T51">body = </text:span><text:span text:style-name="T91">'''</text:span><text:line-break/><text:span text:style-name="T91"> <text:s text:c="3"/>check your memory</text:span><text:line-break/><text:span text:style-name="T91"> <text:s text:c="3"/>'''</text:span><text:line-break/><text:span text:style-name="T91"> <text:s text:c="3"/></text:span><text:span text:style-name="T51">subject = </text:span><text:span text:style-name="T91">f'Memory alert memory available only </text:span><text:span text:style-name="T27">{</text:span><text:span text:style-name="T51">mycmdout</text:span><text:span text:style-name="T27">}</text:span><text:span text:style-name="T91"> on jboss server <text:s text:c="3"/>'</text:span><text:line-break/><text:span text:style-name="T91"> <text:s text:c="3"/></text:span><text:span text:style-name="T51">connection = smtplib.SMTP(</text:span><text:span text:style-name="T91">'smtp.gmail.com'</text:span><text:span text:style-name="T51">)</text:span><text:line-break/><text:span text:style-name="T51"> <text:s text:c="3"/>connection.starttls()</text:span><text:line-break/><text:span text:style-name="T51"> <text:s text:c="3"/>connection.login(</text:span><text:span text:style-name="T161">user</text:span><text:span text:style-name="T51">=sender_email, </text:span><text:span text:style-name="T161">password</text:span><text:span text:style-name="T51">=password)</text:span><text:line-break/><text:line-break/><text:span text:style-name="T51"> <text:s text:c="7"/></text:span><text:span text:style-name="T106"># Loop through each recipient</text:span><text:line-break/><text:span text:style-name="T106"> <text:s text:c="3"/></text:span><text:span text:style-name="T51">msg = MIMEMultipart()</text:span><text:line-break/><text:span text:style-name="T51"> <text:s text:c="3"/>msg[</text:span><text:span text:style-name="T91">'From'</text:span><text:span text:style-name="T51">] = sender_email</text:span><text:line-break/><text:span text:style-name="T51"> <text:s text:c="3"/>msg[</text:span><text:span text:style-name="T91">'To'</text:span><text:span text:style-name="T51">] = receiver_email</text:span><text:line-break/><text:span text:style-name="T51"> <text:s text:c="3"/>msg[</text:span><text:span text:style-name="T91">'Subject'</text:span><text:span text:style-name="T51">] = subject</text:span><text:line-break/><text:soft-page-break/><text:line-break/><text:span text:style-name="T51"> <text:s text:c="3"/>msg.attach(MIMEText(body, </text:span><text:span text:style-name="T91">'plain'</text:span><text:span text:style-name="T51">)) <text:s/></text:span><text:span text:style-name="T106"># Change 'plain' to 'html' if using HTML</text:span><text:line-break/><text:line-break/><text:span text:style-name="T106"> <text:s text:c="3"/></text:span><text:span text:style-name="T51">connection.send_message(msg)</text:span><text:line-break/><text:span text:style-name="T51"> <text:s text:c="3"/></text:span><text:span text:style-name="T75">print</text:span><text:span text:style-name="T51">(</text:span><text:span text:style-name="T91">f"Mail sent to </text:span><text:span text:style-name="T27">{</text:span><text:span text:style-name="T51">receiver_email</text:span><text:span text:style-name="T27">}</text:span><text:span text:style-name="T91">"</text:span><text:span text:style-name="T51">)</text:span><text:line-break/><text:span text:style-name="T51"> <text:s text:c="3"/></text:span><text:span text:style-name="T75">print</text:span><text:span text:style-name="T51">(</text:span><text:span text:style-name="T91">"mail sent"</text:span><text:span text:style-name="T51">)</text:span><text:line-break/><text:line-break/><text:line-break/><text:span text:style-name="T27">else</text:span><text:span text:style-name="T51">:</text:span><text:line-break/><text:span text:style-name="T51"> <text:s/></text:span><text:span text:style-name="T75">print</text:span><text:span text:style-name="T51">(</text:span><text:span text:style-name="T91">"everythin is fine"</text:span><text:span text:style-name="T51">)</text:span><text:line-break/><text:line-break/><text:span text:style-name="T51">client.close()</text:span></text:p>
      <text:p text:style-name="P209"/>
      <text:p text:style-name="P211">Sftp (<text:span text:style-name="T1">simple file transfer protocol</text:span>) using paramiko </text:p>
      <text:p text:style-name="P196">Example 1 (downloading a file from a machine)</text:p>
      <text:p text:style-name="P197"><text:span text:style-name="T32">import </text:span><text:span text:style-name="T58">paramiko</text:span><text:line-break/><text:span text:style-name="T58">hostname=</text:span><text:span text:style-name="T95">'104.42.22.114'</text:span><text:line-break/><text:span text:style-name="T58">username=</text:span><text:span text:style-name="T95">'azureuser'</text:span><text:line-break/><text:span text:style-name="T58">password=</text:span><text:span text:style-name="T95">'Testing123456'</text:span><text:line-break/><text:line-break/><text:span text:style-name="T58">client=paramiko.SSHClient()</text:span><text:line-break/><text:span text:style-name="T58">client.set_missing_host_key_policy(paramiko.AutoAddPolicy())</text:span><text:line-break/><text:span text:style-name="T58">client.connect(</text:span><text:span text:style-name="T165">hostname</text:span><text:span text:style-name="T58">=hostname, </text:span><text:span text:style-name="T165">username</text:span><text:span text:style-name="T58">=username, </text:span><text:span text:style-name="T165">password</text:span><text:span text:style-name="T58">=password)</text:span><text:line-break/><text:line-break/><text:span text:style-name="T109">#sftp start from this</text:span><text:line-break/><text:span text:style-name="T58">mysftp = client.open_sftp()</text:span><text:line-break/><text:span text:style-name="T58">mysftp.get(</text:span><text:span text:style-name="T95">'/home/azureuser'</text:span><text:span text:style-name="T58">,</text:span><text:span text:style-name="T95">'abd.txt'</text:span><text:span text:style-name="T58">)</text:span><text:line-break/><text:span text:style-name="T58">mysftp.close()</text:span><text:line-break/><text:span text:style-name="T58">client.close()</text:span></text:p>
      <text:p text:style-name="P196"/>
      <text:p text:style-name="P235"><text:span text:style-name="T180">How to upload files to a remote machine<text:line-break/></text:span><text:span text:style-name="T26">import </text:span><text:span text:style-name="T49">paramiko <text:tab/><text:tab/><text:tab/><text:tab/><text:tab/><text:tab/><text:tab/><text:tab/><text:tab/> <text:s text:c="6"/><text:tab/> <text:s text:c="3"/></text:span><text:span text:style-name="T181"><text:line-break/></text:span><text:soft-page-break/><text:span text:style-name="T49">hostname=</text:span><text:span text:style-name="T89">'104.42.22.114'<text:tab/><text:tab/><text:tab/><text:tab/><text:tab/><text:tab/><text:tab/><text:tab/></text:span><text:span text:style-name="T181"><text:line-break/></text:span><text:span text:style-name="T49">username=</text:span><text:span text:style-name="T89">'azureuser'<text:tab/><text:tab/><text:tab/><text:tab/><text:tab/><text:tab/><text:tab/><text:tab/><text:tab/></text:span><text:span text:style-name="T181"><text:line-break/></text:span><text:span text:style-name="T49">password=</text:span><text:span text:style-name="T89">'Testing123456'<text:tab/><text:tab/><text:tab/><text:tab/><text:tab/><text:tab/><text:tab/><text:tab/></text:span><text:span text:style-name="T181"><text:line-break/><text:tab/><text:tab/><text:tab/><text:tab/><text:tab/><text:tab/><text:tab/><text:tab/><text:tab/><text:tab/><text:tab/><text:tab/><text:tab/><text:line-break/></text:span><text:span text:style-name="T49">client=paramiko.SSHClient()<text:tab/><text:tab/><text:tab/><text:tab/><text:tab/><text:tab/><text:tab/></text:span><text:span text:style-name="T181"><text:line-break/></text:span><text:span text:style-name="T49">client.set_missing_host_key_policy(paramiko.AutoAddPolicy())</text:span><text:span text:style-name="T181"><text:line-break/></text:span><text:span text:style-name="T49">client.connect(</text:span><text:span text:style-name="T162">hostname</text:span><text:span text:style-name="T49">=hostname, </text:span><text:span text:style-name="T162">username</text:span><text:span text:style-name="T49">=username, </text:span><text:span text:style-name="T162">password</text:span><text:span text:style-name="T49">=password)<text:tab/><text:tab/><text:tab/><text:tab/><text:tab/><text:tab/><text:tab/><text:tab/><text:tab/></text:span><text:span text:style-name="T181"><text:line-break/><text:tab/><text:tab/><text:tab/><text:tab/><text:tab/><text:tab/><text:tab/><text:tab/><text:tab/><text:tab/><text:tab/><text:tab/><text:tab/><text:line-break/></text:span><text:span text:style-name="T49"> <text:s text:c="3"/></text:span><text:span text:style-name="T107">#sftp start from this<text:tab/><text:tab/><text:tab/><text:tab/><text:tab/><text:tab/><text:tab/><text:tab/><text:tab/></text:span><text:span text:style-name="T181"><text:line-break/></text:span><text:span text:style-name="T49">mysftp = client.open_sftp()<text:tab/><text:tab/><text:tab/><text:tab/><text:tab/><text:tab/><text:tab/><text:tab/></text:span><text:span text:style-name="T181"><text:line-break/></text:span><text:span text:style-name="T107">#changing remote directory<text:tab/><text:tab/><text:tab/><text:tab/><text:tab/><text:tab/><text:tab/><text:tab/></text:span><text:span text:style-name="T181"><text:line-break/></text:span><text:span text:style-name="T49">mysftp.chdir(</text:span><text:span text:style-name="T89">'/home/azureuser/lect51'</text:span><text:span text:style-name="T49">)<text:tab/><text:tab/><text:tab/><text:tab/><text:tab/></text:span><text:span text:style-name="T181"><text:line-break/></text:span><text:span text:style-name="T49">mysftp.put(</text:span><text:span text:style-name="T89">'abd.txt'</text:span><text:span text:style-name="T49">,</text:span><text:span text:style-name="T89">'abd2.txt'</text:span><text:span text:style-name="T49">)<text:tab/><text:tab/><text:tab/><text:tab/><text:tab/><text:tab/><text:tab/></text:span><text:span text:style-name="T181"><text:line-break/></text:span><text:span text:style-name="T49">mysftp.close()<text:tab/><text:tab/><text:tab/><text:tab/><text:tab/><text:tab/><text:tab/><text:tab/><text:tab/><text:tab/></text:span><text:span text:style-name="T181"><text:line-break/></text:span><text:span text:style-name="T49">client.close()<text:tab/><text:tab/><text:tab/><text:tab/><text:tab/><text:tab/><text:tab/><text:tab/><text:tab/><text:tab/><text:tab/></text:span></text:p>
      <text:p text:style-name="P50"/>
      <text:p text:style-name="P177">Checking the files in a remote directory</text:p>
      <text:p text:style-name="P176"><text:span text:style-name="T32">import </text:span><text:span text:style-name="T58">paramiko</text:span><text:line-break/><text:span text:style-name="T58">hostname=</text:span><text:span text:style-name="T95">'104.42.22.114'</text:span><text:line-break/><text:span text:style-name="T58">username=</text:span><text:span text:style-name="T95">'azureuser'</text:span><text:line-break/><text:span text:style-name="T58">password=</text:span><text:span text:style-name="T95">'Testing123456'</text:span><text:line-break/><text:line-break/><text:span text:style-name="T58">client=paramiko.SSHClient()</text:span><text:line-break/><text:span text:style-name="T58">client.set_missing_host_key_policy(paramiko.AutoAddPolicy())</text:span><text:line-break/><text:span text:style-name="T58">client.connect(</text:span><text:span text:style-name="T165">hostname</text:span><text:span text:style-name="T58">=hostname, </text:span><text:span text:style-name="T165">username</text:span><text:span text:style-name="T58">=username, </text:span><text:span text:style-name="T165">password</text:span><text:span text:style-name="T58">=password)</text:span><text:line-break/><text:line-break/><text:span text:style-name="T58"> <text:s text:c="3"/></text:span><text:span text:style-name="T109">#sftp start from this</text:span><text:line-break/><text:span text:style-name="T58">mysftp = client.open_sftp()</text:span><text:line-break/><text:span text:style-name="T109">#changing remote directory</text:span><text:line-break/><text:span text:style-name="T58">mysftp.chdir(</text:span><text:span text:style-name="T95">'/home/azureuser'</text:span><text:span text:style-name="T58">)</text:span><text:line-break/><text:span text:style-name="T78">print</text:span><text:span text:style-name="T58">(mysftp.listdir())</text:span><text:line-break/><text:span text:style-name="T58">mysftp.close()</text:span><text:line-break/><text:span text:style-name="T58">client.close()</text:span></text:p>
      <text:p text:style-name="P179"/>
      <text:p text:style-name="P177"><text:soft-page-break/>checking file status</text:p>
      <text:p text:style-name="P175"><text:span text:style-name="T51">mysftp = client.open_sftp()</text:span><text:line-break/><text:span text:style-name="T106">#changing remote directory</text:span><text:line-break/><text:span text:style-name="T51">mysftp.chdir(</text:span><text:span text:style-name="T91">'/home/azureuser'</text:span><text:span text:style-name="T51">)</text:span><text:line-break/><text:span text:style-name="T75">print</text:span><text:span text:style-name="T51">(mysftp.stat(</text:span><text:span text:style-name="T91">'abd.txt'</text:span><text:span text:style-name="T51">))</text:span></text:p>
      <text:p text:style-name="P177"/>
      <text:p text:style-name="P177">appending new data</text:p>
      <text:p text:style-name="P175"><text:span text:style-name="T106">#changing remote directory</text:span><text:line-break/><text:span text:style-name="T51">mysftp.chdir(</text:span><text:span text:style-name="T91">'/home/azureuser'</text:span><text:span text:style-name="T51">)</text:span><text:line-break/><text:bookmark-start text:name="__DdeLink__5313_3054422647"/><text:span text:style-name="T59">file=mysftp.open(</text:span><text:span text:style-name="T96">'abd.txt'</text:span><text:span text:style-name="T59">,</text:span><text:span text:style-name="T96">'a'</text:span><text:span text:style-name="T59">)</text:span><text:span text:style-name="T183"><text:line-break/></text:span><text:span text:style-name="T59">file.writelines(</text:span><text:span text:style-name="T96">'this is the new appended data'</text:span><text:span text:style-name="T59">)</text:span><text:bookmark-end text:name="__DdeLink__5313_3054422647"/></text:p>
      <text:p text:style-name="P177"/>
      <text:p text:style-name="P178">Task time <text:span text:style-name="T184">(</text:span><text:span text:style-name="T8">task was given to generate a memory health check and make a report of it</text:span><text:span text:style-name="T184">)</text:span>:-</text:p>
      <text:p text:style-name="P212">Example <text:span text:style-name="T1">(this is a very standard code example)</text:span>:</text:p>
      <text:p text:style-name="P213"><text:span text:style-name="T27">import </text:span><text:span text:style-name="T51">time</text:span><text:line-break/><text:span text:style-name="T27">import </text:span><text:span text:style-name="T51">paramiko</text:span><text:line-break/><text:span text:style-name="T27">import </text:span><text:span text:style-name="T51">schedule</text:span><text:line-break/><text:span text:style-name="T27">from </text:span><text:span text:style-name="T51">datetime </text:span><text:span text:style-name="T27">import </text:span><text:span text:style-name="T51">datetime</text:span><text:line-break/><text:line-break/><text:span text:style-name="T51">hostname=</text:span><text:span text:style-name="T91">'192.168.100.175'</text:span><text:line-break/><text:span text:style-name="T51">username=</text:span><text:span text:style-name="T91">'saim'</text:span><text:line-break/><text:span text:style-name="T51">password=</text:span><text:span text:style-name="T91">'saim2009'</text:span><text:line-break/><text:span text:style-name="T51">date_time=datetime.now()</text:span><text:line-break/><text:span text:style-name="T51">client=paramiko.SSHClient()</text:span><text:line-break/><text:span text:style-name="T51">client.set_missing_host_key_policy(paramiko.AutoAddPolicy)</text:span><text:line-break/><text:span text:style-name="T51">client.connect(</text:span><text:span text:style-name="T161">hostname</text:span><text:span text:style-name="T51">=hostname, </text:span><text:span text:style-name="T161">username</text:span><text:span text:style-name="T51">=username, </text:span><text:span text:style-name="T161">password</text:span><text:span text:style-name="T51">=password)</text:span><text:line-break/><text:line-break/><text:span text:style-name="T51">mycmd=</text:span><text:span text:style-name="T91">'free -gt | grep Mem'</text:span><text:line-break/><text:span text:style-name="T51">stdin, stdout, stderr=client.exec_command(mycmd)</text:span><text:line-break/><text:span text:style-name="T51">mycmdout=stdout.readlines()</text:span><text:line-break/><text:line-break/><text:span text:style-name="T27">def </text:span><text:span text:style-name="T178">health_check_report_making</text:span><text:span text:style-name="T51">():</text:span><text:line-break/><text:soft-page-break/><text:span text:style-name="T51"> <text:s text:c="3"/></text:span><text:span text:style-name="T27">for </text:span><text:span text:style-name="T51">i </text:span><text:span text:style-name="T27">in </text:span><text:span text:style-name="T51">mycmdout:</text:span><text:line-break/><text:span text:style-name="T51"> <text:s text:c="7"/>value=i.split()</text:span><text:line-break/><text:span text:style-name="T51"> <text:s text:c="7"/>avail_memory=value[</text:span><text:span text:style-name="T116">3</text:span><text:span text:style-name="T51">]</text:span><text:line-break/><text:span text:style-name="T51"> <text:s text:c="7"/>Total_memory=value[</text:span><text:span text:style-name="T116">1</text:span><text:span text:style-name="T51">]</text:span><text:line-break/><text:span text:style-name="T51"> <text:s text:c="7"/>used_memory=value[</text:span><text:span text:style-name="T116">3</text:span><text:span text:style-name="T51">]</text:span><text:line-break/><text:span text:style-name="T51"> <text:s text:c="7"/>mysftp=client.open_sftp()</text:span><text:line-break/><text:span text:style-name="T51"> <text:s text:c="7"/>mysftp.chdir(</text:span><text:span text:style-name="T91">'/home/saim/testing'</text:span><text:span text:style-name="T51">)</text:span><text:line-break/><text:span text:style-name="T51"> <text:s text:c="7"/>file = mysftp.open(</text:span><text:span text:style-name="T91">f'healthcheck_</text:span><text:span text:style-name="T27">{</text:span><text:span text:style-name="T51">date_time</text:span><text:span text:style-name="T27">}</text:span><text:span text:style-name="T91">'</text:span><text:span text:style-name="T51">, </text:span><text:span text:style-name="T91">'w'</text:span><text:span text:style-name="T51">)</text:span><text:line-break/><text:span text:style-name="T51"> <text:s text:c="7"/>file.writelines(</text:span><text:span text:style-name="T91">f'''</text:span><text:line-break/><text:span text:style-name="T91"> <text:s text:c="3"/>Available memory is: </text:span><text:span text:style-name="T27">{</text:span><text:span text:style-name="T51">avail_memory</text:span><text:span text:style-name="T27">}</text:span><text:span text:style-name="T91">GB</text:span><text:line-break/><text:span text:style-name="T91"> <text:s text:c="3"/>Total memory is: </text:span><text:span text:style-name="T27">{</text:span><text:span text:style-name="T51">Total_memory</text:span><text:span text:style-name="T27">}</text:span><text:span text:style-name="T91">GB</text:span><text:line-break/><text:span text:style-name="T91"> <text:s text:c="3"/>Used memory is: </text:span><text:span text:style-name="T27">{</text:span><text:span text:style-name="T51">used_memory</text:span><text:span text:style-name="T27">}</text:span><text:span text:style-name="T91">GB</text:span><text:line-break/><text:span text:style-name="T91">'''</text:span><text:span text:style-name="T51">)</text:span><text:line-break/><text:span text:style-name="T51"> <text:s text:c="7"/>mysftp.close()</text:span><text:line-break/><text:line-break/><text:span text:style-name="T51">schedule.every().day.at(</text:span><text:span text:style-name="T91">'18:40'</text:span><text:span text:style-name="T51">).do(health_check_report_making)</text:span><text:line-break/><text:span text:style-name="T27">try</text:span><text:span text:style-name="T51">:</text:span><text:line-break/><text:span text:style-name="T51"> <text:s text:c="3"/></text:span><text:span text:style-name="T27">while True</text:span><text:span text:style-name="T51">:</text:span><text:line-break/><text:span text:style-name="T51"> <text:s text:c="7"/>schedule.run_pending()</text:span><text:line-break/><text:span text:style-name="T51"> <text:s text:c="7"/>time.sleep(</text:span><text:span text:style-name="T116">1</text:span><text:span text:style-name="T51">)</text:span><text:line-break/><text:span text:style-name="T27">except </text:span><text:span text:style-name="T75">KeyboardInterrupt</text:span><text:span text:style-name="T51">:</text:span><text:line-break/><text:span text:style-name="T51"> <text:s text:c="3"/></text:span><text:span text:style-name="T75">print</text:span><text:span text:style-name="T51">(</text:span><text:span text:style-name="T91">"Stopped by user."</text:span><text:span text:style-name="T51">)</text:span><text:line-break/><text:span text:style-name="T27">finally</text:span><text:span text:style-name="T51">:</text:span><text:line-break/><text:span text:style-name="T51"> <text:s text:c="3"/>client.close()</text:span></text:p>
      <text:p text:style-name="P212"/>
      <text:p text:style-name="P214">Database Modul<text:span text:style-name="T185">e:-</text:span></text:p>
      <text:p text:style-name="P232">will use sql.connect module for databases connection pruposes:</text:p>
      <text:p text:style-name="P215"/>
      <text:p text:style-name="P215"><text:s/>Prequisites:-</text:p>
      <text:p text:style-name="P232">make a new user for remote access if not done will get an error because if someone get root privilidges he will destroy all things so run the following command</text:p>
      <text:p text:style-name="P226"><text:soft-page-break/>This command will create a new user </text:p>
      <text:p text:style-name="P199"><text:span text:style-name="T12">MariaDB [mysql]&gt;</text:span> create user 'mysql_user'@'%' IDENTIFIED BY 'test123';</text:p>
      <text:p text:style-name="P199"/>
      <text:p text:style-name="P216">Also we have to give permissions to the new user:</text:p>
      <text:p text:style-name="P198">#&gt; grant all on *.* to 'mysql_user'@'%' IDENTIFIED BY 'test123' WITH GRANT OPTION;</text:p>
      <text:p text:style-name="P198"/>
      <text:p text:style-name="P217">Finally running python script to run a query from the database:-</text:p>
      <text:p text:style-name="P217"/>
      <text:p text:style-name="P218"><text:span text:style-name="T27">import </text:span><text:span text:style-name="T51">mysql.connector</text:span><text:line-break/><text:span text:style-name="T51">mydb=mysql.connector.connect(</text:span><text:span text:style-name="T161">host</text:span><text:span text:style-name="T51">=</text:span><text:span text:style-name="T91">"localhost"</text:span><text:span text:style-name="T51">,</text:span><text:span text:style-name="T161">user</text:span><text:span text:style-name="T51">=</text:span><text:span text:style-name="T91">'mysql_user'</text:span><text:span text:style-name="T51">,</text:span><text:span text:style-name="T161">password</text:span><text:span text:style-name="T51">=</text:span><text:span text:style-name="T91">"test123"</text:span><text:span text:style-name="T51">,</text:span><text:span text:style-name="T161">database</text:span><text:span text:style-name="T51">=</text:span><text:span text:style-name="T91">"alnafi"</text:span><text:span text:style-name="T51">)</text:span><text:line-break/><text:line-break/><text:span text:style-name="T106">#creating mysql connection object</text:span><text:line-break/><text:span text:style-name="T51">cur= mydb.cursor()</text:span><text:line-break/><text:line-break/><text:span text:style-name="T106">#fetching data</text:span><text:line-break/><text:span text:style-name="T51">sql_data=</text:span><text:span text:style-name="T91">'''select * from trainer_details where t_id=1'''</text:span><text:line-break/><text:line-break/><text:span text:style-name="T106">#Excecuting</text:span><text:line-break/><text:span text:style-name="T51">cur.execute(sql_data)</text:span><text:line-break/><text:line-break/><text:span text:style-name="T51">result=cur.fetchall()</text:span><text:line-break/><text:span text:style-name="T75">print</text:span><text:span text:style-name="T51">(result)</text:span><text:line-break/><text:span text:style-name="T51">mydb.close()</text:span></text:p>
      <text:p text:style-name="P217"/>
      <text:p text:style-name="P217">o/p:-</text:p>
      <text:p text:style-name="P200">[(1, 'Saim', 'Talha', 'Devops Engineer', 'abd', 'saim2009', 1000, datetime.datetime(2024, 10, 15, 0, 0))]</text:p>
      <text:p text:style-name="P200"/>
      <text:p text:style-name="P195"><text:soft-page-break/>could also run:</text:p>
      <text:p text:style-name="P202"><text:span text:style-name="T58">result=cur.fetchall()</text:span><text:line-break/><text:span text:style-name="T78">print</text:span><text:span text:style-name="T58">(</text:span><text:span text:style-name="T78">type</text:span><text:span text:style-name="T58">(result))</text:span><text:line-break/><text:line-break/><text:span text:style-name="T32">for </text:span><text:span text:style-name="T58">data </text:span><text:span text:style-name="T32">in </text:span><text:span text:style-name="T58">result:</text:span><text:line-break/><text:span text:style-name="T58"> <text:s text:c="3"/></text:span><text:span text:style-name="T78">print</text:span><text:span text:style-name="T58">(data)</text:span></text:p>
      <text:p text:style-name="P201"/>
      <text:p text:style-name="P219">Inserting data via python,</text:p>
      <text:p text:style-name="P220">example1 (<text:span text:style-name="T1">not use in productions environment as it is a static example</text:span>)</text:p>
      <text:p text:style-name="P234"><text:span text:style-name="T32">from </text:span><text:span text:style-name="T58">cgitb </text:span><text:span text:style-name="T32">import </text:span><text:span text:style-name="T58">reset</text:span><text:line-break/><text:line-break/><text:span text:style-name="T32">import </text:span><text:span text:style-name="T58">mysql.connector</text:span><text:line-break/><text:span text:style-name="T58">mydb=mysql.connector.connect(</text:span><text:span text:style-name="T165">host</text:span><text:span text:style-name="T58">=</text:span><text:span text:style-name="T95">'localhost'</text:span><text:span text:style-name="T58">,</text:span><text:span text:style-name="T165">user</text:span><text:span text:style-name="T58">=</text:span><text:span text:style-name="T95">'mysql_user'</text:span><text:span text:style-name="T58">,</text:span><text:span text:style-name="T165">password</text:span><text:span text:style-name="T58">=</text:span><text:span text:style-name="T95">'test123'</text:span><text:span text:style-name="T58">,</text:span><text:span text:style-name="T165">database</text:span><text:span text:style-name="T58">=</text:span><text:span text:style-name="T95">'alnafi'</text:span><text:span text:style-name="T58">)</text:span><text:line-break/><text:line-break/><text:span text:style-name="T58">cur=mydb.cursor()</text:span><text:line-break/><text:line-break/><text:span text:style-name="T58">sql_data=</text:span><text:span text:style-name="T95">''' insert into trainer_details(fname,lname,designations,username,password,salary,datetime) values ('sohaib','talha', 'webdevelopr','soab', 'sohaib123',2443,'2006-05-30')'''</text:span><text:line-break/><text:line-break/><text:span text:style-name="T58">cur.execute(sql_data)</text:span><text:line-break/><text:span text:style-name="T109"># this is to save the data in my sql</text:span><text:line-break/><text:span text:style-name="T57">mydb.commit()</text:span><text:span text:style-name="T12"><text:line-break/></text:span><text:line-break/><text:span text:style-name="T58">mydb.close()</text:span></text:p>
      <text:p text:style-name="P233"/>
      <text:p text:style-name="P220">example 2 (<text:span text:style-name="T1">inserting data dynamically </text:span><text:span text:style-name="T9">like by fix date and time</text:span>)</text:p>
      <text:p text:style-name="P221"><text:span text:style-name="T27">from </text:span><text:span text:style-name="T51">cgitb </text:span><text:span text:style-name="T27">import </text:span><text:span text:style-name="T51">reset</text:span><text:line-break/><text:span text:style-name="T27">import </text:span><text:span text:style-name="T51">mysql.connector</text:span><text:line-break/><text:soft-page-break/><text:span text:style-name="T27">from </text:span><text:span text:style-name="T51">datetime </text:span><text:span text:style-name="T27">import </text:span><text:span text:style-name="T51">*</text:span><text:line-break/><text:span text:style-name="T51">time=datetime.now()</text:span><text:line-break/><text:span text:style-name="T51">mycustom= time.strftime(</text:span><text:span text:style-name="T91">'%Y-%m-%d %H:%M:%S'</text:span><text:span text:style-name="T51">)</text:span><text:line-break/><text:line-break/><text:span text:style-name="T51">mydb=mysql.connector.connect(</text:span><text:span text:style-name="T161">host</text:span><text:span text:style-name="T51">=</text:span><text:span text:style-name="T91">'localhost'</text:span><text:span text:style-name="T51">,</text:span><text:span text:style-name="T161">user</text:span><text:span text:style-name="T51">=</text:span><text:span text:style-name="T91">'mysql_user'</text:span><text:span text:style-name="T51">,</text:span><text:span text:style-name="T161">password</text:span><text:span text:style-name="T51">=</text:span><text:span text:style-name="T91">'test123'</text:span><text:span text:style-name="T51">,</text:span><text:span text:style-name="T161">database</text:span><text:span text:style-name="T51">=</text:span><text:span text:style-name="T91">'alnafi'</text:span><text:span text:style-name="T51">)</text:span><text:line-break/><text:line-break/><text:span text:style-name="T51">cur=mydb.cursor()</text:span><text:line-break/><text:line-break/><text:span text:style-name="T51">sql=</text:span><text:span text:style-name="T91">''' insert into trainer_details(fname,lname,designations,username,password,salary,datetime) values (%s,%s,%s,%s,%s,%s,%s)'''</text:span><text:line-break/><text:span text:style-name="T51">data = (</text:span><text:span text:style-name="T91">'ali'</text:span><text:span text:style-name="T51">,</text:span><text:span text:style-name="T91">'patel'</text:span><text:span text:style-name="T51">,</text:span><text:span text:style-name="T91">'devops'</text:span><text:span text:style-name="T51">,</text:span><text:span text:style-name="T91">'ali'</text:span><text:span text:style-name="T51">,</text:span><text:span text:style-name="T91">'ali1976'</text:span><text:span text:style-name="T51">,</text:span><text:span text:style-name="T91">'7000'</text:span><text:span text:style-name="T51">,mycustom)</text:span><text:line-break/><text:line-break/><text:span text:style-name="T51">cur.execute(sql,data)</text:span><text:line-break/><text:span text:style-name="T106"># this is to save the data in my sql</text:span><text:line-break/><text:span text:style-name="T51">mydb.commit()</text:span><text:line-break/><text:line-break/><text:span text:style-name="T51">mydb.close()</text:span></text:p>
      <text:p text:style-name="P220"/>
      <text:p text:style-name="P222">updating data via python:-</text:p>
      <text:p text:style-name="P223"><text:span text:style-name="T27">from </text:span><text:span text:style-name="T51">cgitb </text:span><text:span text:style-name="T27">import </text:span><text:span text:style-name="T51">reset</text:span><text:line-break/><text:span text:style-name="T27">import </text:span><text:span text:style-name="T51">mysql.connector</text:span><text:line-break/><text:span text:style-name="T27">from </text:span><text:span text:style-name="T51">datetime </text:span><text:span text:style-name="T27">import </text:span><text:span text:style-name="T51">*</text:span><text:line-break/><text:span text:style-name="T51">time=datetime.now()</text:span><text:line-break/><text:span text:style-name="T51">mycustom= time.strftime(</text:span><text:span text:style-name="T91">'%Y-%m-%d %H:%M:%S'</text:span><text:span text:style-name="T51">)</text:span><text:line-break/><text:line-break/><text:span text:style-name="T51">mydb=mysql.connector.connect(</text:span><text:span text:style-name="T161">host</text:span><text:span text:style-name="T51">=</text:span><text:span text:style-name="T91">'localhost'</text:span><text:span text:style-name="T51">,</text:span><text:span text:style-name="T161">user</text:span><text:span text:style-name="T51">=</text:span><text:span text:style-name="T91">'mysql_user'</text:span><text:span text:style-name="T51">,</text:span><text:span text:style-name="T161">password</text:span><text:span text:style-name="T51">=</text:span><text:span text:style-name="T91">'test123'</text:span><text:span text:style-name="T51">,</text:span><text:span text:style-name="T161">database</text:span><text:span text:style-name="T51">=</text:span><text:span text:style-name="T91">'alnafi'</text:span><text:span text:style-name="T51">)</text:span><text:line-break/><text:line-break/><text:span text:style-name="T51">cur=mydb.cursor()</text:span><text:line-break/><text:span text:style-name="T51">data=</text:span><text:span text:style-name="T91">'billi'</text:span><text:line-break/><text:span text:style-name="T51">sql=</text:span><text:span text:style-name="T91">f'update trainer_details set username="</text:span><text:span text:style-name="T27">{</text:span><text:span text:style-name="T51">data</text:span><text:span text:style-name="T27">}</text:span><text:span text:style-name="T91">" where t_id=6'</text:span><text:line-break/><text:soft-page-break/><text:line-break/><text:span text:style-name="T51">cur.execute(sql)</text:span><text:line-break/><text:span text:style-name="T106"># this is to save the data in my sql</text:span><text:line-break/><text:span text:style-name="T51">mydb.commit()</text:span><text:line-break/><text:span text:style-name="T51">mydb.close()</text:span></text:p>
      <text:p text:style-name="P222"/>
      <text:p text:style-name="P224">deleting data dynamically:</text:p>
      <text:p text:style-name="P225"><text:span text:style-name="T27">from </text:span><text:span text:style-name="T51">distutils.util </text:span><text:span text:style-name="T27">import </text:span><text:span text:style-name="T51">execute</text:span><text:line-break/><text:line-break/><text:span text:style-name="T27">import </text:span><text:span text:style-name="T51">mysql.connector</text:span><text:line-break/><text:line-break/><text:span text:style-name="T51">my_data=</text:span><text:span text:style-name="T75">input</text:span><text:span text:style-name="T51">(</text:span><text:span text:style-name="T91">"enter the fname which you want to remove data from mysql"</text:span><text:span text:style-name="T51">)</text:span><text:line-break/><text:line-break/><text:span text:style-name="T51">mydb=mysql.connector.connect(</text:span><text:span text:style-name="T161">host</text:span><text:span text:style-name="T51">=</text:span><text:span text:style-name="T91">'localhost'</text:span><text:span text:style-name="T51">,</text:span><text:span text:style-name="T161">user</text:span><text:span text:style-name="T51">=</text:span><text:span text:style-name="T91">'mysql_user'</text:span><text:span text:style-name="T51">,</text:span><text:span text:style-name="T161">password</text:span><text:span text:style-name="T51">=</text:span><text:span text:style-name="T91">'test123'</text:span><text:span text:style-name="T51">,</text:span><text:span text:style-name="T161">database</text:span><text:span text:style-name="T51">=</text:span><text:span text:style-name="T91">'alnafi'</text:span><text:span text:style-name="T51">)</text:span><text:line-break/><text:span text:style-name="T51">cur=mydb.cursor()</text:span><text:line-break/><text:line-break/><text:span text:style-name="T51">sql=</text:span><text:span text:style-name="T91">f"delete from trainer_details where fname='</text:span><text:span text:style-name="T27">{</text:span><text:span text:style-name="T51">my_data</text:span><text:span text:style-name="T27">}</text:span><text:span text:style-name="T91">'"</text:span><text:line-break/><text:line-break/><text:line-break/><text:span text:style-name="T51">cur.execute(sql)</text:span><text:line-break/><text:span text:style-name="T51">mydb.commit()</text:span><text:line-break/><text:line-break/><text:span text:style-name="T51">mydb.close()</text:span></text:p>
      <text:p text:style-name="P22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JetBrains Mono" svg:font-family="'JetBrains Mono'" style:font-family-generic="roma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loext:graphic-properties draw:fill="solid" draw:fill-color="#666666" draw:opacity="9%"/>
      <style:text-properties style:font-name="Liberation Sans" fo:font-size="1pt"/>
    </style:style>
    <style:style style:name="MP2" style:family="paragraph" style:parent-style-name="Footer">
      <style:text-properties fo:font-size="14pt" fo:font-weight="bold" officeooo:rsid="00c90569" officeooo:paragraph-rsid="00c90569" style:font-weight-asian="bold" style:font-weight-complex="bold"/>
    </style:style>
    <style:style style:name="MP3" style:family="paragraph" style:parent-style-name="Footer">
      <style:text-properties fo:font-weight="bold" officeooo:rsid="00c90569" officeooo:paragraph-rsid="00c90569" style:font-weight-asian="bold" style:font-weight-complex="bold"/>
    </style:style>
    <style:style style:name="MT1" style:family="text">
      <style:text-properties fo:font-weight="normal" style:font-weight-asian="normal" style:font-weight-complex="normal"/>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666666" draw:opacity="9%" draw:auto-grow-height="false" draw:auto-grow-width="false" fo:min-height="1.5201in" fo:min-width="6.692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666666" draw:opacity="9%" draw:auto-grow-height="false" draw:auto-grow-width="false" fo:min-height="1.0193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666666" draw:opacity="9%" draw:auto-grow-height="false" draw:auto-grow-width="false" fo:min-height="1.6098in" fo:min-width="7.0866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in" fo:margin-top="0.1965in" fo:background-color="transparent" draw:fill="non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in" fo:margin-top="0.1965in" fo:background-color="transparent" draw:fill="none"/>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in" fo:margin-top="0.1965in" fo:background-color="transparent" draw:fill="none"/>
      </style:footer-style>
    </style:page-layout>
    <style:page-layout style:name="Mpm4" style:page-usage="right">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in" fo:margin-top="0.1965in" fo:background-color="transparent" draw:fill="none"/>
      </style:footer-style>
    </style:page-layout>
    <style:page-layout style:name="Mpm5">
      <style:page-layout-properties fo:page-width="9.0161in" fo:page-height="4.4882in" style:num-format="1" style:print-orientation="landscape" fo:margin-top="0in" fo:margin-bottom="0in" fo:margin-left="0in" fo:margin-right="0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in" fo:margin-top="0.1965in" fo:background-color="transparent" draw:fill="none"/>
      </style:footer-style>
    </style:page-layout>
    <style:page-layout style:name="Mpm6">
      <style:page-layout-properties fo:page-width="8.2681in" fo:page-height="11.6929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in" fo:margin-top="0.1965in" fo:background-color="transparent" draw:fill="none"/>
      </style:footer-style>
    </style:page-layout>
    <style:page-layout style:name="Mpm7">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in" fo:margin-top="0.1965in" fo:background-color="transparent" draw:fill="none"/>
      </style:footer-style>
    </style:page-layout>
    <style:page-layout style:name="Mpm8">
      <style:page-layout-properties fo:page-width="11.6929in" fo:page-height="8.2681in" style:num-format="1" style:print-orientation="landscape"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in" fo:margin-top="0.1965in" fo:background-color="transparent" draw:fill="non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draw:custom-shape text:anchor-type="char" draw:z-index="49" draw:name="PowerPlusWaterMarkObject 1" draw:style-name="Mgr1" draw:text-style-name="MP1" svg:width="6.6925in" svg:height="1.5197in" draw:transform="rotate (0.785398163397448) translate (0.443055555555556in 6.29166666666667in)"><text:p>Saim Talha</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2">Follow me on Linkedin</text:p>
        <text:p text:style-name="MP3"><draw:frame draw:style-name="Mfr1" draw:name="Image1" text:anchor-type="char" svg:x="-0.0563in" svg:y="0.1571in" svg:width="0.3063in" svg:height="0.3063in" draw:z-index="95"><draw:image xlink:href="Pictures/10000001000002000000020067A673C62FCEBDFA.png" xlink:type="simple" xlink:show="embed" xlink:actuate="onLoad" draw:mime-type="image/png"/></draw:frame><draw:frame draw:style-name="Mfr1" draw:name="Image2" text:anchor-type="char" svg:x="4.9016in" svg:y="0.0945in" svg:width="0.3634in" svg:height="0.3634in" draw:z-index="101"><draw:image xlink:href="Pictures/100000010000020000000200EDBC29870B9461D0.png" xlink:type="simple" xlink:show="embed" xlink:actuate="onLoad" draw:mime-type="image/png"/></draw:frame></text:p>
        <text:p text:style-name="MP3"><text:s text:c="7"/><text:a xlink:type="simple" xlink:href="https://wwwlinkedin.com/in/saim-talha-b66293280/" text:style-name="Internet_20_link" text:visited-style-name="Visited_20_Internet_20_Link"><text:span text:style-name="MT1">https://wwwlinkedin.com/in/saim-talha-b66293280/</text:span></text:a><text:span text:style-name="MT1"> <text:s text:c="37"/>+ 92 3374005052</text:span></text:p>
      </style:footer>
    </style:master-page>
    <style:master-page style:name="First_20_Page" style:display-name="First Page" style:page-layout-name="Mpm2" draw:style-name="Mdp1" style:next-style-name="Standard">
      <style:header>
        <text:p text:style-name="Header"><draw:custom-shape text:anchor-type="char" draw:z-index="50" draw:name="PowerPlusWaterMarkObject 2" draw:style-name="Mgr1" draw:text-style-name="MP1" svg:width="6.6925in" svg:height="1.5197in" draw:transform="rotate (0.785398163397448)"><text:p>Saim Talha</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Footer"/>
      </style:footer>
    </style:master-page>
    <style:master-page style:name="Left_20_Page" style:display-name="Left Page" style:page-layout-name="Mpm3" draw:style-name="Mdp1" style:next-style-name="Right_20_Page">
      <style:header>
        <text:p text:style-name="Header"><draw:custom-shape text:anchor-type="char" draw:z-index="51" draw:name="PowerPlusWaterMarkObject 3" draw:style-name="Mgr1" draw:text-style-name="MP1" svg:width="6.6925in" svg:height="1.5197in" draw:transform="rotate (0.785398163397448)"><text:p>Saim Talha</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Footer"/>
      </style:footer>
    </style:master-page>
    <style:master-page style:name="Right_20_Page" style:display-name="Right Page" style:page-layout-name="Mpm4" draw:style-name="Mdp1" style:next-style-name="Left_20_Page">
      <style:header>
        <text:p text:style-name="Header"><draw:custom-shape text:anchor-type="char" draw:z-index="52" draw:name="PowerPlusWaterMarkObject 4" draw:style-name="Mgr1" draw:text-style-name="MP1" svg:width="6.6925in" svg:height="1.5197in" draw:transform="rotate (0.785398163397448)"><text:p>Saim Talha</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Footer"/>
      </style:footer>
    </style:master-page>
    <style:master-page style:name="Envelope" style:page-layout-name="Mpm5" draw:style-name="Mdp1">
      <style:header>
        <text:p text:style-name="Header"><draw:custom-shape text:anchor-type="char" draw:z-index="53" draw:name="PowerPlusWaterMarkObject 5" draw:style-name="Mgr2" draw:text-style-name="MP1" svg:width="4.4878in" svg:height="1.0189in" draw:transform="skewX (6.30997248079218E-017) rotate (0.785398163397448)"><text:p>Saim Talha</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Footer"/>
      </style:footer>
    </style:master-page>
    <style:master-page style:name="Index" style:page-layout-name="Mpm2" draw:style-name="Mdp1">
      <style:header>
        <text:p text:style-name="Header"><draw:custom-shape text:anchor-type="char" draw:z-index="54" draw:name="PowerPlusWaterMarkObject 6" draw:style-name="Mgr1" draw:text-style-name="MP1" svg:width="6.6925in" svg:height="1.5197in" draw:transform="rotate (0.785398163397448)"><text:p>Saim Talha</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Footer"/>
      </style:footer>
    </style:master-page>
    <style:master-page style:name="HTML" style:page-layout-name="Mpm6" draw:style-name="Mdp1">
      <style:header>
        <text:p text:style-name="Header"><draw:custom-shape text:anchor-type="char" draw:z-index="55" draw:name="PowerPlusWaterMarkObject 7" draw:style-name="Mgr3" draw:text-style-name="MP1" svg:width="7.0862in" svg:height="1.6094in" draw:transform="rotate (0.785398163397448)"><text:p>Saim Talha</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Footer"/>
      </style:footer>
    </style:master-page>
    <style:master-page style:name="Footnote" style:page-layout-name="Mpm7" draw:style-name="Mdp1">
      <style:header>
        <text:p text:style-name="Header"><draw:custom-shape text:anchor-type="char" draw:z-index="56" draw:name="PowerPlusWaterMarkObject 8" draw:style-name="Mgr1" draw:text-style-name="MP1" svg:width="6.6925in" svg:height="1.5197in" draw:transform="rotate (0.785398163397448)"><text:p>Saim Talha</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Footer"/>
      </style:footer>
    </style:master-page>
    <style:master-page style:name="Endnote" style:page-layout-name="Mpm7" draw:style-name="Mdp1">
      <style:header>
        <text:p text:style-name="Header"><draw:custom-shape text:anchor-type="char" draw:z-index="57" draw:name="PowerPlusWaterMarkObject 9" draw:style-name="Mgr1" draw:text-style-name="MP1" svg:width="6.6925in" svg:height="1.5197in" draw:transform="rotate (0.785398163397448)"><text:p>Saim Talha</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Footer"/>
      </style:footer>
    </style:master-page>
    <style:master-page style:name="Landscape" style:page-layout-name="Mpm8" draw:style-name="Mdp1">
      <style:header>
        <text:p text:style-name="Header"><draw:custom-shape text:anchor-type="char" draw:z-index="58" draw:name="PowerPlusWaterMarkObject 10" draw:style-name="Mgr1" draw:text-style-name="MP1" svg:width="6.6925in" svg:height="1.5197in" draw:transform="rotate (0.785398163397448)"><text:p>Saim Talha</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11T13:45:27.652286681</meta:creation-date>
    <dc:date>2025-01-24T12:58:08.104229331</dc:date>
    <meta:editing-duration>PT14H30M22S</meta:editing-duration>
    <meta:editing-cycles>54</meta:editing-cycles>
    <meta:generator>LibreOffice/7.3.7.2$Linux_X86_64 LibreOffice_project/30$Build-2</meta:generator>
    <meta:document-statistic meta:table-count="0" meta:image-count="2" meta:object-count="0" meta:page-count="40" meta:paragraph-count="308" meta:word-count="3387" meta:character-count="33352" meta:non-whitespace-character-count="28695"/>
  </office:meta>
</office:document-meta>
</file>